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417cm" fo:min-width="2.167cm"/>
      <style:paragraph-properties style:writing-mode="lr-tb"/>
    </style:style>
    <style:style style:name="gr2" style:family="graphic" style:parent-style-name="standard">
      <style:graphic-properties draw:textarea-horizontal-align="justify" draw:textarea-vertical-align="middle" draw:auto-grow-height="false" fo:min-height="2.29cm" fo:min-width="2.294cm"/>
      <style:paragraph-properties style:writing-mode="lr-tb"/>
    </style:style>
    <style:style style:name="gr3" style:family="graphic" style:parent-style-name="standard">
      <style:graphic-properties draw:marker-end="Symmetric_20_Arrow" draw:textarea-horizontal-align="justify" draw:textarea-vertical-align="middle" draw:auto-grow-height="false" fo:min-height="4.449cm" fo:min-width="3.31cm"/>
      <style:paragraph-properties style:writing-mode="lr-tb"/>
    </style:style>
    <style:style style:name="gr4" style:family="graphic" style:parent-style-name="standard">
      <style:graphic-properties draw:textarea-horizontal-align="justify" draw:textarea-vertical-align="middle" draw:auto-grow-height="false" fo:min-height="1.656cm" fo:min-width="1.914cm"/>
      <style:paragraph-properties style:writing-mode="lr-tb"/>
    </style:style>
    <style:style style:name="gr5" style:family="graphic" style:parent-style-name="standard">
      <style:graphic-properties draw:textarea-horizontal-align="justify" draw:textarea-vertical-align="middle" draw:auto-grow-height="false" fo:min-height="1.783cm" fo:min-width="1.533cm"/>
      <style:paragraph-properties style:writing-mode="lr-tb"/>
    </style:style>
    <style:style style:name="gr6" style:family="graphic" style:parent-style-name="standard">
      <style:graphic-properties draw:marker-end="Arrow" draw:textarea-vertical-align="middle"/>
      <style:paragraph-properties style:writing-mode="lr-tb"/>
    </style:style>
    <style:style style:name="gr7" style:family="graphic" style:parent-style-name="standard">
      <style:graphic-properties draw:marker-end="Arrow" draw:textarea-vertical-align="middle"/>
    </style:style>
    <style:style style:name="gr8" style:family="graphic" style:parent-style-name="standard">
      <style:graphic-properties draw:marker-end="Arrow" draw:textarea-vertical-align="top"/>
      <style:paragraph-properties style:writing-mode="lr-tb"/>
    </style:style>
    <style:style style:name="gr9" style:family="graphic" style:parent-style-name="standard">
      <style:graphic-properties draw:stroke="none" svg:stroke-color="#000000" draw:fill="none" draw:fill-color="#ffffff" fo:min-height="0.239cm"/>
      <style:paragraph-properties style:writing-mode="lr-tb"/>
    </style:style>
    <style:style style:name="gr10" style:family="graphic" style:parent-style-name="standard">
      <style:graphic-properties draw:stroke="none" draw:fill="none" fo:min-height="0.239cm"/>
      <style:paragraph-properties style:writing-mode="lr-tb"/>
    </style:style>
    <style:style style:name="gr11" style:family="graphic" style:parent-style-name="standard">
      <style:graphic-properties draw:stroke="none" draw:fill="none" fo:min-height="0.276cm"/>
      <style:paragraph-properties style:writing-mode="lr-tb"/>
    </style:style>
    <style:style style:name="gr12" style:family="graphic" style:parent-style-name="standard">
      <style:graphic-properties draw:stroke="none" draw:fill="none" fo:min-height="0.24cm"/>
      <style:paragraph-properties style:writing-mode="lr-tb"/>
    </style:style>
    <style:style style:name="gr13" style:family="graphic" style:parent-style-name="standard">
      <style:graphic-properties draw:stroke="none" draw:fill="none" fo:min-height="0.477cm"/>
      <style:paragraph-properties style:writing-mode="lr-tb"/>
    </style:style>
    <style:style style:name="gr14" style:family="graphic" style:parent-style-name="objectwithoutfill">
      <style:graphic-properties draw:marker-end="Symmetric_20_Arrow" draw:marker-end-width="0.3cm" draw:fill="solid" draw:textarea-vertical-align="bottom"/>
      <style:paragraph-properties style:writing-mode="lr-tb"/>
    </style:style>
    <style:style style:name="gr15" style:family="graphic" style:parent-style-name="objectwithoutfill">
      <style:graphic-properties draw:marker-end="" draw:marker-end-width="0.3cm" draw:fill="solid" draw:opacity="50%" draw:textarea-vertical-align="middle"/>
    </style:style>
    <style:style style:name="gr16" style:family="graphic" style:parent-style-name="objectwithoutfill">
      <style:graphic-properties draw:marker-end="" draw:marker-end-width="0.3cm" draw:fill="solid" draw:opacity="50%" draw:textarea-vertical-align="bottom"/>
      <style:paragraph-properties style:writing-mode="lr-tb"/>
    </style:style>
    <style:style style:name="gr17" style:family="graphic" style:parent-style-name="standard">
      <style:graphic-properties draw:textarea-horizontal-align="justify" draw:textarea-vertical-align="middle" draw:auto-grow-height="false" fo:min-height="3.687cm" fo:min-width="0.643cm"/>
      <style:paragraph-properties style:writing-mode="lr-tb"/>
    </style:style>
    <style:style style:name="gr18" style:family="graphic" style:parent-style-name="objectwithoutfill">
      <style:graphic-properties draw:fill="solid" draw:textarea-vertical-align="middle"/>
    </style:style>
    <style:style style:name="gr19" style:family="graphic" style:parent-style-name="objectwithoutfill">
      <style:graphic-properties draw:marker-end="Symmetric_20_Arrow" draw:marker-end-width="0.3cm" draw:fill="solid" draw:textarea-vertical-align="middle"/>
    </style:style>
    <style:style style:name="gr20" style:family="graphic" style:parent-style-name="standard">
      <style:graphic-properties draw:textarea-horizontal-align="justify" draw:textarea-vertical-align="middle" draw:auto-grow-height="false" fo:min-height="0.47cm" fo:min-width="0.489cm"/>
      <style:paragraph-properties style:writing-mode="lr-tb"/>
    </style:style>
    <style:style style:name="gr21" style:family="graphic" style:parent-style-name="objectwithoutfill">
      <style:graphic-properties draw:marker-end="" draw:marker-end-width="0.3cm" draw:fill="solid" draw:textarea-vertical-align="middle"/>
    </style:style>
    <style:style style:name="gr22" style:family="graphic" style:parent-style-name="objectwithoutfill">
      <style:graphic-properties draw:marker-start="" draw:marker-end="" draw:marker-end-width="0.3cm" draw:fill="solid" draw:textarea-vertical-align="middle"/>
    </style:style>
    <style:style style:name="gr23" style:family="graphic" style:parent-style-name="standard">
      <style:graphic-properties draw:textarea-horizontal-align="justify" draw:textarea-vertical-align="middle" draw:auto-grow-height="false" fo:min-height="0.29cm" fo:min-width="0.489cm"/>
      <style:paragraph-properties style:writing-mode="lr-tb"/>
    </style:style>
    <style:style style:name="gr24" style:family="graphic" style:parent-style-name="objectwithoutfill">
      <style:graphic-properties draw:marker-end="Symmetric_20_Arrow" draw:marker-end-width="0.3cm" draw:fill="solid" draw:textarea-vertical-align="middle"/>
      <style:paragraph-properties style:writing-mode="lr-tb"/>
    </style:style>
    <style:style style:name="gr25" style:family="graphic" style:parent-style-name="standard">
      <style:graphic-properties draw:stroke="none" svg:stroke-color="#000000" draw:fill="none" draw:fill-color="#ffffff" fo:min-height="0.712cm"/>
      <style:paragraph-properties style:writing-mode="lr-tb"/>
    </style:style>
    <style:style style:name="gr26" style:family="graphic" style:parent-style-name="standard">
      <style:graphic-properties draw:textarea-horizontal-align="justify" draw:textarea-vertical-align="middle" draw:auto-grow-height="false" fo:min-height="0.509cm" fo:min-width="0.19cm"/>
      <style:paragraph-properties style:writing-mode="lr-tb"/>
    </style:style>
    <style:style style:name="gr27" style:family="graphic" style:parent-style-name="standard">
      <style:graphic-properties draw:marker-start="Symmetric_20_Arrow" draw:textarea-vertical-align="middle"/>
    </style:style>
    <style:style style:name="gr28" style:family="graphic" style:parent-style-name="standard">
      <style:graphic-properties draw:marker-start="Symmetric_20_Arrow" draw:marker-end="" draw:textarea-vertical-align="middle"/>
    </style:style>
    <style:style style:name="gr29" style:family="graphic" style:parent-style-name="standard">
      <style:graphic-properties draw:textarea-horizontal-align="justify" draw:textarea-vertical-align="middle" draw:auto-grow-height="false" fo:min-height="2.417cm" fo:min-width="2.167cm"/>
    </style:style>
    <style:style style:name="gr30" style:family="graphic" style:parent-style-name="standard">
      <style:graphic-properties draw:stroke="none" draw:fill="solid" draw:fill-color="#000000" draw:textarea-horizontal-align="justify" draw:textarea-vertical-align="middle" draw:auto-grow-height="false" fo:min-height="2.417cm" fo:min-width="2.167cm" draw:shadow="hidden"/>
    </style:style>
    <style:style style:name="gr31" style:family="graphic" style:parent-style-name="standard">
      <style:graphic-properties draw:textarea-horizontal-align="justify" draw:textarea-vertical-align="middle" draw:auto-grow-height="false" fo:min-height="2.29cm" fo:min-width="2.294cm"/>
    </style:style>
    <style:style style:name="gr32" style:family="graphic" style:parent-style-name="standard">
      <style:graphic-properties draw:stroke="none" draw:fill="solid" draw:fill-color="#000000" draw:textarea-horizontal-align="justify" draw:textarea-vertical-align="middle" draw:auto-grow-height="false" fo:min-height="2.29cm" fo:min-width="2.294cm" draw:shadow="hidden"/>
    </style:style>
    <style:style style:name="gr33" style:family="graphic" style:parent-style-name="standard">
      <style:graphic-properties draw:marker-end="Symmetric_20_Arrow" draw:textarea-horizontal-align="justify" draw:textarea-vertical-align="middle" draw:auto-grow-height="false" fo:min-height="4.449cm" fo:min-width="3.31cm"/>
    </style:style>
    <style:style style:name="gr34" style:family="graphic" style:parent-style-name="standard">
      <style:graphic-properties draw:stroke="none" draw:marker-end="Symmetric_20_Arrow" draw:fill="solid" draw:fill-color="#000000" draw:textarea-horizontal-align="justify" draw:textarea-vertical-align="middle" draw:auto-grow-height="false" fo:min-height="4.449cm" fo:min-width="3.31cm" draw:shadow="hidden"/>
    </style:style>
    <style:style style:name="gr35" style:family="graphic" style:parent-style-name="standard">
      <style:graphic-properties draw:textarea-horizontal-align="justify" draw:textarea-vertical-align="middle" draw:auto-grow-height="false" fo:min-height="1.656cm" fo:min-width="1.914cm" draw:shadow="hidden"/>
    </style:style>
    <style:style style:name="gr36" style:family="graphic" style:parent-style-name="standard">
      <style:graphic-properties draw:stroke="none" draw:fill="solid" draw:fill-color="#000000" draw:textarea-horizontal-align="justify" draw:textarea-vertical-align="middle" draw:auto-grow-height="false" fo:min-height="1.656cm" fo:min-width="1.914cm" draw:shadow="hidden"/>
    </style:style>
    <style:style style:name="gr37" style:family="graphic" style:parent-style-name="standard">
      <style:graphic-properties draw:textarea-horizontal-align="justify" draw:textarea-vertical-align="middle" draw:auto-grow-height="false" fo:min-height="1.783cm" fo:min-width="1.533cm" draw:shadow="hidden"/>
    </style:style>
    <style:style style:name="gr38" style:family="graphic" style:parent-style-name="standard">
      <style:graphic-properties draw:stroke="none" draw:fill="solid" draw:fill-color="#000000" draw:textarea-horizontal-align="justify" draw:textarea-vertical-align="middle" draw:auto-grow-height="false" fo:min-height="1.783cm" fo:min-width="1.533cm" draw:shadow="hidden"/>
    </style:style>
    <style:style style:name="gr39" style:family="graphic" style:parent-style-name="standard">
      <style:graphic-properties draw:marker-end="Arrow" draw:textarea-vertical-align="bottom"/>
      <style:paragraph-properties style:writing-mode="lr-tb"/>
    </style:style>
    <style:style style:name="gr40" style:family="graphic" style:parent-style-name="standard">
      <style:graphic-properties draw:stroke="none" svg:stroke-color="#000000" draw:fill="solid" draw:fill-color="#000000" draw:textarea-horizontal-align="center" draw:textarea-vertical-align="middle" fo:min-height="0.004cm" draw:shadow="hidden"/>
    </style:style>
    <style:style style:name="gr41" style:family="graphic" style:parent-style-name="standard">
      <style:graphic-properties draw:stroke="none" draw:fill="solid" draw:fill-color="#000000" draw:textarea-horizontal-align="center" draw:textarea-vertical-align="middle" fo:min-height="0cm" draw:shadow="hidden"/>
    </style:style>
    <style:style style:name="gr42" style:family="graphic" style:parent-style-name="standard">
      <style:graphic-properties draw:stroke="none" draw:fill="solid" draw:fill-color="#000000" draw:textarea-horizontal-align="center" draw:textarea-vertical-align="middle" fo:min-height="0.276cm" draw:shadow="hidden"/>
    </style:style>
    <style:style style:name="gr43" style:family="graphic" style:parent-style-name="standard">
      <style:graphic-properties draw:stroke="none" draw:fill="solid" draw:fill-color="#000000" draw:textarea-horizontal-align="center" draw:textarea-vertical-align="middle" fo:min-height="0.24cm" draw:shadow="hidden"/>
    </style:style>
    <style:style style:name="gr44" style:family="graphic" style:parent-style-name="standard">
      <style:graphic-properties draw:stroke="none" draw:fill="solid" draw:fill-color="#000000" draw:textarea-horizontal-align="center" draw:textarea-vertical-align="middle" fo:min-height="0.113cm" draw:shadow="hidden"/>
    </style:style>
    <style:style style:name="gr45" style:family="graphic" style:parent-style-name="standard">
      <style:graphic-properties draw:stroke="none" draw:fill="solid" draw:fill-color="#000000" draw:textarea-horizontal-align="center" draw:textarea-vertical-align="middle" fo:min-height="0.023cm" draw:shadow="hidden"/>
    </style:style>
    <style:style style:name="gr46" style:family="graphic" style:parent-style-name="standard">
      <style:graphic-properties draw:stroke="none" draw:fill="solid" draw:fill-color="#000000" draw:textarea-horizontal-align="center" draw:textarea-vertical-align="middle" fo:min-height="0.477cm" draw:shadow="hidden"/>
    </style:style>
    <style:style style:name="gr47" style:family="graphic" style:parent-style-name="objectwithoutfill">
      <style:graphic-properties draw:marker-end="Symmetric_20_Arrow" draw:marker-end-width="0.3cm" draw:fill="solid" draw:textarea-horizontal-align="center" draw:textarea-vertical-align="middle"/>
    </style:style>
    <style:style style:name="gr48" style:family="graphic" style:parent-style-name="standard">
      <style:graphic-properties draw:textarea-horizontal-align="justify" draw:textarea-vertical-align="middle" draw:auto-grow-height="false" fo:min-height="0.199cm" fo:min-width="0.669cm"/>
      <style:paragraph-properties style:writing-mode="lr-tb"/>
    </style:style>
    <style:style style:name="gr49" style:family="graphic" style:parent-style-name="standard">
      <style:graphic-properties draw:marker-end="Symmetric_20_Arrow" draw:textarea-vertical-align="middle"/>
    </style:style>
    <style:style style:name="gr50" style:family="graphic" style:parent-style-name="standard">
      <style:graphic-properties draw:stroke="none" draw:stroke-dash="Long_20_Dash" svg:stroke-color="#000000" draw:fill="solid" draw:fill-color="#000000" draw:textarea-horizontal-align="center" draw:textarea-vertical-align="middle" fo:min-height="0.477cm" draw:shadow="hidden"/>
    </style:style>
    <style:style style:name="gr51" style:family="graphic" style:parent-style-name="standard">
      <style:graphic-properties draw:textarea-horizontal-align="justify" draw:textarea-vertical-align="middle" draw:auto-grow-height="false" fo:min-height="0.306cm" fo:min-width="0.008cm" draw:shadow="hidden"/>
    </style:style>
    <style:style style:name="gr52" style:family="graphic" style:parent-style-name="standard">
      <style:graphic-properties draw:stroke="none" draw:fill="solid" draw:fill-color="#000000" draw:textarea-horizontal-align="justify" draw:textarea-vertical-align="middle" draw:auto-grow-height="false" fo:min-height="0.306cm" fo:min-width="0.008cm" draw:shadow="hidden"/>
    </style:style>
    <style:style style:name="gr53" style:family="graphic" style:parent-style-name="standard">
      <style:graphic-properties draw:textarea-horizontal-align="justify" draw:textarea-vertical-align="middle" draw:auto-grow-height="false" fo:min-height="1.291cm" fo:min-width="0.533cm" draw:shadow="hidden"/>
    </style:style>
    <style:style style:name="gr54" style:family="graphic" style:parent-style-name="standard">
      <style:graphic-properties draw:stroke="none" draw:fill="solid" draw:fill-color="#000000" draw:textarea-horizontal-align="justify" draw:textarea-vertical-align="middle" draw:auto-grow-height="false" fo:min-height="1.291cm" fo:min-width="0.533cm" draw:shadow="hidden"/>
    </style:style>
    <style:style style:name="gr55" style:family="graphic" style:parent-style-name="standard">
      <style:graphic-properties draw:stroke="none" svg:stroke-color="#000000" draw:fill="solid" draw:fill-color="#000000" draw:textarea-horizontal-align="center" draw:textarea-vertical-align="middle" fo:min-height="0.023cm" draw:shadow="hidden"/>
    </style:style>
    <style:style style:name="gr56" style:family="graphic" style:parent-style-name="standard">
      <style:graphic-properties draw:stroke="none" svg:stroke-color="#000000" draw:fill="solid" draw:fill-color="#000000" draw:textarea-horizontal-align="center" draw:textarea-vertical-align="middle" fo:min-height="0.239cm" draw:shadow="hidden"/>
    </style:style>
    <style:style style:name="gr57" style:family="graphic" style:parent-style-name="objectwithoutfill">
      <style:graphic-properties draw:marker-end="Arrow" draw:marker-end-width="0.3cm" draw:fill="solid" draw:textarea-vertical-align="middle"/>
    </style:style>
    <style:style style:name="gr58" style:family="graphic" style:parent-style-name="objectwithoutfill">
      <style:graphic-properties draw:marker-end="" draw:marker-end-width="0.3cm" draw:fill="solid" draw:textarea-vertical-align="bottom"/>
    </style:style>
    <style:style style:name="P1" style:family="paragraph">
      <style:paragraph-properties fo:text-align="center" style:writing-mode="lr-tb"/>
      <style:text-properties fo:font-size="10pt" style:font-size-asian="10pt" style:font-size-complex="10pt"/>
    </style:style>
    <style:style style:name="P2" style:family="paragraph">
      <style:paragraph-properties fo:text-align="center" style:writing-mode="lr-tb"/>
      <style:text-properties fo:font-size="13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writing-mode="lr-tb"/>
      <style:text-properties fo:font-size="10pt" style:font-size-asian="10pt" style:font-size-complex="10pt"/>
    </style:style>
    <style:style style:name="P6" style:family="paragraph">
      <loext:graphic-properties draw:fill="none" draw:fill-color="#ffffff"/>
      <style:paragraph-properties style:writing-mode="lr-tb"/>
      <style:text-properties fo:font-size="6pt" style:font-size-asian="6pt" style:font-size-complex="6pt"/>
    </style:style>
    <style:style style:name="P7" style:family="paragraph">
      <loext:graphic-properties draw:fill="none"/>
      <style:paragraph-properties style:writing-mode="lr-tb"/>
      <style:text-properties fo:font-size="6pt" style:font-size-asian="6pt" style:font-size-complex="6pt"/>
    </style:style>
    <style:style style:name="P8" style:family="paragraph">
      <loext:graphic-properties draw:fill="none"/>
      <style:paragraph-properties style:writing-mode="lr-tb"/>
    </style:style>
    <style:style style:name="P9" style:family="paragraph">
      <loext:graphic-properties draw:fill="none"/>
      <style:paragraph-properties style:writing-mode="lr-tb"/>
      <style:text-properties fo:font-size="6pt"/>
    </style:style>
    <style:style style:name="P10" style:family="paragraph">
      <style:paragraph-properties fo:text-align="start" style:writing-mode="lr-tb"/>
    </style:style>
    <style:style style:name="P11" style:family="paragraph">
      <loext:graphic-properties draw:fill="solid"/>
      <style:paragraph-properties fo:text-align="start" style:writing-mode="lr-tb"/>
      <style:text-properties fo:font-size="10pt" style:font-size-asian="10pt" style:font-size-complex="10pt"/>
    </style:style>
    <style:style style:name="P12" style:family="paragraph">
      <loext:graphic-properties draw:fill="solid" draw:opacity="50%"/>
      <style:paragraph-properties fo:text-align="center"/>
      <style:text-properties fo:font-size="6pt"/>
    </style:style>
    <style:style style:name="P13" style:family="paragraph">
      <style:paragraph-properties fo:margin-left="0cm" fo:margin-right="0cm" fo:text-align="start" fo:text-indent="0cm"/>
    </style:style>
    <style:style style:name="P14" style:family="paragraph">
      <loext:graphic-properties draw:fill="solid" draw:opacity="50%"/>
      <style:paragraph-properties fo:margin-left="0cm" fo:margin-right="0cm" fo:text-align="start" fo:text-indent="0cm" style:writing-mode="lr-tb"/>
      <style:text-properties fo:font-size="6pt" style:font-size-asian="10pt" style:font-size-complex="10pt"/>
    </style:style>
    <style:style style:name="P15" style:family="paragraph">
      <loext:graphic-properties draw:fill="solid" draw:opacity="50%"/>
      <style:paragraph-properties fo:text-align="start" style:writing-mode="lr-tb"/>
      <style:text-properties fo:font-size="6pt" style:font-size-asian="10pt" style:font-size-complex="10pt"/>
    </style:style>
    <style:style style:name="P16" style:family="paragraph">
      <style:paragraph-properties fo:text-align="center" style:writing-mode="lr-tb"/>
      <style:text-properties fo:font-size="7pt" style:font-size-asian="7pt" style:font-size-complex="7pt"/>
    </style:style>
    <style:style style:name="P17" style:family="paragraph">
      <loext:graphic-properties draw:fill="solid"/>
      <style:paragraph-properties fo:text-align="center"/>
    </style:style>
    <style:style style:name="P18" style:family="paragraph">
      <style:paragraph-properties fo:text-align="center" style:writing-mode="lr-tb"/>
      <style:text-properties fo:font-size="6pt" style:font-size-asian="6pt" style:font-size-complex="6pt"/>
    </style:style>
    <style:style style:name="P19" style:family="paragraph">
      <style:paragraph-properties fo:text-align="center" style:writing-mode="lr-tb"/>
    </style:style>
    <style:style style:name="P20" style:family="paragraph">
      <loext:graphic-properties draw:fill="solid"/>
      <style:paragraph-properties fo:text-align="center" style:writing-mode="lr-tb"/>
      <style:text-properties fo:font-size="10pt" style:font-size-asian="10pt" style:font-size-complex="10pt"/>
    </style:style>
    <style:style style:name="P21" style:family="paragraph">
      <loext:graphic-properties draw:fill="none" draw:fill-color="#ffffff"/>
      <style:paragraph-properties style:writing-mode="lr-tb"/>
    </style:style>
    <style:style style:name="P22" style:family="paragraph">
      <style:paragraph-properties fo:text-align="center"/>
      <style:text-properties fo:font-size="10pt" style:font-size-asian="10pt" style:font-size-complex="10pt"/>
    </style:style>
    <style:style style:name="P23" style:family="paragraph">
      <loext:graphic-properties draw:fill="solid" draw:fill-color="#000000"/>
      <style:paragraph-properties fo:text-align="center" style:writing-mode="lr-tb"/>
      <style:text-properties fo:font-size="10pt" style:font-size-asian="10pt" style:font-size-complex="10pt"/>
    </style:style>
    <style:style style:name="P24" style:family="paragraph">
      <style:paragraph-properties fo:text-align="center"/>
      <style:text-properties fo:font-size="13pt"/>
    </style:style>
    <style:style style:name="P25" style:family="paragraph">
      <loext:graphic-properties draw:fill="solid" draw:fill-color="#000000"/>
      <style:paragraph-properties fo:text-align="center" style:writing-mode="lr-tb"/>
      <style:text-properties fo:font-size="13pt"/>
    </style:style>
    <style:style style:name="P26" style:family="paragraph">
      <loext:graphic-properties draw:fill="solid" draw:fill-color="#000000"/>
      <style:paragraph-properties fo:text-align="center" style:writing-mode="lr-tb"/>
      <style:text-properties fo:font-size="6pt" style:font-size-asian="6pt" style:font-size-complex="6pt"/>
    </style:style>
    <style:style style:name="P27" style:family="paragraph">
      <loext:graphic-properties draw:fill="solid" draw:fill-color="#000000"/>
      <style:paragraph-properties fo:text-align="center" style:writing-mode="lr-tb"/>
    </style:style>
    <style:style style:name="P28" style:family="paragraph">
      <style:paragraph-properties fo:text-align="center"/>
      <style:text-properties fo:font-size="6pt" style:font-size-asian="6pt" style:font-size-complex="6pt"/>
    </style:style>
    <style:style style:name="P29" style:family="paragraph">
      <loext:graphic-properties draw:fill="solid"/>
      <style:paragraph-properties fo:text-align="center" style:writing-mode="lr-tb"/>
    </style:style>
    <style:style style:name="T1" style:family="text">
      <style:text-properties fo:font-size="10pt" style:font-size-asian="10pt" style:font-size-complex="10pt"/>
    </style:style>
    <style:style style:name="T2" style:family="text">
      <style:text-properties fo:font-size="13pt"/>
    </style:style>
    <style:style style:name="T3" style:family="text">
      <style:text-properties fo:font-size="6pt" style:font-size-asian="6pt" style:font-size-complex="6pt"/>
    </style:style>
    <style:style style:name="T4" style:family="text">
      <style:text-properties fo:font-size="6pt" style:font-size-asian="10pt" style:font-size-complex="10pt"/>
    </style:style>
    <style:style style:name="T5"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667cm" svg:height="2.667cm" svg:x="1.748cm" svg:y="10.222cm">
          <text:p text:style-name="P1"><text:span text:style-name="T1">p</text:span><text:span text:style-name="T1">c</text:span></text:p>
          <draw:enhanced-geometry svg:viewBox="0 0 21600 21600" draw:type="rectangle" draw:enhanced-path="M 0 0 L 21600 0 21600 21600 0 21600 0 0 Z N"/>
        </draw:custom-shape>
        <draw:custom-shape draw:style-name="gr2" draw:text-style-name="P1" xml:id="id2" draw:id="id2" draw:layer="layout" svg:width="2.794cm" svg:height="2.54cm" svg:x="6.334cm" svg:y="10.271cm">
          <text:p text:style-name="P1"><text:span text:style-name="T1">Mem</text:span></text:p>
          <draw:enhanced-geometry svg:viewBox="0 0 21600 21600" draw:type="rectangle" draw:enhanced-path="M 0 0 L 21600 0 21600 21600 0 21600 0 0 Z N"/>
        </draw:custom-shape>
        <draw:custom-shape draw:style-name="gr3" draw:text-style-name="P1" draw:layer="layout" svg:width="3.81cm" svg:height="4.699cm" svg:x="16.124cm" svg:y="8.729cm">
          <text:p text:style-name="P1"><text:span text:style-name="T1">Regist</text:span><text:span text:style-name="T1">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7cm">
          <text:p text:style-name="P2"><text:span text:style-name="T2"><text:s text:c="5"/></text:span><text:span text:style-name="T2">AL</text:span><text:span text:style-name="T2">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4" draw:id="id4" draw:layer="layout" svg:width="2.032cm" svg:height="2.032cm" svg:x="6.588cm" svg:y="5.191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3" draw:id="id3" draw:layer="layout" svg:x1="4.415cm" svg:y1="11.555cm" svg:x2="6.334cm" svg:y2="11.541cm" draw:start-shape="id1" draw:start-glue-point="1" draw:end-shape="id2" draw:end-glue-point="3" svg:d="M4415 11555h959v-14h960" svg:viewBox="0 0 1920 15">
          <text:p text:style-name="P3"><text:span text:style-name="T1">w</text:span><text:span text:style-name="T1">2</text:span></text:p>
        </draw:connector>
        <draw:connector draw:style-name="gr7" draw:text-style-name="P3" draw:layer="layout" svg:x1="5.374cm" svg:y1="11.548cm" svg:x2="6.842cm" svg:y2="5.572cm" draw:start-shape="id3" draw:start-glue-point="0" draw:end-shape="id4" draw:end-glue-point="4" svg:d="M5374 11548v-5976h1468" svg:viewBox="0 0 1469 5977">
          <text:p/>
        </draw:connector>
        <draw:connector draw:style-name="gr8" draw:text-style-name="P5" draw:layer="layout" draw:line-skew="0cm -4.191cm" svg:x1="8.62cm" svg:y1="6.207cm" svg:x2="1.748cm" svg:y2="11.555cm" draw:start-shape="id4" draw:start-glue-point="1" draw:end-shape="id1" draw:end-glue-point="3" svg:d="M8620 6207h502v-1675h-7876v7023h502" svg:viewBox="0 0 7877 7024">
          <text:p text:style-name="P4"><text:span text:style-name="T1">w</text:span><text:span text:style-name="T1">1</text:span></text:p>
        </draw:connector>
        <draw:frame draw:style-name="gr9" draw:text-style-name="P6" draw:layer="layout" svg:width="1.397cm" svg:height="0.489cm" svg:x="1.621cm" svg:y="11.365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draw:layer="layout" svg:width="0.874cm" svg:height="0.489cm" svg:x="2.652cm" svg:y="12.508cm">
          <draw:text-box>
            <text:p><text:span text:style-name="T3">c</text:span><text:span text:style-name="T3">l</text:span><text:span text:style-name="T3">k</text:span></text:p>
          </draw:text-box>
        </draw:frame>
        <draw:frame draw:style-name="gr11" draw:text-style-name="P7" draw:layer="layout" svg:width="1.412cm" svg:height="0.526cm" svg:x="3.384cm" svg:y="11.347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7cm">
          <draw:text-box>
            <text:p><text:span text:style-name="T3">a</text:span><text:span text:style-name="T3">d</text:span><text:span text:style-name="T3">r</text:span></text:p>
          </draw:text-box>
        </draw:frame>
        <draw:frame draw:style-name="gr10" draw:text-style-name="P7" draw:layer="layout" svg:width="1.573cm" svg:height="0.489cm" svg:x="6.196cm" svg:y="12.335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1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cm">
          <draw:text-box>
            <text:p><text:span text:style-name="T3">c</text:span><text:span text:style-name="T3">l</text:span><text:span text:style-name="T3">k</text:span></text:p>
          </draw:text-box>
        </draw:frame>
        <draw:frame draw:style-name="gr13" draw:text-style-name="P8" draw:layer="layout" svg:width="1.484cm" svg:height="0.727cm" svg:x="8.366cm" svg:y="11.16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18cm">
          <draw:text-box>
            <text:p><text:span text:style-name="T3">i</text:span><text:span text:style-name="T3">n</text:span><text:span text:style-name="T3">A</text:span></text:p>
          </draw:text-box>
        </draw:frame>
        <draw:frame draw:style-name="gr12" draw:text-style-name="P8" draw:layer="layout" svg:width="0.807cm" svg:height="0.49cm" svg:x="6.715cm" svg:y="6.588cm">
          <draw:text-box>
            <text:p><text:span text:style-name="T3">i</text:span><text:span text:style-name="T3">n</text:span><text:span text:style-name="T3">B</text:span></text:p>
          </draw:text-box>
        </draw:frame>
        <draw:frame draw:style-name="gr12" draw:text-style-name="P8" draw:layer="layout" svg:width="0.807cm" svg:height="0.49cm" svg:x="8.067cm" svg:y="5.953cm">
          <draw:text-box>
            <text:p><text:span text:style-name="T3">o</text:span><text:span text:style-name="T3">u</text:span><text:span text:style-name="T3">t</text:span></text:p>
          </draw:text-box>
        </draw:frame>
        <draw:line draw:style-name="gr14" draw:text-style-name="P11" draw:layer="layout" svg:x1="5.953cm" svg:y1="6.842cm" svg:x2="6.969cm" svg:y2="6.842cm">
          <text:p text:style-name="P10"><text:span text:style-name="T1">1</text:span></text:p>
        </draw:line>
        <draw:line draw:style-name="gr15" draw:text-style-name="P12" draw:layer="layout" svg:x1="12.43cm" svg:y1="13.192cm" svg:x2="12.43cm" svg:y2="9.763cm">
          <text:p/>
        </draw:line>
        <draw:line draw:style-name="gr16" draw:text-style-name="P14" draw:layer="layout" svg:x1="12.43cm" svg:y1="9.788cm" svg:x2="13.7cm" svg:y2="9.763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79cm" svg:x2="13.827cm" svg:y2="10.779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1cm" svg:x2="13.954cm" svg:y2="11.541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3cm" svg:x2="14.081cm" svg:y2="12.303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2cm" svg:x2="14.081cm" svg:y2="13.192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7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1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4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3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9.999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7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521cm" svg:y="13.047cm">
          <draw:text-box>
            <text:p><text:span text:style-name="T3">c</text:span><text:span text:style-name="T3">l</text:span><text:span text:style-name="T3">k</text:span></text:p>
          </draw:text-box>
        </draw:frame>
        <draw:custom-shape draw:style-name="gr17" draw:text-style-name="P16" xml:id="id5" draw:id="id5" draw:layer="layout" svg:width="1.143cm" svg:height="3.937cm" svg:x="10.144cm" svg:y="9.509cm">
          <text:p text:style-name="P16"><text:span text:style-name="T5">Instructi</text:span><text:span text:style-name="T5">on </text:span></text:p>
          <text:p text:style-name="P16"><text:span text:style-name="T5">register</text:span></text:p>
          <draw:enhanced-geometry svg:viewBox="0 0 21600 21600" draw:type="rectangle" draw:enhanced-path="M 0 0 L 21600 0 21600 21600 0 21600 0 0 Z N"/>
        </draw:custom-shape>
        <draw:connector draw:style-name="gr7" draw:text-style-name="P3" draw:layer="layout" svg:x1="9.128cm" svg:y1="11.541cm" svg:x2="10.144cm" svg:y2="11.477cm" draw:start-shape="id2" draw:end-shape="id5" svg:d="M9128 11541h506v-64h510" svg:viewBox="0 0 1017 65">
          <text:p/>
        </draw:connector>
        <draw:line draw:style-name="gr18" draw:text-style-name="P17" draw:layer="layout" svg:x1="11.287cm" svg:y1="11.541cm" svg:x2="12.557cm" svg:y2="11.541cm">
          <text:p/>
        </draw:line>
        <draw:frame draw:style-name="gr12" draw:text-style-name="P8" draw:layer="layout" svg:width="0.76cm" svg:height="0.49cm" svg:x="10.273cm" svg:y="13.083cm">
          <draw:text-box>
            <text:p><text:span text:style-name="T3">c</text:span><text:span text:style-name="T3">l</text:span><text:span text:style-name="T3">k</text:span></text:p>
          </draw:text-box>
        </draw:frame>
        <draw:line draw:style-name="gr19" draw:text-style-name="P17" draw:layer="layout" svg:x1="13.954cm" svg:y1="11.541cm" svg:x2="16.113cm" svg:y2="9.255cm">
          <text:p/>
        </draw:line>
        <draw:line draw:style-name="gr19" draw:text-style-name="P17" draw:layer="layout" svg:x1="14.081cm" svg:y1="12.303cm" svg:x2="16.113cm" svg:y2="9.636cm">
          <text:p/>
        </draw:line>
        <draw:line draw:style-name="gr19" draw:text-style-name="P17" draw:layer="layout" svg:x1="13.827cm" svg:y1="10.779cm" svg:x2="16.24cm" svg:y2="10.271cm">
          <text:p/>
        </draw:line>
        <draw:frame draw:style-name="gr9" draw:text-style-name="P6" draw:layer="layout" svg:width="0.889cm" svg:height="0.489cm" svg:x="23.479cm" svg:y="9.89cm">
          <draw:text-box>
            <text:p><text:span text:style-name="T3">o</text:span><text:span text:style-name="T3">p</text:span></text:p>
          </draw:text-box>
        </draw:frame>
        <draw:frame draw:style-name="gr13" draw:text-style-name="P8" draw:layer="layout" svg:width="0.993cm" svg:height="0.727cm" svg:x="23.248cm" svg:y="10.271cm">
          <draw:text-box>
            <text:p><text:span text:style-name="T3">i</text:span><text:span text:style-name="T3">n</text:span><text:span text:style-name="T3">A</text:span></text:p>
          </draw:text-box>
        </draw:frame>
        <draw:frame draw:style-name="gr12" draw:text-style-name="P8" draw:layer="layout" svg:width="0.807cm" svg:height="0.49cm" svg:x="23.307cm" svg:y="11.178cm">
          <draw:text-box>
            <text:p><text:span text:style-name="T3">i</text:span><text:span text:style-name="T3">n</text:span><text:span text:style-name="T3">B</text:span></text:p>
          </draw:text-box>
        </draw:frame>
        <draw:frame draw:style-name="gr12" draw:text-style-name="P8" draw:layer="layout" svg:width="0.798cm" svg:height="0.49cm" svg:x="24.586cm" svg:y="10.779cm">
          <draw:text-box>
            <text:p><text:span text:style-name="T3">o</text:span><text:span text:style-name="T3">u</text:span><text:span text:style-name="T3">t</text:span></text:p>
          </draw:text-box>
        </draw:frame>
        <draw:custom-shape draw:style-name="gr20" draw:text-style-name="P1" draw:layer="layout" svg:width="1.397cm" svg:height="1.016cm" svg:x="13.573cm" svg:y="6.08cm">
          <text:p text:style-name="P1"><text:span text:style-name="T1">co</text:span><text:span text:style-name="T1">nt</text:span><text:span text:style-name="T1">r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716cm" svg:y1="9.763cm" svg:x2="14.335cm" svg:y2="6.969cm">
          <text:p/>
        </draw:line>
        <draw:line draw:style-name="gr19" draw:text-style-name="P17" draw:layer="layout" svg:x1="14.97cm" svg:y1="6.588cm" svg:x2="23.86cm" svg:y2="10.017cm">
          <text:p/>
        </draw:line>
        <draw:line draw:style-name="gr21" draw:text-style-name="P17" draw:layer="layout" svg:x1="25.257cm" svg:y1="11.033cm" svg:x2="25.257cm" svg:y2="14.716cm">
          <text:p/>
        </draw:line>
        <draw:line draw:style-name="gr22" draw:text-style-name="P17" draw:layer="layout" svg:x1="25.257cm" svg:y1="14.716cm" svg:x2="6.715cm" svg:y2="14.716cm">
          <text:p/>
        </draw:line>
        <draw:line draw:style-name="gr21" draw:text-style-name="P17" draw:layer="layout" svg:x1="15.605cm" svg:y1="14.716cm" svg:x2="15.605cm" svg:y2="12.811cm">
          <text:p/>
        </draw:line>
        <draw:line draw:style-name="gr19" draw:text-style-name="P17" draw:layer="layout" svg:x1="6.715cm" svg:y1="14.716cm" svg:x2="6.715cm" svg:y2="12.811cm">
          <text:p/>
        </draw:line>
        <draw:line draw:style-name="gr19" draw:text-style-name="P17" draw:layer="layout" svg:x1="15.605cm" svg:y1="12.811cm" svg:x2="16.24cm" svg:y2="12.811cm">
          <text:p/>
        </draw:line>
        <draw:line draw:style-name="gr19" draw:text-style-name="P17" draw:layer="layout" svg:x1="19.923cm" svg:y1="9.636cm" svg:x2="23.479cm" svg:y2="10.525cm">
          <text:p/>
        </draw:line>
        <draw:line draw:style-name="gr19" draw:text-style-name="P17" draw:layer="layout" svg:x1="19.796cm" svg:y1="10.271cm" svg:x2="23.479cm" svg:y2="11.414cm">
          <text:p/>
        </draw:line>
        <draw:line draw:style-name="gr19" draw:text-style-name="P17" draw:layer="layout" svg:x1="14.716cm" svg:y1="6.969cm" svg:x2="18.018cm" svg:y2="8.747cm">
          <text:p/>
        </draw:line>
        <draw:line draw:style-name="gr21" draw:text-style-name="P17" draw:layer="layout" svg:x1="14.081cm" svg:y1="13.192cm" svg:x2="14.081cm" svg:y2="15.859cm">
          <text:p/>
        </draw:line>
        <draw:custom-shape draw:style-name="gr23" draw:text-style-name="P18" draw:layer="layout" svg:width="1.397cm" svg:height="0.762cm" svg:x="14.589cm" svg:y="15.478cm">
          <text:p text:style-name="P18"><text:span text:style-name="T3">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081cm" svg:y1="15.859cm" svg:x2="14.589cm" svg:y2="15.859cm">
          <text:p/>
        </draw:line>
        <draw:line draw:style-name="gr21" draw:text-style-name="P17" draw:layer="layout" svg:x1="15.986cm" svg:y1="15.859cm" svg:x2="22.209cm" svg:y2="15.859cm">
          <text:p/>
        </draw:line>
        <draw:line draw:style-name="gr19" draw:text-style-name="P17" draw:layer="layout" svg:x1="22.209cm" svg:y1="15.859cm" svg:x2="22.209cm" svg:y2="11.414cm">
          <text:p/>
        </draw:line>
      </draw:page>
      <draw:page draw:name="page2" draw:style-name="dp1" draw:master-page-name="Default">
        <draw:custom-shape draw:style-name="gr1" draw:text-style-name="P1" xml:id="id6" draw:id="id6" draw:layer="layout" svg:width="2.667cm" svg:height="2.667cm" svg:x="1.748cm" svg:y="10.223cm">
          <text:p text:style-name="P1"><text:span text:style-name="T1">pc</text:span></text:p>
          <draw:enhanced-geometry svg:viewBox="0 0 21600 21600" draw:type="rectangle" draw:enhanced-path="M 0 0 L 21600 0 21600 21600 0 21600 0 0 Z N"/>
        </draw:custom-shape>
        <draw:custom-shape draw:style-name="gr2" draw:text-style-name="P1" xml:id="id7" draw:id="id7" draw:layer="layout" svg:width="2.794cm" svg:height="2.54cm" svg:x="6.334cm" svg:y="10.272cm">
          <text:p text:style-name="P1"><text:span text:style-name="T1">Mem</text:span></text:p>
          <draw:enhanced-geometry svg:viewBox="0 0 21600 21600" draw:type="rectangle" draw:enhanced-path="M 0 0 L 21600 0 21600 21600 0 21600 0 0 Z N"/>
        </draw:custom-shape>
        <draw:custom-shape draw:style-name="gr3" draw:text-style-name="P1" xml:id="id13" draw:id="id13" draw:layer="layout" svg:width="3.81cm" svg:height="4.699cm" svg:x="16.124cm" svg:y="8.73cm">
          <text:p text:style-name="P1"><text:span text:style-name="T1">Regist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8cm">
          <text:p text:style-name="P2"><text:span text:style-name="T2"><text:s text:c="5"/></text:span><text:span text:style-name="T2">AL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9" draw:id="id9" draw:layer="layout" svg:width="2.032cm" svg:height="2.032cm" svg:x="6.588cm" svg:y="5.192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8" draw:id="id8" draw:layer="layout" svg:x1="4.415cm" svg:y1="11.556cm" svg:x2="6.334cm" svg:y2="11.542cm" draw:start-shape="id6" draw:start-glue-point="1" draw:end-shape="id7" draw:end-glue-point="3" svg:d="M4415 11556h959v-14h960" svg:viewBox="0 0 1920 15">
          <text:p text:style-name="P3"><text:span text:style-name="T1">w</text:span><text:span text:style-name="T1">2</text:span></text:p>
        </draw:connector>
        <draw:connector draw:style-name="gr7" draw:text-style-name="P3" draw:layer="layout" svg:x1="5.374cm" svg:y1="11.549cm" svg:x2="6.842cm" svg:y2="5.573cm" draw:start-shape="id8" draw:start-glue-point="0" draw:end-shape="id9" draw:end-glue-point="4" svg:d="M5374 11549v-5976h1468" svg:viewBox="0 0 1469 5977">
          <text:p/>
        </draw:connector>
        <draw:connector draw:style-name="gr8" draw:text-style-name="P5" draw:layer="layout" draw:line-skew="0cm -4.191cm" svg:x1="8.62cm" svg:y1="6.208cm" svg:x2="1.748cm" svg:y2="11.556cm" draw:start-shape="id9" draw:start-glue-point="1" draw:end-shape="id6" draw:end-glue-point="3" svg:d="M8620 6208h502v-1675h-7876v7023h502" svg:viewBox="0 0 7877 7024">
          <text:p text:style-name="P4"><text:span text:style-name="T1">w</text:span><text:span text:style-name="T1">1</text:span></text:p>
        </draw:connector>
        <draw:frame draw:style-name="gr9" draw:text-style-name="P6" draw:layer="layout" svg:width="1.397cm" svg:height="0.489cm" svg:x="1.621cm" svg:y="11.366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xml:id="id11" draw:id="id11" draw:layer="layout" svg:width="0.874cm" svg:height="0.489cm" svg:x="2.652cm" svg:y="12.509cm">
          <draw:text-box>
            <text:p><text:span text:style-name="T3">c</text:span><text:span text:style-name="T3">l</text:span><text:span text:style-name="T3">k</text:span></text:p>
          </draw:text-box>
        </draw:frame>
        <draw:frame draw:style-name="gr11" draw:text-style-name="P7" draw:layer="layout" svg:width="1.412cm" svg:height="0.526cm" svg:x="3.384cm" svg:y="11.348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8cm">
          <draw:text-box>
            <text:p><text:span text:style-name="T3">a</text:span><text:span text:style-name="T3">d</text:span><text:span text:style-name="T3">r</text:span></text:p>
          </draw:text-box>
        </draw:frame>
        <draw:frame draw:style-name="gr10" draw:text-style-name="P7" draw:layer="layout" svg:width="1.573cm" svg:height="0.489cm" svg:x="6.196cm" svg:y="12.336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1cm">
          <draw:text-box>
            <text:p><text:span text:style-name="T3">c</text:span><text:span text:style-name="T3">l</text:span><text:span text:style-name="T3">k</text:span></text:p>
          </draw:text-box>
        </draw:frame>
        <draw:frame draw:style-name="gr13" draw:text-style-name="P8" draw:layer="layout" svg:width="1.484cm" svg:height="0.727cm" svg:x="8.366cm" svg:y="11.161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19cm">
          <draw:text-box>
            <text:p><text:span text:style-name="T3">i</text:span><text:span text:style-name="T3">n</text:span><text:span text:style-name="T3">A</text:span></text:p>
          </draw:text-box>
        </draw:frame>
        <draw:frame draw:style-name="gr12" draw:text-style-name="P8" draw:layer="layout" svg:width="0.807cm" svg:height="0.49cm" svg:x="6.715cm" svg:y="6.589cm">
          <draw:text-box>
            <text:p><text:span text:style-name="T3">i</text:span><text:span text:style-name="T3">n</text:span><text:span text:style-name="T3">B</text:span></text:p>
          </draw:text-box>
        </draw:frame>
        <draw:frame draw:style-name="gr12" draw:text-style-name="P8" draw:layer="layout" svg:width="0.807cm" svg:height="0.49cm" svg:x="8.067cm" svg:y="5.954cm">
          <draw:text-box>
            <text:p><text:span text:style-name="T3">o</text:span><text:span text:style-name="T3">u</text:span><text:span text:style-name="T3">t</text:span></text:p>
          </draw:text-box>
        </draw:frame>
        <draw:line draw:style-name="gr14" draw:text-style-name="P11" draw:layer="layout" svg:x1="5.953cm" svg:y1="6.843cm" svg:x2="6.969cm" svg:y2="6.843cm">
          <text:p text:style-name="P10"><text:span text:style-name="T1">1</text:span></text:p>
        </draw:line>
        <draw:line draw:style-name="gr15" draw:text-style-name="P12" draw:layer="layout" svg:x1="12.43cm" svg:y1="13.193cm" svg:x2="12.43cm" svg:y2="9.764cm">
          <text:p/>
        </draw:line>
        <draw:line draw:style-name="gr16" draw:text-style-name="P14" draw:layer="layout" svg:x1="12.43cm" svg:y1="9.789cm" svg:x2="13.7cm" svg:y2="9.764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8cm" svg:x2="13.827cm" svg:y2="10.78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2cm" svg:x2="13.954cm" svg:y2="11.542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4cm" svg:x2="14.081cm" svg:y2="12.304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3cm" svg:x2="14.081cm" svg:y2="13.193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8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2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5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4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10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8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1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637cm" svg:y="13.065cm">
          <draw:text-box>
            <text:p><text:span text:style-name="T3">c</text:span><text:span text:style-name="T3">l</text:span><text:span text:style-name="T3">k</text:span></text:p>
          </draw:text-box>
        </draw:frame>
        <draw:custom-shape draw:style-name="gr17" draw:text-style-name="P16" xml:id="id10" draw:id="id10" draw:layer="layout" svg:width="1.143cm" svg:height="3.937cm" svg:x="10.144cm" svg:y="9.51cm">
          <text:p text:style-name="P16"><text:span text:style-name="T5">Instruction </text:span></text:p>
          <text:p text:style-name="P16"><text:span text:style-name="T5">register</text:span></text:p>
          <draw:enhanced-geometry svg:viewBox="0 0 21600 21600" draw:type="rectangle" draw:enhanced-path="M 0 0 L 21600 0 21600 21600 0 21600 0 0 Z N"/>
        </draw:custom-shape>
        <draw:connector draw:style-name="gr7" draw:text-style-name="P3" draw:layer="layout" svg:x1="9.128cm" svg:y1="11.542cm" svg:x2="10.144cm" svg:y2="11.478cm" draw:start-shape="id7" draw:end-shape="id10" svg:d="M9128 11542h506v-64h510" svg:viewBox="0 0 1017 65">
          <text:p/>
        </draw:connector>
        <draw:line draw:style-name="gr18" draw:text-style-name="P17" draw:layer="layout" svg:x1="11.287cm" svg:y1="11.542cm" svg:x2="12.557cm" svg:y2="11.542cm">
          <text:p/>
        </draw:line>
        <draw:frame draw:style-name="gr12" draw:text-style-name="P8" draw:layer="layout" svg:width="0.76cm" svg:height="0.49cm" svg:x="10.4cm" svg:y="13.083cm">
          <draw:text-box>
            <text:p><text:span text:style-name="T3">c</text:span><text:span text:style-name="T3">l</text:span><text:span text:style-name="T3">k</text:span></text:p>
          </draw:text-box>
        </draw:frame>
        <draw:line draw:style-name="gr19" draw:text-style-name="P17" draw:layer="layout" svg:x1="13.954cm" svg:y1="11.542cm" svg:x2="16.113cm" svg:y2="9.256cm">
          <text:p/>
        </draw:line>
        <draw:line draw:style-name="gr19" draw:text-style-name="P17" draw:layer="layout" svg:x1="13.827cm" svg:y1="10.78cm" svg:x2="16.24cm" svg:y2="10.272cm">
          <text:p/>
        </draw:line>
        <draw:frame draw:style-name="gr9" draw:text-style-name="P6" draw:layer="layout" svg:width="0.889cm" svg:height="0.489cm" svg:x="23.479cm" svg:y="9.891cm">
          <draw:text-box>
            <text:p><text:span text:style-name="T3">o</text:span><text:span text:style-name="T3">p</text:span></text:p>
          </draw:text-box>
        </draw:frame>
        <draw:frame draw:style-name="gr13" draw:text-style-name="P8" draw:layer="layout" svg:width="0.993cm" svg:height="0.727cm" svg:x="23.248cm" svg:y="10.272cm">
          <draw:text-box>
            <text:p><text:span text:style-name="T3">i</text:span><text:span text:style-name="T3">n</text:span><text:span text:style-name="T3">A</text:span></text:p>
          </draw:text-box>
        </draw:frame>
        <draw:frame draw:style-name="gr12" draw:text-style-name="P8" draw:layer="layout" svg:width="0.807cm" svg:height="0.49cm" svg:x="23.307cm" svg:y="11.179cm">
          <draw:text-box>
            <text:p><text:span text:style-name="T3">i</text:span><text:span text:style-name="T3">n</text:span><text:span text:style-name="T3">B</text:span></text:p>
          </draw:text-box>
        </draw:frame>
        <draw:frame draw:style-name="gr12" draw:text-style-name="P8" draw:layer="layout" svg:width="0.798cm" svg:height="0.49cm" svg:x="24.586cm" svg:y="10.78cm">
          <draw:text-box>
            <text:p><text:span text:style-name="T3">o</text:span><text:span text:style-name="T3">u</text:span><text:span text:style-name="T3">t</text:span></text:p>
          </draw:text-box>
        </draw:frame>
        <draw:line draw:style-name="gr19" draw:text-style-name="P17" draw:layer="layout" svg:x1="23.86cm" svg:y1="7.35cm" svg:x2="23.86cm" svg:y2="10.018cm">
          <text:p/>
        </draw:line>
        <draw:line draw:style-name="gr21" draw:text-style-name="P17" draw:layer="layout" svg:x1="25.257cm" svg:y1="11.034cm" svg:x2="25.257cm" svg:y2="14.717cm">
          <text:p/>
        </draw:line>
        <draw:line draw:style-name="gr22" draw:text-style-name="P17" draw:layer="layout" svg:x1="25.257cm" svg:y1="14.717cm" svg:x2="15.605cm" svg:y2="14.716cm">
          <text:p/>
        </draw:line>
        <draw:line draw:style-name="gr21" draw:text-style-name="P17" draw:layer="layout" svg:x1="15.605cm" svg:y1="14.717cm" svg:x2="15.605cm" svg:y2="12.812cm">
          <text:p/>
        </draw:line>
        <draw:line draw:style-name="gr19" draw:text-style-name="P17" draw:layer="layout" svg:x1="15.605cm" svg:y1="12.812cm" svg:x2="16.24cm" svg:y2="12.812cm">
          <text:p/>
        </draw:line>
        <draw:line draw:style-name="gr19" draw:text-style-name="P17" draw:layer="layout" svg:x1="19.923cm" svg:y1="9.637cm" svg:x2="23.479cm" svg:y2="10.526cm">
          <text:p/>
        </draw:line>
        <draw:line draw:style-name="gr21" draw:text-style-name="P17" draw:layer="layout" svg:x1="21.32cm" svg:y1="16.24cm" svg:x2="21.32cm" svg:y2="11.414cm">
          <text:p/>
        </draw:line>
        <draw:line draw:style-name="gr24" draw:text-style-name="P20" draw:layer="layout" svg:x1="18.018cm" svg:y1="8.111cm" svg:x2="18.018cm" svg:y2="8.747cm">
          <text:p text:style-name="P19"><text:span text:style-name="T1">1</text:span></text:p>
        </draw:line>
        <draw:frame draw:style-name="gr25" draw:text-style-name="P21" draw:layer="layout" svg:width="1.778cm" svg:height="0.962cm" svg:x="14.335cm" svg:y="1.127cm">
          <draw:text-box>
            <text:p>Addi</text:p>
          </draw:text-box>
        </draw:frame>
        <draw:line draw:style-name="gr18" draw:text-style-name="P17" draw:layer="layout" svg:x1="13.7cm" svg:y1="9.763cm" svg:x2="13.7cm" svg:y2="7.35cm">
          <text:p/>
        </draw:line>
        <draw:line draw:style-name="gr18" draw:text-style-name="P17" draw:layer="layout" svg:x1="13.7cm" svg:y1="7.35cm" svg:x2="23.86cm" svg:y2="7.35cm">
          <text:p/>
        </draw:line>
        <draw:custom-shape draw:style-name="gr26" draw:text-style-name="P19" xml:id="id12" draw:id="id12" draw:layer="layout" svg:width="1.27cm" svg:height="1.397cm" svg:x="10.017cm" svg:y="15.097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3.089cm" svg:y1="12.998cm" svg:x2="10.017cm" svg:y2="15.795cm" draw:start-shape="id11" draw:start-glue-point="2" draw:end-shape="id12" draw:end-glue-point="3" svg:d="M3089 12998v2797h6928" svg:viewBox="0 0 6929 2798">
          <text:p/>
        </draw:connector>
        <draw:connector draw:style-name="gr27" draw:text-style-name="P3" draw:layer="layout" svg:x1="18.029cm" svg:y1="13.429cm" svg:x2="11.287cm" svg:y2="15.795cm" draw:start-shape="id13" draw:start-glue-point="2" draw:end-shape="id12" draw:end-glue-point="1" svg:d="M18029 13429v2366h-6742" svg:viewBox="0 0 6743 2367">
          <text:p/>
        </draw:connector>
        <draw:connector draw:style-name="gr28" draw:text-style-name="P3" draw:layer="layout" svg:x1="10.715cm" svg:y1="13.447cm" svg:x2="10.652cm" svg:y2="15.097cm" draw:start-shape="id10" draw:start-glue-point="2" draw:end-shape="id12" draw:end-glue-point="0" svg:d="M10715 13447v824h-63v826" svg:viewBox="0 0 64 1651">
          <text:p/>
        </draw:connector>
        <draw:line draw:style-name="gr21" draw:text-style-name="P17" draw:layer="layout" svg:x1="14.081cm" svg:y1="13.192cm" svg:x2="14.081cm" svg:y2="16.24cm">
          <text:p/>
        </draw:line>
        <draw:custom-shape draw:style-name="gr23" draw:text-style-name="P18" draw:layer="layout" svg:width="1.397cm" svg:height="0.762cm" svg:x="14.589cm" svg:y="15.859cm">
          <text:p text:style-name="P18"><text:span text:style-name="T3">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081cm" svg:y1="16.24cm" svg:x2="14.589cm" svg:y2="16.24cm">
          <text:p/>
        </draw:line>
        <draw:line draw:style-name="gr21" draw:text-style-name="P17" draw:layer="layout" svg:x1="15.986cm" svg:y1="16.24cm" svg:x2="21.32cm" svg:y2="16.24cm">
          <text:p/>
        </draw:line>
        <draw:line draw:style-name="gr19" draw:text-style-name="P17" draw:layer="layout" svg:x1="21.32cm" svg:y1="11.414cm" svg:x2="23.479cm" svg:y2="11.414cm">
          <text:p/>
        </draw:line>
        <draw:connector draw:style-name="gr28" draw:text-style-name="P3" draw:layer="layout" draw:line-skew="1.648cm" svg:x1="7.858cm" svg:y1="12.811cm" svg:x2="10.271cm" svg:y2="15.352cm" draw:end-shape="id12" draw:end-glue-point="4" svg:d="M7858 12811v2540h2413v1" svg:viewBox="0 0 2414 2542">
          <text:p/>
        </draw:connector>
      </draw:page>
      <draw:page draw:name="page3" draw:style-name="dp1" draw:master-page-name="Default">
        <draw:custom-shape draw:style-name="gr1" draw:text-style-name="P1" xml:id="id14" draw:id="id14" draw:layer="layout" svg:width="2.667cm" svg:height="2.667cm" svg:x="1.748cm" svg:y="10.224cm">
          <text:p text:style-name="P1"><text:span text:style-name="T1">pc</text:span></text:p>
          <draw:enhanced-geometry svg:viewBox="0 0 21600 21600" draw:type="rectangle" draw:enhanced-path="M 0 0 L 21600 0 21600 21600 0 21600 0 0 Z N"/>
        </draw:custom-shape>
        <draw:custom-shape draw:style-name="gr2" draw:text-style-name="P1" xml:id="id15" draw:id="id15" draw:layer="layout" svg:width="2.794cm" svg:height="2.54cm" svg:x="6.334cm" svg:y="10.273cm">
          <text:p text:style-name="P1"><text:span text:style-name="T1">Mem</text:span></text:p>
          <draw:enhanced-geometry svg:viewBox="0 0 21600 21600" draw:type="rectangle" draw:enhanced-path="M 0 0 L 21600 0 21600 21600 0 21600 0 0 Z N"/>
        </draw:custom-shape>
        <draw:custom-shape draw:style-name="gr3" draw:text-style-name="P1" xml:id="id21" draw:id="id21" draw:layer="layout" svg:width="3.81cm" svg:height="4.699cm" svg:x="16.124cm" svg:y="8.731cm">
          <text:p text:style-name="P1"><text:span text:style-name="T1">Regist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9cm">
          <text:p text:style-name="P2"><text:span text:style-name="T2"><text:s text:c="5"/></text:span><text:span text:style-name="T2">AL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17" draw:id="id17" draw:layer="layout" svg:width="2.032cm" svg:height="2.032cm" svg:x="6.588cm" svg:y="5.193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16" draw:id="id16" draw:layer="layout" svg:x1="4.415cm" svg:y1="11.557cm" svg:x2="6.334cm" svg:y2="11.543cm" draw:start-shape="id14" draw:start-glue-point="1" draw:end-shape="id15" draw:end-glue-point="3" svg:d="M4415 11557h959v-14h960" svg:viewBox="0 0 1920 15">
          <text:p text:style-name="P3"><text:span text:style-name="T1">w</text:span><text:span text:style-name="T1">2</text:span></text:p>
        </draw:connector>
        <draw:connector draw:style-name="gr7" draw:text-style-name="P3" draw:layer="layout" svg:x1="5.374cm" svg:y1="11.55cm" svg:x2="6.842cm" svg:y2="5.574cm" draw:start-shape="id16" draw:start-glue-point="0" draw:end-shape="id17" draw:end-glue-point="4" svg:d="M5374 11550v-5976h1468" svg:viewBox="0 0 1469 5977">
          <text:p/>
        </draw:connector>
        <draw:connector draw:style-name="gr8" draw:text-style-name="P5" draw:layer="layout" draw:line-skew="0cm -4.191cm" svg:x1="8.62cm" svg:y1="6.209cm" svg:x2="1.748cm" svg:y2="11.557cm" draw:start-shape="id17" draw:start-glue-point="1" draw:end-shape="id14" draw:end-glue-point="3" svg:d="M8620 6209h502v-1675h-7876v7023h502" svg:viewBox="0 0 7877 7024">
          <text:p text:style-name="P4"><text:span text:style-name="T1">w</text:span><text:span text:style-name="T1">1</text:span></text:p>
        </draw:connector>
        <draw:frame draw:style-name="gr9" draw:text-style-name="P6" draw:layer="layout" svg:width="1.397cm" svg:height="0.489cm" svg:x="1.621cm" svg:y="11.367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xml:id="id19" draw:id="id19" draw:layer="layout" svg:width="0.874cm" svg:height="0.489cm" svg:x="2.652cm" svg:y="12.51cm">
          <draw:text-box>
            <text:p><text:span text:style-name="T3">c</text:span><text:span text:style-name="T3">l</text:span><text:span text:style-name="T3">k</text:span></text:p>
          </draw:text-box>
        </draw:frame>
        <draw:frame draw:style-name="gr11" draw:text-style-name="P7" draw:layer="layout" svg:width="1.412cm" svg:height="0.526cm" svg:x="3.384cm" svg:y="11.349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9cm">
          <draw:text-box>
            <text:p><text:span text:style-name="T3">a</text:span><text:span text:style-name="T3">d</text:span><text:span text:style-name="T3">r</text:span></text:p>
          </draw:text-box>
        </draw:frame>
        <draw:frame draw:style-name="gr10" draw:text-style-name="P7" draw:layer="layout" svg:width="1.573cm" svg:height="0.489cm" svg:x="6.196cm" svg:y="12.337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3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2cm">
          <draw:text-box>
            <text:p><text:span text:style-name="T3">c</text:span><text:span text:style-name="T3">l</text:span><text:span text:style-name="T3">k</text:span></text:p>
          </draw:text-box>
        </draw:frame>
        <draw:frame draw:style-name="gr13" draw:text-style-name="P8" draw:layer="layout" svg:width="1.484cm" svg:height="0.727cm" svg:x="8.366cm" svg:y="11.162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2cm">
          <draw:text-box>
            <text:p><text:span text:style-name="T3">i</text:span><text:span text:style-name="T3">n</text:span><text:span text:style-name="T3">A</text:span></text:p>
          </draw:text-box>
        </draw:frame>
        <draw:frame draw:style-name="gr12" draw:text-style-name="P8" draw:layer="layout" svg:width="0.807cm" svg:height="0.49cm" svg:x="6.715cm" svg:y="6.59cm">
          <draw:text-box>
            <text:p><text:span text:style-name="T3">i</text:span><text:span text:style-name="T3">n</text:span><text:span text:style-name="T3">B</text:span></text:p>
          </draw:text-box>
        </draw:frame>
        <draw:frame draw:style-name="gr12" draw:text-style-name="P8" draw:layer="layout" svg:width="0.807cm" svg:height="0.49cm" svg:x="8.067cm" svg:y="5.955cm">
          <draw:text-box>
            <text:p><text:span text:style-name="T3">o</text:span><text:span text:style-name="T3">u</text:span><text:span text:style-name="T3">t</text:span></text:p>
          </draw:text-box>
        </draw:frame>
        <draw:line draw:style-name="gr14" draw:text-style-name="P11" draw:layer="layout" svg:x1="5.953cm" svg:y1="6.844cm" svg:x2="6.969cm" svg:y2="6.844cm">
          <text:p text:style-name="P10"><text:span text:style-name="T1">1</text:span></text:p>
        </draw:line>
        <draw:line draw:style-name="gr15" draw:text-style-name="P12" draw:layer="layout" svg:x1="12.43cm" svg:y1="13.194cm" svg:x2="12.43cm" svg:y2="9.765cm">
          <text:p/>
        </draw:line>
        <draw:line draw:style-name="gr16" draw:text-style-name="P14" draw:layer="layout" svg:x1="12.43cm" svg:y1="9.79cm" svg:x2="13.7cm" svg:y2="9.765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81cm" svg:x2="13.827cm" svg:y2="10.781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3cm" svg:x2="13.954cm" svg:y2="11.543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5cm" svg:x2="14.081cm" svg:y2="12.305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4cm" svg:x2="14.081cm" svg:y2="13.194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9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3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6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5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10.001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9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637cm" svg:y="13.066cm">
          <draw:text-box>
            <text:p><text:span text:style-name="T3">c</text:span><text:span text:style-name="T3">l</text:span><text:span text:style-name="T3">k</text:span></text:p>
          </draw:text-box>
        </draw:frame>
        <draw:custom-shape draw:style-name="gr17" draw:text-style-name="P16" xml:id="id18" draw:id="id18" draw:layer="layout" svg:width="1.143cm" svg:height="3.937cm" svg:x="10.144cm" svg:y="9.511cm">
          <text:p text:style-name="P16"><text:span text:style-name="T5">Instruction </text:span></text:p>
          <text:p text:style-name="P16"><text:span text:style-name="T5">register</text:span></text:p>
          <draw:enhanced-geometry svg:viewBox="0 0 21600 21600" draw:type="rectangle" draw:enhanced-path="M 0 0 L 21600 0 21600 21600 0 21600 0 0 Z N"/>
        </draw:custom-shape>
        <draw:connector draw:style-name="gr7" draw:text-style-name="P3" draw:layer="layout" svg:x1="9.128cm" svg:y1="11.543cm" svg:x2="10.144cm" svg:y2="11.479cm" draw:start-shape="id15" draw:end-shape="id18" svg:d="M9128 11543h506v-64h510" svg:viewBox="0 0 1017 65">
          <text:p/>
        </draw:connector>
        <draw:line draw:style-name="gr18" draw:text-style-name="P17" draw:layer="layout" svg:x1="11.287cm" svg:y1="11.543cm" svg:x2="12.557cm" svg:y2="11.543cm">
          <text:p/>
        </draw:line>
        <draw:frame draw:style-name="gr12" draw:text-style-name="P8" draw:layer="layout" svg:width="0.76cm" svg:height="0.49cm" svg:x="10.4cm" svg:y="13.084cm">
          <draw:text-box>
            <text:p><text:span text:style-name="T3">c</text:span><text:span text:style-name="T3">l</text:span><text:span text:style-name="T3">k</text:span></text:p>
          </draw:text-box>
        </draw:frame>
        <draw:line draw:style-name="gr19" draw:text-style-name="P17" draw:layer="layout" svg:x1="13.954cm" svg:y1="11.543cm" svg:x2="16.113cm" svg:y2="9.257cm">
          <text:p/>
        </draw:line>
        <draw:line draw:style-name="gr19" draw:text-style-name="P17" draw:layer="layout" svg:x1="13.827cm" svg:y1="10.781cm" svg:x2="16.24cm" svg:y2="10.273cm">
          <text:p/>
        </draw:line>
        <draw:frame draw:style-name="gr9" draw:text-style-name="P6" draw:layer="layout" svg:width="0.889cm" svg:height="0.489cm" svg:x="23.479cm" svg:y="9.892cm">
          <draw:text-box>
            <text:p><text:span text:style-name="T3">o</text:span><text:span text:style-name="T3">p</text:span></text:p>
          </draw:text-box>
        </draw:frame>
        <draw:frame draw:style-name="gr13" draw:text-style-name="P8" draw:layer="layout" svg:width="0.993cm" svg:height="0.727cm" svg:x="23.248cm" svg:y="10.273cm">
          <draw:text-box>
            <text:p><text:span text:style-name="T3">i</text:span><text:span text:style-name="T3">n</text:span><text:span text:style-name="T3">A</text:span></text:p>
          </draw:text-box>
        </draw:frame>
        <draw:frame draw:style-name="gr12" draw:text-style-name="P8" draw:layer="layout" svg:width="0.807cm" svg:height="0.49cm" svg:x="23.307cm" svg:y="11.18cm">
          <draw:text-box>
            <text:p><text:span text:style-name="T3">i</text:span><text:span text:style-name="T3">n</text:span><text:span text:style-name="T3">B</text:span></text:p>
          </draw:text-box>
        </draw:frame>
        <draw:frame draw:style-name="gr12" draw:text-style-name="P8" draw:layer="layout" svg:width="0.798cm" svg:height="0.49cm" svg:x="24.586cm" svg:y="10.781cm">
          <draw:text-box>
            <text:p><text:span text:style-name="T3">o</text:span><text:span text:style-name="T3">u</text:span><text:span text:style-name="T3">t</text:span></text:p>
          </draw:text-box>
        </draw:frame>
        <draw:line draw:style-name="gr19" draw:text-style-name="P17" draw:layer="layout" svg:x1="23.86cm" svg:y1="7.351cm" svg:x2="23.86cm" svg:y2="10.019cm">
          <text:p/>
        </draw:line>
        <draw:line draw:style-name="gr21" draw:text-style-name="P17" draw:layer="layout" svg:x1="25.257cm" svg:y1="11.035cm" svg:x2="25.257cm" svg:y2="14.718cm">
          <text:p/>
        </draw:line>
        <draw:line draw:style-name="gr22" draw:text-style-name="P17" draw:layer="layout" svg:x1="25.257cm" svg:y1="14.718cm" svg:x2="15.605cm" svg:y2="14.717cm">
          <text:p/>
        </draw:line>
        <draw:line draw:style-name="gr21" draw:text-style-name="P17" draw:layer="layout" svg:x1="15.605cm" svg:y1="14.718cm" svg:x2="15.605cm" svg:y2="12.813cm">
          <text:p/>
        </draw:line>
        <draw:line draw:style-name="gr19" draw:text-style-name="P17" draw:layer="layout" svg:x1="15.605cm" svg:y1="12.813cm" svg:x2="16.24cm" svg:y2="12.813cm">
          <text:p/>
        </draw:line>
        <draw:line draw:style-name="gr19" draw:text-style-name="P17" draw:layer="layout" svg:x1="19.923cm" svg:y1="9.638cm" svg:x2="23.479cm" svg:y2="10.527cm">
          <text:p/>
        </draw:line>
        <draw:line draw:style-name="gr24" draw:text-style-name="P20" draw:layer="layout" svg:x1="18.018cm" svg:y1="8.112cm" svg:x2="18.018cm" svg:y2="8.748cm">
          <text:p text:style-name="P19"><text:span text:style-name="T1">1</text:span></text:p>
        </draw:line>
        <draw:frame draw:style-name="gr25" draw:text-style-name="P21" draw:layer="layout" svg:width="1.778cm" svg:height="0.962cm" svg:x="14.335cm" svg:y="1.128cm">
          <draw:text-box>
            <text:p>Add</text:p>
          </draw:text-box>
          <draw:glue-point draw:id="4" svg:x="1.428cm" svg:y="-1.049cm"/>
        </draw:frame>
        <draw:line draw:style-name="gr18" draw:text-style-name="P17" draw:layer="layout" svg:x1="13.7cm" svg:y1="9.764cm" svg:x2="13.7cm" svg:y2="7.351cm">
          <text:p/>
        </draw:line>
        <draw:line draw:style-name="gr18" draw:text-style-name="P17" draw:layer="layout" svg:x1="13.7cm" svg:y1="7.351cm" svg:x2="23.86cm" svg:y2="7.351cm">
          <text:p/>
        </draw:line>
        <draw:custom-shape draw:style-name="gr26" draw:text-style-name="P19" xml:id="id20" draw:id="id20" draw:layer="layout" svg:width="1.27cm" svg:height="1.397cm" svg:x="10.017cm" svg:y="15.098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3.089cm" svg:y1="12.999cm" svg:x2="10.017cm" svg:y2="15.796cm" draw:start-shape="id19" draw:start-glue-point="2" draw:end-shape="id20" draw:end-glue-point="3" svg:d="M3089 12999v2797h6928" svg:viewBox="0 0 6929 2798">
          <text:p/>
        </draw:connector>
        <draw:connector draw:style-name="gr27" draw:text-style-name="P3" draw:layer="layout" svg:x1="18.029cm" svg:y1="13.43cm" svg:x2="11.287cm" svg:y2="15.796cm" draw:start-shape="id21" draw:start-glue-point="2" draw:end-shape="id20" draw:end-glue-point="1" svg:d="M18029 13430v2366h-6742" svg:viewBox="0 0 6743 2367">
          <text:p/>
        </draw:connector>
        <draw:connector draw:style-name="gr28" draw:text-style-name="P3" draw:layer="layout" svg:x1="10.715cm" svg:y1="13.448cm" svg:x2="10.652cm" svg:y2="15.098cm" draw:start-shape="id18" draw:start-glue-point="2" draw:end-shape="id20" draw:end-glue-point="0" svg:d="M10715 13448v824h-63v826" svg:viewBox="0 0 64 1651">
          <text:p/>
        </draw:connector>
        <draw:connector draw:style-name="gr28" draw:text-style-name="P3" draw:layer="layout" draw:line-skew="1.648cm" svg:x1="7.858cm" svg:y1="12.812cm" svg:x2="10.271cm" svg:y2="15.353cm" draw:end-shape="id20" draw:end-glue-point="4" svg:d="M7858 12812v2540h2413v1" svg:viewBox="0 0 2414 2542">
          <text:p/>
        </draw:connector>
        <draw:line draw:style-name="gr19" draw:text-style-name="P17" draw:layer="layout" svg:x1="14.081cm" svg:y1="12.303cm" svg:x2="16.113cm" svg:y2="9.763cm">
          <text:p/>
        </draw:line>
        <draw:line draw:style-name="gr19" draw:text-style-name="P17" draw:layer="layout" svg:x1="19.923cm" svg:y1="10.271cm" svg:x2="23.606cm" svg:y2="11.287cm">
          <text:p/>
        </draw:line>
      </draw:page>
      <draw:page draw:name="page4" draw:style-name="dp1" draw:master-page-name="Default">
        <draw:g xml:id="id23" draw:id="id23">
          <draw:polygon draw:style-name="gr29" draw:text-style-name="P22" draw:layer="layout" svg:width="2.666cm" svg:height="2.666cm" svg:x="1.501cm" svg:y="10.223cm" svg:viewBox="0 0 2667 2667" draw:points="0,2667 0,0 2667,0 2667,2667">
            <text:p/>
          </draw:polygon>
          <draw:path draw:style-name="gr30" draw:text-style-name="P23" draw:layer="layout" svg:width="0.158cm" svg:height="0.262cm" svg:x="2.67cm" svg:y="11.488cm" svg:viewBox="0 0 159 263" svg:d="M159 96l-1 22-2 11-2 9-2 9-3 8-3 7-4 7-5 5-5 5-6 4-6 4-7 3-7 1-8 2h-8-5l-5-1h-5l-5-1-4-1-4-2-4-1-4-2-3-2-4-3-3-2-3-3-2-3-3-4-2-3-2-4h-1 1v2 6 21 73h-31v-222-24l-1-8v-6h30v1 1l1 3v13l1 12 3-4 2-4 2-3 3-4 3-3 3-2 3-3 3-2 4-2 4-1 4-2 4-1 5-1h5l5-1h5 8l8 1 4 1 4 1 3 1 3 2 3 1 3 2 3 2 3 2 3 2 2 3 2 2 3 3 2 3 2 3 1 4 2 3 3 8 2 9 2 9 2 10v12zM126 96v-9-9l-1-8-1-7-2-7-2-6-1-2-1-3-1-2-1-2-2-2-1-2-2-2-1-2-2-1-2-2-2-1-2-1-2-1-2-1h-3l-2-1h-3l-2-1h-6-4-5l-3 1-4 1-4 1-3 1-3 2-1 1-2 1-2 2-3 2-2 3-2 3-2 3-1 3-2 4-2 4-1 4-1 5-1 5-1 5v5l-1 6v13 9l1 8 1 7 1 7 2 7 2 6 1 2 1 3 1 2 2 3 1 2 2 2 2 2 2 1 2 2 2 1 2 2 2 1 3 1 2 1h3l3 1h3l3 1h6 5l3-1h3l2-1h2l3-1 2-1 2-1 2-2 2-1 1-1 2-2 2-2 1-2 2-2 1-2 1-2 1-3 1-3 2-6 2-7 1-7 1-8v-9z">
            <text:p/>
          </draw:path>
          <draw:polygon draw:style-name="gr30" draw:text-style-name="P23" draw:layer="layout" svg:width="0.151cm" svg:height="0.192cm" svg:x="2.858cm" svg:y="11.487cm" svg:viewBox="0 0 152 193" draw:points="32,96 33,105 33,113 34,121 35,128 37,135 39,141 41,146 43,149 44,151 46,153 47,155 49,157 51,159 53,160 55,162 57,163 59,164 61,165 63,166 66,167 68,168 71,168 74,169 77,169 79,169 84,169 87,168 91,168 95,167 98,165 101,164 104,162 107,160 108,159 110,157 111,156 112,155 113,153 114,152 116,148 118,145 119,141 120,137 121,132 152,134 151,141 149,147 147,153 145,159 142,164 138,169 134,173 129,177 124,181 119,184 113,187 107,189 101,191 94,192 88,193 80,193 71,193 62,192 58,191 54,190 50,189 46,187 42,185 39,184 35,182 32,179 29,177 26,174 23,172 21,169 18,165 16,162 14,159 12,155 10,151 8,147 5,138 3,129 1,119 0,108 0,96 0,85 1,74 3,64 5,55 8,46 10,42 12,38 14,35 16,31 18,28 21,25 23,22 26,19 29,16 32,14 35,12 39,10 42,8 46,6 50,5 54,3 58,2 62,2 71,0 80,0 87,0 94,1 100,2 106,4 112,6 117,8 123,11 127,15 132,19 136,23 140,27 143,32 146,38 148,43 150,49 151,56 119,58 119,54 118,51 116,47 115,44 113,41 111,38 109,36 107,33 106,32 104,31 103,30 102,29 100,29 99,28 95,27 92,26 88,25 84,24 79,24 73,25 70,25 68,25 65,26 63,27 60,27 58,28 56,29 54,31 52,32 50,34 48,35 46,37 45,39 43,41 42,43 41,45 40,48 39,50 37,56 35,63 34,70 33,78 33,86">
            <text:p/>
          </draw:polygon>
        </draw:g>
        <draw:g xml:id="id29" draw:id="id29">
          <draw:polygon draw:style-name="gr31" draw:text-style-name="P22" draw:layer="layout" svg:width="2.031cm" svg:height="2.539cm" svg:x="6.588cm" svg:y="10.271cm" svg:viewBox="0 0 2032 2540" draw:points="0,2540 0,0 2032,0 2032,2540">
            <text:p/>
          </draw:polygon>
          <draw:polygon draw:style-name="gr32" draw:text-style-name="P23" draw:layer="layout" svg:width="0.171cm" svg:height="0.242cm" svg:x="7.342cm" svg:y="11.419cm" svg:viewBox="0 0 172 243" draw:points="150,243 150,81 151,29 145,57 143,68 140,77 95,243 78,243 32,77 25,48 20,29 21,48 21,81 21,243 0,243 0,0 31,0 78,168 83,190 85,200 86,204 86,207 87,203 88,198 91,186 93,175 94,171 95,168 141,0 172,0 172,243">
            <text:p/>
          </draw:polygon>
          <draw:path draw:style-name="gr32" draw:text-style-name="P23" draw:layer="layout" svg:width="0.119cm" svg:height="0.192cm" svg:x="7.544cm" svg:y="11.472cm" svg:viewBox="0 0 120 193" svg:d="M24 103v8 7l1 7 1 6 1 6 2 6 1 2 1 3 1 2 1 2 2 2 1 2 1 2 2 2 1 1 2 2 1 1 2 1 2 1 2 1 2 1 2 1h2 2l5 1h3l4-1h3l3-1 3-1 2-2 3-1 2-2 2-2 2-3 2-2 1-3 2-2 1-3 1-3 1-3 20 8-2 5-2 5-2 5-2 4-3 4-3 4-3 3-3 3-4 3-3 2-5 2-4 1-4 1-5 1-5 1h-5-8l-7-2-6-1-3-2-3-1-3-2-2-2-3-2-3-2-2-2-2-3-2-3-2-3-2-3-2-3-2-4-1-3-2-4-1-4-2-9-2-10-1-10-1-11v-12-11l1-10 1-10 2-9 2-9 1-4 2-4 1-3 2-4 2-3 2-3 2-3 2-3 2-3 2-2 3-2 2-2 3-2 3-2 3-1 3-2 6-1 7-2h7 7l7 2 6 1 6 3 5 4 5 4 5 5 4 6 3 6 3 8 3 8 2 9 1 9 2 11v11 12 4zM97 79v-7l-1-7-1-6-2-5-1-5-2-5-1-2-1-2-1-2-1-2-1-1-1-2-1-1-2-2-1-1-2-1-1-1-2-1-1-1h-2l-4-1-4-1h-4-4l-3 1h-2l-2 1-2 1-1 1-2 1-2 1-1 1-1 1-2 2-1 1-1 2-2 2-1 2-1 2-1 2-1 2-2 5-1 5-1 5-1 6-1 6v6z">
            <text:p/>
          </draw:path>
          <draw:polygon draw:style-name="gr32" draw:text-style-name="P23" draw:layer="layout" svg:width="0.179cm" svg:height="0.189cm" svg:x="7.692cm" svg:y="11.472cm" svg:viewBox="0 0 180 190" draw:points="79,190 79,72 79,65 79,59 78,54 78,49 77,44 76,41 76,39 75,37 74,36 74,34 73,33 72,32 72,31 71,30 70,29 69,28 67,27 66,27 65,26 64,25 61,25 58,24 54,24 53,24 51,24 49,24 48,25 46,25 44,26 43,27 41,28 40,29 39,30 37,31 36,32 35,34 34,36 33,37 32,39 31,41 30,43 29,45 28,47 26,52 25,57 24,63 24,69 23,75 23,82 23,190 1,190 1,43 1,17 0,9 0,6 0,3 21,3 21,4 21,4 21,5 22,8 22,17 22,35 23,35 25,31 26,26 28,22 30,19 33,15 35,12 37,10 39,8 42,6 44,4 47,3 50,2 53,1 56,0 59,0 62,0 66,0 70,1 73,1 76,2 79,3 82,5 84,6 87,8 88,10 89,11 90,12 91,13 93,16 94,19 96,23 97,27 98,31 99,35 100,35 101,31 103,27 105,23 107,19 109,16 112,13 114,11 117,8 119,6 122,5 125,3 128,2 131,1 134,1 137,0 141,0 146,0 150,1 154,2 156,3 158,4 160,5 162,6 164,7 165,9 167,10 168,12 169,13 171,15 172,17 173,19 174,22 175,24 175,27 176,30 178,36 179,42 179,49 180,57 180,66 180,190 158,190 158,72 157,65 157,59 157,54 156,49 155,44 155,41 154,39 153,37 153,36 152,34 151,33 151,32 150,31 149,30 148,29 147,28 146,27 145,27 143,26 142,25 139,25 136,24 133,24 129,24 127,24 126,25 124,25 123,26 121,27 120,28 118,29 117,30 116,31 114,32 113,34 112,36 111,37 110,39 109,41 108,43 106,47 105,52 104,57 103,63 102,69 102,75 102,82 102,190">
            <text:p/>
          </draw:polygon>
        </draw:g>
        <draw:g xml:id="id25" draw:id="id25">
          <draw:polygon draw:style-name="gr33" draw:text-style-name="P22" draw:layer="layout" svg:width="3.809cm" svg:height="4.698cm" svg:x="15.878cm" svg:y="8.73cm" svg:viewBox="0 0 3810 4699" draw:points="0,4699 0,0 3810,0 3810,4699">
            <text:p/>
          </draw:polygon>
          <draw:path draw:style-name="gr34" draw:text-style-name="P23" draw:layer="layout" svg:width="0.209cm" svg:height="0.242cm" svg:x="17.157cm" svg:y="10.761cm" svg:viewBox="0 0 210 243" svg:d="M172 243l-63-101h-76v101h-33v-243h114 10l10 1 8 2 9 2 7 2 7 3 4 2 3 2 3 2 3 2 2 3 3 2 2 3 2 2 2 3 2 3 2 3 1 3 2 4 1 3 1 3 1 4 1 7v8 7l-1 6-1 7-2 5-2 6-3 5-3 5-4 5-4 4-4 4-5 4-6 3-5 3-6 2-7 2-6 1 69 105zM167 70v-5l-1-5-1-2v-3l-1-2-1-2-1-2-1-2-1-2-1-1-2-2-1-2-2-1-2-1-1-2-2-1-2-1-3-1-4-2-5-2-5-1-6-1h-6l-7-1h-78v90h79 7l6-1 5-1 5-1 5-2 3-1 2-1 2-1 2-1 2-2 2-1 1-2 2-1 1-2 2-2 1-2 1-2 1-2 1-2 1-2 1-2v-2l1-3 1-5z">
            <text:p/>
          </draw:path>
          <draw:path draw:style-name="gr34" draw:text-style-name="P23" draw:layer="layout" svg:width="0.165cm" svg:height="0.192cm" svg:x="17.398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ath draw:style-name="gr34" draw:text-style-name="P23" draw:layer="layout" svg:width="0.158cm" svg:height="0.262cm" svg:x="17.592cm" svg:y="10.814cm" svg:viewBox="0 0 159 263" svg:d="M80 263h-8l-7-1-7-1-6-1-6-2-5-2-5-2-5-3-4-3-4-4-4-3-3-5-3-4-2-5-2-5-1-5 31-5 1 4 1 3 1 2 2 3 2 2 2 2 2 3 3 1 2 2 3 1 4 2 3 1h3l4 1h4 4 6 5l5-2 5-1 4-2 4-2 3-3 3-3 3-4 2-4 2-4 2-5 1-6 1-5 1-6v-7-30l-3 4-2 4-3 4-3 4-3 3-3 3-4 3-4 2-4 2-4 2-4 1-4 2-5 1h-5l-4 1h-5-9l-7-1-4-1-4-1-3-1-3-2-3-1-3-2-3-2-3-2-2-2-3-2-2-3-2-3-2-3-2-3-1-3-2-4-3-8-2-8-2-9-1-11-1-11v-11-12l1-12 1-10 2-9 3-9 3-8 1-4 2-3 2-3 2-3 3-3 2-3 2-2 3-3 3-2 3-2 3-2 3-1 4-1 3-2 4-1 3-1 8-1h9 5l5 1h4l4 1 5 2 4 1 4 2 3 2 4 2 3 3 3 3 3 3 3 3 2 4 3 4 2 4 1-18v-6l1-4v-2-1h30l-1 6v8 24 143l-1 9-1 9-1 8-2 8-3 7-3 6-4 6-5 5-5 5-6 4-6 3-7 3-8 2-8 2-9 1zM127 96v-5l-1-6v-5l-1-5-1-5-1-4-1-5-1-4-2-4-2-4-2-3-2-4-2-3-3-2-2-3-3-2-3-2-3-2-3-2-3-1-3-1h-3l-4-1h-3-6l-3 1h-3l-2 1-2 1h-3l-2 1-2 2-2 1-2 1-2 2-2 1-1 2-2 2-1 2-1 3-2 2-2 5-2 6-1 7-1 7-1 8-1 9v9 10l1 8v8l2 7 1 7 2 6 2 5 1 2 1 2 2 2 1 2 2 2 1 2 2 1 2 2 2 1 2 1 2 1 3 1h2l3 1h2l3 1h6 4 3l4-1 3-1 3-1 3-2 3-2 3-2 3-2 2-2 3-3 2-3 2-3 2-4 2-3 2-4 1-4 1-5 1-4 1-5 1-5v-5l1-5z">
            <text:p/>
          </draw:path>
          <draw:path draw:style-name="gr34" draw:text-style-name="P23" draw:layer="layout" svg:width="0.03cm" svg:height="0.255cm" svg:x="17.795cm" svg:y="10.748cm" svg:viewBox="0 0 31 256" svg:d="M0 30v-30h31v30zM0 256v-187h31v187z">
            <text:p/>
          </draw:path>
          <draw:polygon draw:style-name="gr34" draw:text-style-name="P23" draw:layer="layout" svg:width="0.153cm" svg:height="0.192cm" svg:x="17.858cm" svg:y="10.814cm" svg:viewBox="0 0 154 193" draw:points="154,138 154,144 153,147 153,150 152,153 151,156 150,159 149,161 148,164 146,166 145,169 143,171 141,173 139,175 136,177 134,179 131,180 129,182 123,185 117,187 110,189 103,191 95,192 87,193 78,193 70,193 62,192 54,191 47,190 41,189 35,187 30,184 25,182 22,180 20,178 18,177 16,175 14,173 12,171 11,169 9,167 8,165 6,162 4,157 2,152 0,146 27,140 29,144 30,147 32,151 32,152 33,153 35,155 36,156 37,157 38,158 39,159 41,161 44,162 47,164 51,165 54,167 59,168 63,168 68,169 73,169 78,169 84,169 89,169 94,168 99,168 103,167 107,165 108,165 110,164 111,163 113,162 114,161 115,160 117,159 118,158 119,157 119,156 120,154 121,153 122,152 122,150 123,149 123,147 123,146 124,144 124,140 124,138 123,135 123,134 123,133 122,132 122,130 121,129 121,128 120,127 119,126 119,125 118,124 117,123 116,122 114,121 112,119 109,118 106,116 103,115 100,113 96,112 92,111 69,105 57,102 47,98 42,97 38,95 35,93 31,92 29,90 26,88 24,86 21,84 19,82 17,80 15,78 14,76 12,73 11,71 10,68 9,65 8,62 8,59 8,56 7,52 8,46 8,43 9,40 9,37 10,35 11,32 12,30 13,27 15,25 16,23 18,21 19,19 21,17 23,15 26,13 28,12 30,10 33,9 36,8 42,5 48,3 55,2 62,1 70,0 79,0 86,0 93,1 100,2 106,3 112,4 118,6 123,8 128,11 130,12 132,14 134,15 136,17 138,19 139,21 141,23 142,25 144,27 145,30 146,32 147,35 149,40 151,46 123,49 122,46 121,45 121,43 120,42 120,41 119,39 118,38 117,37 116,36 115,35 114,34 113,33 112,32 109,30 106,29 103,27 99,26 96,25 92,24 88,24 83,24 79,23 74,24 69,24 64,24 60,25 57,26 53,27 50,28 49,29 48,30 46,31 45,32 44,32 43,33 42,34 41,36 41,37 40,38 39,39 39,40 39,42 38,43 38,45 38,46 38,48 38,49 38,51 38,53 38,55 39,56 39,58 40,59 41,61 42,62 43,64 44,65 45,66 47,67 48,68 50,69 52,70 54,71 56,72 59,73 67,75 76,78 88,81 100,84 109,87 117,90 121,91 124,93 126,94 129,95 131,97 133,98 135,100 137,101 139,103 141,104 142,106 144,107 145,109 146,111 147,113 149,115 150,117 150,119 151,121 152,123 153,126 153,128 153,130 154,133 154,135">
            <text:p/>
          </draw:polygon>
          <draw:polygon draw:style-name="gr34" draw:text-style-name="P23" draw:layer="layout" svg:width="0.089cm" svg:height="0.23cm" svg:x="18.031cm" svg:y="10.776cm" svg:viewBox="0 0 90 231" draw:points="90,227 86,228 82,229 79,229 75,230 71,230 67,231 63,231 59,231 54,231 50,230 46,230 42,228 39,227 36,225 33,223 31,220 29,218 27,214 25,211 24,207 23,203 22,199 22,194 22,189 22,64 0,64 0,41 23,41 32,0 53,0 53,41 87,41 87,64 53,64 53,182 53,185 53,188 53,191 54,193 54,196 55,197 55,198 55,199 56,199 56,200 57,201 58,202 58,202 59,203 60,203 60,204 61,204 62,205 63,205 64,205 65,206 67,206 70,206 72,206 74,206 76,206 80,206 85,205 90,204">
            <text:p/>
          </draw:polygon>
          <draw:path draw:style-name="gr34" draw:text-style-name="P23" draw:layer="layout" svg:width="0.165cm" svg:height="0.192cm" svg:x="18.139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4" draw:text-style-name="P23" draw:layer="layout" svg:width="0.087cm" svg:height="0.189cm" svg:x="18.342cm" svg:y="10.81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polygon draw:style-name="gr34" draw:text-style-name="P23" draw:layer="layout" svg:width="0.093cm" svg:height="0.254cm" svg:x="17.566cm" svg:y="11.142cm" svg:viewBox="0 0 94 255" draw:points="57,92 57,255 26,255 26,92 0,92 0,69 26,69 26,48 26,42 27,36 28,31 29,26 30,24 31,22 31,20 33,18 34,16 35,14 36,13 37,11 39,10 40,9 42,7 44,6 46,5 47,4 49,4 52,3 56,2 61,1 66,0 72,0 78,0 84,1 89,1 91,2 94,2 94,26 90,25 86,25 83,24 80,24 77,24 74,25 72,25 71,25 70,26 68,26 67,27 67,27 66,28 65,28 64,29 63,30 63,30 62,31 61,32 61,33 60,34 60,35 59,36 59,39 58,42 58,45 57,48 57,52 57,69 94,69 94,92">
            <text:p/>
          </draw:polygon>
          <draw:path draw:style-name="gr34" draw:text-style-name="P23" draw:layer="layout" svg:width="0.03cm" svg:height="0.255cm" svg:x="17.681cm" svg:y="11.142cm" svg:viewBox="0 0 31 256" svg:d="M0 30v-30h31v30zM0 256v-187h31v187z">
            <text:p/>
          </draw:path>
          <draw:polygon draw:style-name="gr34" draw:text-style-name="P23" draw:layer="layout" svg:width="0.03cm" svg:height="0.255cm" svg:x="17.758cm" svg:y="11.142cm" svg:viewBox="0 0 31 256" draw:points="0,256 0,0 31,0 31,256">
            <text:p/>
          </draw:polygon>
          <draw:path draw:style-name="gr34" draw:text-style-name="P23" draw:layer="layout" svg:width="0.165cm" svg:height="0.192cm" svg:x="17.826cm" svg:y="11.208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g>
        <draw:g xml:id="id50" draw:id="id50">
          <draw:glue-point draw:id="4" svg:x="-2.365cm" svg:y="2.334cm"/>
          <draw:path draw:style-name="gr35" draw:text-style-name="P24" draw:layer="layout" svg:width="2.413cm" svg:height="1.905cm" svg:x="21.319cm" svg:y="10.016cm" svg:viewBox="0 0 2414 1906" svg:d="M0 0c405 0 809 0 1214 0 400 318 800 635 1200 953-400 318-800 635-1200 953-405 0-809 0-1214 0 400-318 799-635 1199-953-400-318-799-635-1199-953z">
            <text:p/>
          </draw:path>
          <draw:path draw:style-name="gr36" draw:text-style-name="P25" draw:layer="layout" svg:width="0.303cm" svg:height="0.315cm" svg:x="22.399cm" svg:y="10.813cm" svg:viewBox="0 0 304 316" svg:d="M261 316c-12-31-24-61-36-92-48 0-96 0-144 0-12 31-25 61-37 92-15 0-29 0-44 0 43-105 86-211 129-316 16 0 33 0 49 0 42 105 84 211 126 316-14 0-29 0-43 0zM153 32c-1 2-1 5-2 7-1 3-3 7-4 10-1 4-2 7-3 11-3 9-7 17-10 26-13 35-27 69-40 104 39 0 79 0 118 0-14-35-27-69-41-104-1-3-2-5-3-8s-2-6-3-9c-2-6-4-12-6-18s-4-13-6-19z">
            <text:p/>
          </draw:path>
          <draw:path draw:style-name="gr36" draw:text-style-name="P25" draw:layer="layout" svg:width="0.201cm" svg:height="0.315cm" svg:x="22.741cm" svg:y="10.812cm" svg:viewBox="0 0 202 316" svg:d="M0 316c0-105 0-211 0-316 14 0 29 0 43 0 0 94 0 187 0 281 53 0 106 0 159 0 0 12 0 23 0 35-67 0-135 0-202 0z">
            <text:p/>
          </draw:path>
          <draw:path draw:style-name="gr36" draw:text-style-name="P25" draw:layer="layout" svg:width="0.26cm" svg:height="0.32cm" svg:x="22.993cm" svg:y="10.812cm" svg:viewBox="0 0 261 321" svg:d="M128 321c-3 0-6-1-9-1s-6 0-9 0-6-1-9-1c-3-1-6-1-9-2s-5-1-8-2-5-1-8-2-5-2-8-3c-2-1-5-3-7-4s-5-2-7-3-5-3-7-4c-2-2-4-3-6-5s-4-3-6-5-3-3-5-5-3-4-5-6-3-4-5-6c-1-2-3-5-4-7s-3-5-4-7-2-5-3-7-2-5-3-7c-1-3-1-5-2-8s-1-5-2-8c0-3-1-6-1-9s-1-6-1-9 0-6 0-9c0-67 0-134 0-201 14 0 29 0 43 0 0 66 0 132 0 198 0 3 0 7 0 10s1 7 1 10c1 3 1 6 2 9s1 6 2 9c1 1 1 3 2 4 0 1 1 3 1 4 1 1 1 2 2 3s1 3 2 4 1 2 2 3 2 2 3 3 1 2 2 3 2 2 3 3 2 2 3 3 2 2 3 3 2 1 3 2 2 1 3 2 2 1 3 2 3 1 4 2 3 1 4 2c1 0 3 1 4 1 3 1 5 2 8 3 3 0 6 1 9 1s6 1 9 1 7 1 10 1c4 0 7-1 11-1 3 0 6-1 9-1 3-1 6-1 9-2s6-1 9-2c1-1 3-1 4-2 1 0 3-1 4-1 1-1 3-1 4-2s2-1 3-2 3-2 4-3 2-1 3-2 2-2 3-3 2-1 3-2 2-2 3-3 2-3 3-4 1-2 2-3 2-2 3-3 1-3 2-4 1-3 2-4 1-3 2-4c0-1 1-3 1-4 1-3 2-6 3-9s1-6 2-9c0-3 1-7 1-10 0-4 0-7 0-11 0-65 0-130 0-195 14 0 29 0 43 0 0 66 0 131 0 197 0 3-1 7-1 10s0 6 0 9c-1 3-1 5-2 8 0 3-1 6-1 9-1 3-2 5-3 8s-1 5-2 8c-1 2-3 5-4 7s-3 5-4 7-3 5-4 7c-2 2-3 4-5 6s-3 4-5 6-3 4-5 6-4 3-6 5-5 3-7 5c-2 1-4 3-6 4-3 1-5 3-8 4-2 1-5 2-7 3-3 1-5 2-8 3s-5 2-8 3-6 1-9 2c-3 0-6 1-9 1-3 1-6 1-9 2-3 0-7 0-10 0s-7 1-10 1z">
            <text:p/>
          </draw:path>
        </draw:g>
        <draw:g>
          <draw:polygon draw:style-name="gr37" draw:text-style-name="P24" draw:layer="layout" svg:width="2.032cm" svg:height="2.032cm" svg:x="6.342cm" svg:y="5.193cm" svg:viewBox="0 0 2033 2033" draw:points="0,0 1375,0 2033,1016 1375,2033 0,2033 658,1016">
            <text:p/>
          </draw:polygon>
          <draw:path draw:style-name="gr38" draw:text-style-name="P25" draw:layer="layout" svg:width="0.18cm" svg:height="0.193cm" svg:x="7.116cm" svg:y="6.178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38" draw:text-style-name="P25" draw:layer="layout" svg:width="0.158cm" svg:height="0.258cm" svg:x="7.31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8" draw:text-style-name="P25" draw:layer="layout" svg:width="0.158cm" svg:height="0.258cm" svg:x="7.504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8" draw:text-style-name="P25" draw:layer="layout" svg:width="0.165cm" svg:height="0.192cm" svg:x="7.7cm" svg:y="6.179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8" draw:text-style-name="P25" draw:layer="layout" svg:width="0.087cm" svg:height="0.189cm" svg:x="7.903cm" svg:y="6.179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connector draw:style-name="gr39" draw:text-style-name="P1" draw:layer="layout" svg:x1="4.169cm" svg:y1="11.557cm" svg:x2="4.857cm" svg:y2="11.604cm" svg:d="M4169 11557h344v47h344" svg:viewBox="0 0 689 48">
          <text:p text:style-name="P3"><text:span text:style-name="T1">w</text:span><text:span text:style-name="T1">2</text:span></text:p>
        </draw:connector>
        <draw:connector draw:style-name="gr7" draw:text-style-name="P3" xml:id="id38" draw:id="id38" draw:layer="layout" svg:x1="5.291cm" svg:y1="5.556cm" svg:x2="6.733cm" svg:y2="5.56cm" draw:end-shape="id22" draw:end-glue-point="3" svg:d="M5291 5556h471v4h971" svg:viewBox="0 0 1443 5">
          <text:p/>
        </draw:connector>
        <draw:connector draw:style-name="gr8" draw:text-style-name="P1" xml:id="id40" draw:id="id40" draw:layer="layout" svg:x1="11.821cm" svg:y1="3.676cm" svg:x2="1.501cm" svg:y2="11.556cm" draw:end-shape="id23" draw:end-glue-point="3" svg:d="M11821 3676h-10821v7880h501" svg:viewBox="0 0 10822 7881">
          <text:p text:style-name="P3"><text:span text:style-name="T1">w1</text:span></text:p>
        </draw:connector>
        <draw:g>
          <draw:path draw:style-name="gr40" draw:text-style-name="P26" draw:layer="layout" svg:width="0.108cm" svg:height="0.115cm" svg:x="1.634cm" svg:y="11.569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0" draw:text-style-name="P26" draw:layer="layout" svg:width="0.094cm" svg:height="0.154cm" svg:x="1.753cm" svg:y="11.53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0" draw:text-style-name="P26" draw:layer="layout" svg:width="0.052cm" svg:height="0.113cm" svg:x="1.876cm" svg:y="11.56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0" draw:text-style-name="P26" draw:layer="layout" svg:width="0.122cm" svg:height="0.012cm" svg:x="1.931cm" svg:y="11.712cm" svg:viewBox="0 0 123 13" draw:points="0,13 0,0 123,0 123,13">
            <text:p/>
          </draw:polygon>
          <draw:path draw:style-name="gr40" draw:text-style-name="P26" draw:layer="layout" svg:width="0.018cm" svg:height="0.153cm" svg:x="2.067cm" svg:y="11.53cm" svg:viewBox="0 0 19 154" svg:d="M0 18v-18h19v18zM0 154v-112h19v112z">
            <text:p/>
          </draw:path>
          <draw:polygon draw:style-name="gr40" draw:text-style-name="P26" draw:layer="layout" svg:width="0.089cm" svg:height="0.113cm" svg:x="2.113cm" svg:y="11.569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1" draw:text-style-name="P26" draw:layer="layout" svg:width="0.09cm" svg:height="0.115cm" svg:x="2.665cm" svg:y="12.712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1" draw:text-style-name="P26" draw:layer="layout" svg:width="0.018cm" svg:height="0.153cm" svg:x="2.776cm" svg:y="12.673cm" svg:viewBox="0 0 19 154" draw:points="0,154 0,0 19,0 19,154">
            <text:p/>
          </draw:polygon>
          <draw:polygon draw:style-name="gr41" draw:text-style-name="P26" draw:layer="layout" svg:width="0.091cm" svg:height="0.153cm" svg:x="2.822cm" svg:y="12.673cm" svg:viewBox="0 0 92 154" draw:points="70,154 32,103 19,114 19,154 0,154 0,0 19,0 19,96 68,42 90,42 44,90 92,154">
            <text:p/>
          </draw:polygon>
        </draw:g>
        <draw:g>
          <draw:path draw:style-name="gr42" draw:text-style-name="P26" draw:layer="layout" svg:width="0.108cm" svg:height="0.115cm" svg:x="3.397cm" svg:y="11.55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2" draw:text-style-name="P26" draw:layer="layout" svg:width="0.094cm" svg:height="0.154cm" svg:x="3.516cm" svg:y="11.512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2" draw:text-style-name="P26" draw:layer="layout" svg:width="0.052cm" svg:height="0.113cm" svg:x="3.639cm" svg:y="11.55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2" draw:text-style-name="P26" draw:layer="layout" svg:width="0.122cm" svg:height="0.012cm" svg:x="3.694cm" svg:y="11.694cm" svg:viewBox="0 0 123 13" draw:points="0,13 0,0 123,0 123,13">
            <text:p/>
          </draw:polygon>
          <draw:path draw:style-name="gr42" draw:text-style-name="P26" draw:layer="layout" svg:width="0.099cm" svg:height="0.115cm" svg:x="3.825cm" svg:y="11.551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2" draw:text-style-name="P26" draw:layer="layout" svg:width="0.089cm" svg:height="0.113cm" svg:x="3.948cm" svg:y="11.553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2" draw:text-style-name="P26" draw:layer="layout" svg:width="0.053cm" svg:height="0.138cm" svg:x="4.056cm" svg:y="11.52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31" draw:id="id31">
          <draw:path draw:style-name="gr43" draw:text-style-name="P27" draw:layer="layout" svg:width="0.078cm" svg:height="0.115cm" svg:x="6.632cm" svg:y="11.489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ath draw:style-name="gr43" draw:text-style-name="P27" draw:layer="layout" svg:width="0.068cm" svg:height="0.154cm" svg:x="6.718cm" svg:y="11.45cm" svg:viewBox="0 0 69 155" svg:d="M55 135l-1 3-1 2-1 3-1 2-1 1-2 2-1 1-2 2-1 1-2 1-2 1h-2l-2 1h-2-2-2-4-2l-1-1h-2l-2-1h-1l-1-1-2-1-1-1-1-1-2-2-1-1-1-2-1-1-1-2-1-2v-2l-1-2-1-2-1-5-1-5-1-5-1-7v-6-7-14l1-6 1-6 1-5 1-5 2-4 1-4 2-4 3-3 2-2 3-2 3-2 3-1 3-1h4 2l2 1h2 2l2 1 2 1 2 1 1 1 2 1 1 2 2 1 1 2 1 2 1 2 1 2 1 3v-13-46h14v130 15 5 3h-13v-1-1-5zM14 97v6 5l1 5v4l1 4 1 4 1 3v2l1 1v1l1 1 1 1v1l1 1 1 1 1 1h1l1 1 1 1h1 1l1 1h1 2 3 1l2-1h1l1-1h1l1-1h1l1-1 1-1 1-1 1-1 1-1v-2l1-1 1-1v-2l1-3 1-4 1-4v-4l1-5v-5-6-5-5l-1-5v-4l-1-4-1-4v-1l-1-2v-1l-1-2-1-1v-1l-1-1-1-1-1-1-1-1-1-1h-1l-1-1-1-1h-1-1l-1-1h-2-3-2-1l-1 1h-1-1l-1 1-1 1h-1l-1 1-1 1-1 1v1l-1 1-1 1v1l-1 2v1l-1 3-1 4-1 4v4l-1 5v6z">
            <text:p/>
          </draw:path>
          <draw:polygon draw:style-name="gr43" draw:text-style-name="P27" draw:layer="layout" svg:width="0.037cm" svg:height="0.113cm" svg:x="6.808cm" svg:y="11.489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g>
        <draw:g>
          <draw:polygon draw:style-name="gr44" draw:text-style-name="P26" draw:layer="layout" svg:width="0.111cm" svg:height="0.111cm" svg:x="6.675cm" svg:y="12.539cm" svg:viewBox="0 0 112 112" draw:points="88,112 73,112 58,33 56,15 54,29 38,112 23,112 0,0 13,0 27,76 28,78 28,82 30,97 32,89 49,0 63,0 77,77 81,97 83,82 98,0 112,0">
            <text:p/>
          </draw:polygon>
          <draw:polygon draw:style-name="gr44" draw:text-style-name="P26" draw:layer="layout" svg:width="0.037cm" svg:height="0.113cm" svg:x="6.795cm" svg:y="12.537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path draw:style-name="gr44" draw:text-style-name="P26" draw:layer="layout" svg:width="0.013cm" svg:height="0.153cm" svg:x="6.848cm" svg:y="12.498cm" svg:viewBox="0 0 14 154" svg:d="M0 18v-18h14v18zM0 154v-112h14v112z">
            <text:p/>
          </draw:path>
          <draw:polygon draw:style-name="gr44" draw:text-style-name="P26" draw:layer="layout" svg:width="0.038cm" svg:height="0.138cm" svg:x="6.874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4" draw:text-style-name="P26" draw:layer="layout" svg:width="0.071cm" svg:height="0.115cm" svg:x="6.921cm" svg:y="12.537cm" svg:viewBox="0 0 72 116" svg:d="M14 62v5l1 4v4l1 4v4l1 3 1 1 1 2v1l1 2 1 1 1 1v1l1 1 1 1 1 1 1 1h1l1 1 1 1h1 2l1 1h1 3 2 2l2-1h2l1-1 2-1 2-1 1-1 1-1 1-1 1-2 1-1 1-2 1-2 1-1v-2l12 5-1 3-1 3-1 3-2 2-1 3-2 2-2 2-2 1-2 2-2 1-3 1-2 1-3 1-3 1h-3-3-5l-4-1-3-1-2-1-2-1-2-1-1-1-2-1-1-1-2-2-1-1-1-2-2-2-1-2-1-2-1-2-1-2-1-2v-3l-2-5-1-6v-6l-1-7v-7-6l1-7v-6l1-5 2-5v-3l1-2 1-2 1-2 1-2 1-2 2-2 1-2 1-1 2-2 1-1 2-1 1-1 2-1 2-1 1-1 4-1 4-1h4 5l4 1 4 1 3 2 3 2 3 2 3 3 2 4 2 4 2 4 2 5 1 5 1 6 1 7v6 8 2zM58 48v-5l-1-4v-3l-1-4-1-3-1-2v-2l-1-1-1-1v-1l-1-1-1-1-1-1v-1h-1l-1-1-1-1h-1l-1-1h-1l-2-1h-2-3-2-3l-1 1h-1-1l-1 1-1 1h-1v1l-1 1-1 1-1 1-1 1v1l-1 1-1 1-1 3-1 3-1 3-1 3v3 4l-1 4z">
            <text:p/>
          </draw:path>
          <draw:path draw:style-name="gr44" draw:text-style-name="P26" draw:layer="layout" svg:width="0.09cm" svg:height="0.145cm" svg:x="7.013cm" svg:y="12.505cm" svg:viewBox="0 0 91 146" svg:d="M91 71v6 5l-1 6-1 5v4l-2 5-1 5-1 4-2 4-2 4-2 3-2 4-2 3-3 3-3 2-2 3-3 2-3 2-4 1-3 2-3 1h-4l-4 1h-3-40v-146h35 7l6 1 5 2 6 2 5 2 2 2 2 1 3 2 2 2 2 2 1 3 2 2 2 2 1 3 2 3 1 3 1 3 1 3 1 3 1 3 1 4 1 7 1 8zM77 71l-1-6v-6l-1-6-1-5-1-3-1-2v-3l-1-2-1-2-2-2-1-2-1-2-2-2-1-1-2-2-1-1-2-1-2-2-1-1-2-1-4-1-5-1-4-1h-5-21v114h24 3 3l2-1 3-1 2-1 3-1 2-1 2-2 3-2 2-2 1-2 2-3 2-2 1-3 2-3 1-3 1-4 1-3 1-4v-4l1-4v-4l1-4z">
            <text:p/>
          </draw:path>
          <draw:path draw:style-name="gr44" draw:text-style-name="P26" draw:layer="layout" svg:width="0.078cm" svg:height="0.115cm" svg:x="7.117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olygon draw:style-name="gr44" draw:text-style-name="P26" draw:layer="layout" svg:width="0.038cm" svg:height="0.138cm" svg:x="7.199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4" draw:text-style-name="P26" draw:layer="layout" svg:width="0.078cm" svg:height="0.115cm" svg:x="7.246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g>
        <draw:frame draw:style-name="gr12" draw:text-style-name="P9" draw:layer="layout" svg:width="1.484cm" svg:height="0.49cm" svg:x="7.612cm" svg:y="12.323cm">
          <draw:text-box>
            <text:p><text:span text:style-name="T3">writeEn</text:span></text:p>
          </draw:text-box>
        </draw:frame>
        <draw:g>
          <draw:polygon draw:style-name="gr43" draw:text-style-name="P27" draw:layer="layout" svg:width="0.065cm" svg:height="0.115cm" svg:x="7.611cm" svg:y="12.632cm" svg:viewBox="0 0 66 116" draw:points="14,57 14,63 14,68 15,73 15,77 16,81 17,84 18,88 19,89 19,91 20,92 21,93 21,94 22,95 23,96 24,97 25,98 26,99 27,99 28,100 29,100 30,101 31,101 32,101 33,101 35,101 36,101 38,101 40,101 41,100 43,99 44,98 45,97 47,96 47,95 48,95 48,94 49,93 49,92 50,91 50,90 51,89 51,87 52,85 52,82 53,79 66,81 66,85 65,88 64,92 63,95 62,98 60,101 58,104 56,106 54,109 52,111 49,112 47,114 44,115 41,115 38,116 35,116 31,116 27,115 25,115 23,114 22,113 20,112 18,111 17,110 15,109 14,108 13,106 11,105 10,103 9,101 8,99 7,97 6,95 5,93 4,91 4,88 2,83 1,77 1,71 0,65 0,58 0,51 1,45 1,39 2,33 4,28 4,25 5,23 6,21 7,19 8,17 9,15 10,13 11,11 13,10 14,8 15,7 17,6 18,5 20,4 22,3 23,2 25,1 27,1 31,0 35,0 38,0 41,1 44,1 46,2 49,3 51,5 53,7 56,9 57,11 59,14 61,17 62,19 63,23 64,26 65,30 66,33 52,35 52,33 51,30 51,28 50,27 49,25 49,23 48,22 47,20 46,19 45,19 45,18 44,18 44,17 43,17 41,16 40,15 38,15 36,15 34,15 32,15 31,15 29,15 28,16 27,16 26,16 25,17 24,18 23,18 23,19 22,20 21,21 20,22 20,23 19,24 18,26 18,27 17,29 17,30 16,34 15,38 15,42 14,47 14,52">
            <text:p/>
          </draw:polygon>
          <draw:polygon draw:style-name="gr43" draw:text-style-name="P27" draw:layer="layout" svg:width="0.013cm" svg:height="0.153cm" svg:x="7.691cm" svg:y="12.593cm" svg:viewBox="0 0 14 154" draw:points="0,154 0,0 14,0 14,154">
            <text:p/>
          </draw:polygon>
          <draw:polygon draw:style-name="gr43" draw:text-style-name="P27" draw:layer="layout" svg:width="0.066cm" svg:height="0.153cm" svg:x="7.725cm" svg:y="12.593cm" svg:viewBox="0 0 67 154" draw:points="51,154 23,103 14,114 14,154 0,154 0,0 14,0 14,96 49,42 65,42 32,90 67,154">
            <text:p/>
          </draw:polygon>
        </draw:g>
        <draw:frame draw:style-name="gr13" draw:text-style-name="P8" draw:layer="layout" svg:width="1.484cm" svg:height="0.727cm" svg:x="7.866cm" svg:y="11.162cm">
          <draw:text-box>
            <text:p><text:span text:style-name="T3">Read</text:span></text:p>
            <text:p><text:span text:style-name="T3">Data</text:span></text:p>
          </draw:text-box>
        </draw:frame>
        <draw:g xml:id="id22" draw:id="id22">
          <draw:path draw:style-name="gr43" draw:text-style-name="P27" draw:layer="layout" svg:width="0.018cm" svg:height="0.153cm" svg:x="6.733cm" svg:y="5.483cm" svg:viewBox="0 0 19 154" svg:d="M0 18v-18h19v18zM0 154v-112h19v112z">
            <text:p/>
          </draw:path>
          <draw:polygon draw:style-name="gr43" draw:text-style-name="P27" draw:layer="layout" svg:width="0.089cm" svg:height="0.113cm" svg:x="6.78cm" svg:y="5.52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3" draw:text-style-name="P27" draw:layer="layout" svg:width="0.14cm" svg:height="0.145cm" svg:x="6.884cm" svg:y="5.49cm" svg:viewBox="0 0 141 146" svg:d="M120 146l-16-43h-67l-17 43h-20l60-146h22l59 146zM70 15v3l-2 4-2 5-4 13-19 48h55l-19-49-6-16z">
            <text:p/>
          </draw:path>
        </draw:g>
        <draw:g>
          <draw:path draw:style-name="gr43" draw:text-style-name="P27" draw:layer="layout" svg:width="0.018cm" svg:height="0.153cm" svg:x="6.733cm" svg:y="6.753cm" svg:viewBox="0 0 19 154" svg:d="M0 18v-18h19v18zM0 154v-112h19v112z">
            <text:p/>
          </draw:path>
          <draw:polygon draw:style-name="gr43" draw:text-style-name="P27" draw:layer="layout" svg:width="0.089cm" svg:height="0.113cm" svg:x="6.78cm" svg:y="6.79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3" draw:text-style-name="P27" draw:layer="layout" svg:width="0.112cm" svg:height="0.145cm" svg:x="6.901cm" svg:y="6.76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39" draw:id="id39">
          <draw:path draw:style-name="gr43" draw:text-style-name="P27" draw:layer="layout" svg:width="0.099cm" svg:height="0.115cm" svg:x="8.08cm" svg:y="6.157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3" draw:text-style-name="P27" draw:layer="layout" svg:width="0.089cm" svg:height="0.113cm" svg:x="8.204cm" svg:y="6.159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3" draw:text-style-name="P27" draw:layer="layout" svg:width="0.053cm" svg:height="0.138cm" svg:x="8.311cm" svg:y="6.135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14" draw:text-style-name="P11" draw:layer="layout" svg:x1="5.707cm" svg:y1="6.844cm" svg:x2="6.723cm" svg:y2="6.844cm">
          <text:p text:style-name="P10"><text:span text:style-name="T1">1</text:span></text:p>
        </draw:line>
        <draw:line draw:style-name="gr15" draw:text-style-name="P12" draw:layer="layout" svg:x1="12.184cm" svg:y1="13.194cm" svg:x2="12.184cm" svg:y2="9.765cm">
          <text:p/>
        </draw:line>
        <draw:line draw:style-name="gr16" draw:text-style-name="P14" xml:id="id45" draw:id="id45" draw:layer="layout" svg:x1="12.184cm" svg:y1="9.79cm" svg:x2="12.049cm" svg:y2="8.493cm">
          <text:p text:style-name="P13"><text:span text:style-name="T4">W3[5:0]</text:span></text:p>
        </draw:line>
        <draw:line draw:style-name="gr16" draw:text-style-name="P15" xml:id="id46" draw:id="id46" draw:layer="layout" svg:x1="12.184cm" svg:y1="10.781cm" svg:x2="13.581cm" svg:y2="10.781cm">
          <text:p text:style-name="P4"><text:span text:style-name="T4">W3[11:6]</text:span></text:p>
        </draw:line>
        <draw:line draw:style-name="gr16" draw:text-style-name="P15" xml:id="id43" draw:id="id43" draw:layer="layout" svg:x1="12.184cm" svg:y1="11.543cm" svg:x2="13.708cm" svg:y2="11.543cm">
          <text:p text:style-name="P4"><text:span text:style-name="T4">W3[17:12]</text:span></text:p>
        </draw:line>
        <draw:line draw:style-name="gr16" draw:text-style-name="P15" xml:id="id41" draw:id="id41" draw:layer="layout" svg:x1="12.184cm" svg:y1="12.305cm" svg:x2="13.835cm" svg:y2="12.305cm">
          <text:p text:style-name="P4"><text:span text:style-name="T4">W3[23:18]</text:span></text:p>
        </draw:line>
        <draw:line draw:style-name="gr16" draw:text-style-name="P15" draw:layer="layout" svg:x1="12.184cm" svg:y1="13.194cm" svg:x2="13.835cm" svg:y2="13.194cm">
          <text:p text:style-name="P4"><text:span text:style-name="T4">W3[63:18]</text:span></text:p>
        </draw:line>
        <draw:g xml:id="id47" draw:id="id47">
          <draw:polygon draw:style-name="gr43" draw:text-style-name="P27" draw:layer="layout" svg:width="0.153cm" svg:height="0.111cm" svg:x="16.001cm" svg:y="10.223cm" svg:viewBox="0 0 154 112" draw:points="122,112 100,112 81,33 77,15 74,29 53,112 31,112 0,0 18,0 37,76 38,78 39,82 42,97 44,89 67,0 87,0 107,77 111,97 114,82 136,0 154,0">
            <text:p/>
          </draw:polygon>
          <draw:polygon draw:style-name="gr43" draw:text-style-name="P27" draw:layer="layout" svg:width="0.052cm" svg:height="0.113cm" svg:x="16.167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3" draw:text-style-name="P27" draw:layer="layout" svg:width="0.018cm" svg:height="0.153cm" svg:x="16.239cm" svg:y="10.182cm" svg:viewBox="0 0 19 154" svg:d="M0 18v-18h19v18zM0 154v-112h19v112z">
            <text:p/>
          </draw:path>
          <draw:polygon draw:style-name="gr43" draw:text-style-name="P27" draw:layer="layout" svg:width="0.053cm" svg:height="0.138cm" svg:x="16.275cm" svg:y="10.19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3" draw:text-style-name="P27" draw:layer="layout" svg:width="0.098cm" svg:height="0.115cm" svg:x="16.34cm" svg:y="10.22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3" draw:text-style-name="P27" draw:layer="layout" svg:width="0.14cm" svg:height="0.145cm" svg:x="16.45cm" svg:y="10.189cm" svg:viewBox="0 0 141 146" svg:d="M120 146l-16-43h-67l-17 43h-20l60-146h22l59 146zM70 15v3l-2 4-2 5-4 13-19 48h55l-19-49-6-16z">
            <text:p/>
          </draw:path>
          <draw:path draw:style-name="gr43" draw:text-style-name="P27" draw:layer="layout" svg:width="0.094cm" svg:height="0.154cm" svg:x="16.598cm" svg:y="10.182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3" draw:text-style-name="P27" draw:layer="layout" svg:width="0.052cm" svg:height="0.113cm" svg:x="16.722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g>
        <draw:g xml:id="id52" draw:id="id52">
          <draw:polygon draw:style-name="gr45" draw:text-style-name="P27" draw:layer="layout" svg:width="0.052cm" svg:height="0.113cm" svg:x="16.015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5" draw:text-style-name="P27" draw:layer="layout" svg:width="0.098cm" svg:height="0.115cm" svg:x="16.082cm" svg:y="9.695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5" draw:text-style-name="P27" draw:layer="layout" svg:width="0.108cm" svg:height="0.115cm" svg:x="16.201cm" svg:y="9.695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5" draw:text-style-name="P27" draw:layer="layout" svg:width="0.094cm" svg:height="0.154cm" svg:x="16.319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5" draw:text-style-name="P27" draw:layer="layout" svg:width="0.14cm" svg:height="0.145cm" svg:x="16.429cm" svg:y="9.663cm" svg:viewBox="0 0 141 146" svg:d="M120 146l-16-43h-67l-17 43h-20l60-146h22l59 146zM70 15v3l-2 4-2 5-4 13-19 48h55l-19-49-6-16z">
            <text:p/>
          </draw:path>
          <draw:path draw:style-name="gr45" draw:text-style-name="P27" draw:layer="layout" svg:width="0.094cm" svg:height="0.154cm" svg:x="16.577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5" draw:text-style-name="P27" draw:layer="layout" svg:width="0.052cm" svg:height="0.113cm" svg:x="16.701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5" draw:text-style-name="P27" draw:layer="layout" svg:width="0.096cm" svg:height="0.147cm" svg:x="16.77cm" svg:y="9.661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1" draw:text-style-name="P27" draw:layer="layout" svg:width="0.052cm" svg:height="0.113cm" svg:x="18.682cm" svg:y="9.568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1" draw:text-style-name="P27" draw:layer="layout" svg:width="0.098cm" svg:height="0.115cm" svg:x="18.749cm" svg:y="9.568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1" draw:text-style-name="P27" draw:layer="layout" svg:width="0.108cm" svg:height="0.115cm" svg:x="18.868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1" draw:text-style-name="P27" draw:layer="layout" svg:width="0.094cm" svg:height="0.154cm" svg:x="18.986cm" svg:y="9.529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1" draw:text-style-name="P27" draw:layer="layout" svg:width="0.125cm" svg:height="0.145cm" svg:x="19.113cm" svg:y="9.536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1" draw:text-style-name="P27" draw:layer="layout" svg:width="0.108cm" svg:height="0.115cm" svg:x="19.257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1" draw:text-style-name="P27" draw:layer="layout" svg:width="0.053cm" svg:height="0.138cm" svg:x="19.37cm" svg:y="9.54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1" draw:text-style-name="P27" draw:layer="layout" svg:width="0.108cm" svg:height="0.115cm" svg:x="19.435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1" draw:text-style-name="P27" draw:layer="layout" svg:width="0.09cm" svg:height="0.145cm" svg:x="19.56cm" svg:y="9.536cm" svg:viewBox="0 0 91 146" draw:points="0,146 0,130 37,130 37,18 4,41 4,24 39,0 56,0 56,130 91,130 91,146">
            <text:p/>
          </draw:polygon>
        </draw:g>
        <draw:g xml:id="id44" draw:id="id44">
          <draw:polygon draw:style-name="gr45" draw:text-style-name="P27" draw:layer="layout" svg:width="0.052cm" svg:height="0.113cm" svg:x="16.026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5" draw:text-style-name="P27" draw:layer="layout" svg:width="0.098cm" svg:height="0.115cm" svg:x="16.093cm" svg:y="9.187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5" draw:text-style-name="P27" draw:layer="layout" svg:width="0.108cm" svg:height="0.115cm" svg:x="16.212cm" svg:y="9.18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5" draw:text-style-name="P27" draw:layer="layout" svg:width="0.094cm" svg:height="0.154cm" svg:x="16.33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5" draw:text-style-name="P27" draw:layer="layout" svg:width="0.14cm" svg:height="0.145cm" svg:x="16.44cm" svg:y="9.155cm" svg:viewBox="0 0 141 146" svg:d="M120 146l-16-43h-67l-17 43h-20l60-146h22l59 146zM70 15v3l-2 4-2 5-4 13-19 48h55l-19-49-6-16z">
            <text:p/>
          </draw:path>
          <draw:path draw:style-name="gr45" draw:text-style-name="P27" draw:layer="layout" svg:width="0.094cm" svg:height="0.154cm" svg:x="16.588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5" draw:text-style-name="P27" draw:layer="layout" svg:width="0.052cm" svg:height="0.113cm" svg:x="16.712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5" draw:text-style-name="P27" draw:layer="layout" svg:width="0.09cm" svg:height="0.145cm" svg:x="16.786cm" svg:y="9.155cm" svg:viewBox="0 0 91 146" draw:points="0,146 0,130 37,130 37,18 4,41 4,24 39,0 56,0 56,130 91,130 91,146">
            <text:p/>
          </draw:polygon>
        </draw:g>
        <draw:g xml:id="id49" draw:id="id49">
          <draw:polygon draw:style-name="gr43" draw:text-style-name="P27" draw:layer="layout" svg:width="0.052cm" svg:height="0.113cm" svg:x="18.682cm" svg:y="10.203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3" draw:text-style-name="P27" draw:layer="layout" svg:width="0.098cm" svg:height="0.115cm" svg:x="18.749cm" svg:y="10.203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3" draw:text-style-name="P27" draw:layer="layout" svg:width="0.108cm" svg:height="0.115cm" svg:x="18.868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3" draw:text-style-name="P27" draw:layer="layout" svg:width="0.094cm" svg:height="0.154cm" svg:x="18.986cm" svg:y="10.164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3" draw:text-style-name="P27" draw:layer="layout" svg:width="0.125cm" svg:height="0.145cm" svg:x="19.113cm" svg:y="10.171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3" draw:text-style-name="P27" draw:layer="layout" svg:width="0.108cm" svg:height="0.115cm" svg:x="19.257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3" draw:text-style-name="P27" draw:layer="layout" svg:width="0.053cm" svg:height="0.138cm" svg:x="19.37cm" svg:y="10.181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3" draw:text-style-name="P27" draw:layer="layout" svg:width="0.108cm" svg:height="0.115cm" svg:x="19.435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3" draw:text-style-name="P27" draw:layer="layout" svg:width="0.096cm" svg:height="0.147cm" svg:x="19.555cm" svg:y="10.169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3" draw:text-style-name="P27" draw:layer="layout" svg:width="0.153cm" svg:height="0.111cm" svg:x="16.001cm" svg:y="12.763cm" svg:viewBox="0 0 154 112" draw:points="122,112 100,112 81,33 77,15 74,29 53,112 31,112 0,0 18,0 37,76 38,78 39,82 42,97 44,89 67,0 87,0 107,77 111,97 114,82 136,0 154,0">
            <text:p/>
          </draw:polygon>
          <draw:polygon draw:style-name="gr43" draw:text-style-name="P27" draw:layer="layout" svg:width="0.052cm" svg:height="0.113cm" svg:x="16.167cm" svg:y="12.76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3" draw:text-style-name="P27" draw:layer="layout" svg:width="0.018cm" svg:height="0.153cm" svg:x="16.239cm" svg:y="12.722cm" svg:viewBox="0 0 19 154" svg:d="M0 18v-18h19v18zM0 154v-112h19v112z">
            <text:p/>
          </draw:path>
          <draw:polygon draw:style-name="gr43" draw:text-style-name="P27" draw:layer="layout" svg:width="0.053cm" svg:height="0.138cm" svg:x="16.275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3" draw:text-style-name="P27" draw:layer="layout" svg:width="0.098cm" svg:height="0.115cm" svg:x="16.34cm" svg:y="12.76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3" draw:text-style-name="P27" draw:layer="layout" svg:width="0.125cm" svg:height="0.145cm" svg:x="16.467cm" svg:y="12.729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3" draw:text-style-name="P27" draw:layer="layout" svg:width="0.108cm" svg:height="0.115cm" svg:x="16.611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3" draw:text-style-name="P27" draw:layer="layout" svg:width="0.053cm" svg:height="0.138cm" svg:x="16.724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3" draw:text-style-name="P27" draw:layer="layout" svg:width="0.108cm" svg:height="0.115cm" svg:x="16.789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g>
        <draw:g xml:id="id48" draw:id="id48">
          <draw:polygon draw:style-name="gr43" draw:text-style-name="P27" draw:layer="layout" svg:width="0.153cm" svg:height="0.111cm" svg:x="17.398cm" svg:y="8.826cm" svg:viewBox="0 0 154 112" draw:points="122,112 100,112 81,33 77,15 74,29 53,112 31,112 0,0 18,0 37,76 38,78 39,82 42,97 44,89 67,0 87,0 107,77 111,97 114,82 136,0 154,0">
            <text:p/>
          </draw:polygon>
          <draw:polygon draw:style-name="gr43" draw:text-style-name="P27" draw:layer="layout" svg:width="0.052cm" svg:height="0.113cm" svg:x="17.564cm" svg:y="8.824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3" draw:text-style-name="P27" draw:layer="layout" svg:width="0.018cm" svg:height="0.153cm" svg:x="17.636cm" svg:y="8.785cm" svg:viewBox="0 0 19 154" svg:d="M0 18v-18h19v18zM0 154v-112h19v112z">
            <text:p/>
          </draw:path>
          <draw:polygon draw:style-name="gr43" draw:text-style-name="P27" draw:layer="layout" svg:width="0.053cm" svg:height="0.138cm" svg:x="17.672cm" svg:y="8.802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3" draw:text-style-name="P27" draw:layer="layout" svg:width="0.098cm" svg:height="0.115cm" svg:x="17.737cm" svg:y="8.824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43" draw:text-style-name="P27" draw:layer="layout" svg:width="0.114cm" svg:height="0.145cm" svg:x="17.864cm" svg:y="8.792cm" svg:viewBox="0 0 115 146" draw:points="0,146 0,0 111,0 111,16 20,16 20,63 104,63 104,79 20,79 20,130 115,130 115,146">
            <text:p/>
          </draw:polygon>
          <draw:polygon draw:style-name="gr43" draw:text-style-name="P27" draw:layer="layout" svg:width="0.089cm" svg:height="0.113cm" svg:x="18cm" svg:y="8.824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3" draw:text-style-name="P27" draw:layer="layout" svg:width="0.09cm" svg:height="0.115cm" svg:x="17.65cm" svg:y="13.268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3" draw:text-style-name="P27" draw:layer="layout" svg:width="0.018cm" svg:height="0.153cm" svg:x="17.761cm" svg:y="13.229cm" svg:viewBox="0 0 19 154" draw:points="0,154 0,0 19,0 19,154">
            <text:p/>
          </draw:polygon>
          <draw:polygon draw:style-name="gr43" draw:text-style-name="P27" draw:layer="layout" svg:width="0.091cm" svg:height="0.153cm" svg:x="17.807cm" svg:y="13.229cm" svg:viewBox="0 0 92 154" draw:points="70,154 32,103 19,114 19,154 0,154 0,0 19,0 19,96 68,42 90,42 44,90 92,154">
            <text:p/>
          </draw:polygon>
        </draw:g>
        <draw:custom-shape draw:style-name="gr17" draw:text-style-name="P16" xml:id="id26" draw:id="id26" draw:layer="layout" svg:width="1.143cm" svg:height="3.937cm" svg:x="9.898cm" svg:y="9.511cm">
          <text:p text:style-name="P16"><text:span text:style-name="T5">Instruction </text:span></text:p>
          <text:p text:style-name="P16"><text:span text:style-name="T5">register</text:span></text:p>
          <draw:enhanced-geometry svg:viewBox="0 0 21600 21600" draw:type="rectangle" draw:enhanced-path="M 0 0 L 21600 0 21600 21600 0 21600 0 0 Z N"/>
        </draw:custom-shape>
        <draw:line draw:style-name="gr18" draw:text-style-name="P17" draw:layer="layout" svg:x1="11.041cm" svg:y1="11.543cm" svg:x2="12.311cm" svg:y2="11.543cm">
          <text:p/>
        </draw:line>
        <draw:frame draw:style-name="gr12" draw:text-style-name="P8" draw:layer="layout" svg:width="0.76cm" svg:height="0.49cm" svg:x="10.154cm" svg:y="13.084cm">
          <draw:text-box>
            <text:p><text:span text:style-name="T3">cl</text:span><text:span text:style-name="T3">k</text:span></text:p>
          </draw:text-box>
        </draw:frame>
        <draw:g>
          <draw:path draw:style-name="gr46" draw:text-style-name="P27" draw:layer="layout" svg:width="0.018cm" svg:height="0.153cm" svg:x="21.988cm" svg:y="10.434cm" svg:viewBox="0 0 19 154" svg:d="M0 18c0-6 0-12 0-18 6 0 13 0 19 0 0 6 0 12 0 18-6 0-13 0-19 0zM0 154c0-37 0-75 0-112 6 0 13 0 19 0 0 37 0 75 0 112-6 0-13 0-19 0z">
            <text:p/>
          </draw:path>
          <draw:path draw:style-name="gr46" draw:text-style-name="P27" draw:layer="layout" svg:width="0.089cm" svg:height="0.113cm" svg:x="22.035cm" svg:y="10.473cm" svg:viewBox="0 0 90 114" svg:d="M71 114c0-24 0-47 0-71 0-2 0-3 0-5 0-1 0-2 0-3s0-1 0-2-1-1-1-2 0-1 0-2 0-1 0-2l-1-1c0-1 0-1 0-2l-1-1-1-1-1-1-1-1-1-1-1-1-1-1-1-1h-1c-1 0-1-1-2-1s-1 0-2 0h-1c-1 0-1 0-2 0s-2-1-3-1-1 0-2 0-2 1-3 1-2 0-3 0-1 0-2 0l-1 1h-1c-1 0-1 1-2 1h-1l-1 1c-1 0-1 1-2 1l-1 1h-1l-1 1-1 1c0 1-1 1-1 2l-1 1-1 1-1 1c0 1 0 1 0 2-1 1-1 2-2 3 0 1-1 2-1 3s-1 2-1 3 0 2 0 3-1 3-1 4 0 3 0 4c0 22 0 43 0 65-6 0-12 0-18 0 0-29 0-59 0-88 0-5-1-11-1-16 0-2 0-3 0-5 0-1 0-1 0-2v-1c6 0 12 0 18 0v1c0 1 0 1 0 2 0 2 0 3 0 5 0 4 0 7 0 11h1c0-1 1-2 1-3 1-1 1-1 2-2s1-2 2-3 1-1 2-2 1-1 2-2c1 0 1-1 2-1 1-1 1-1 2-2 1 0 1-1 2-1s1-1 2-1 1-1 2-1 1-1 2-1 2-1 3-1 2 0 3 0 2-1 3-1 1 0 2 0 3 0 4 0 3 0 4 0 3 1 4 1 3 0 4 0 3 1 4 1l1 1c1 0 1 1 2 1h1c1 0 1 1 2 1l1 1 1 1 1 1c1 0 1 1 2 1l1 1c0 1 1 1 1 2v1l1 1c0 1 1 1 1 2s1 1 1 2 1 2 1 3 1 3 1 4c0 2 1 3 1 5 0 1 0 3 0 4 0 2 0 3 0 5 0 25 0 50 0 75-6 0-13 0-19 0z">
            <text:p/>
          </draw:path>
          <draw:path draw:style-name="gr46" draw:text-style-name="P27" draw:layer="layout" svg:width="0.14cm" svg:height="0.145cm" svg:x="22.139cm" svg:y="10.441cm" svg:viewBox="0 0 141 146" svg:d="M120 146c-5-14-11-29-16-43-22 0-45 0-67 0-6 14-11 29-17 43-7 0-13 0-20 0 20-49 40-97 60-146 7 0 15 0 22 0 20 49 39 97 59 146-7 0-14 0-21 0zM70 15c0 1 0 2 0 3-1 1-1 3-2 4-1 2-1 3-2 5-1 4-3 9-4 13-6 16-13 32-19 48 18 0 37 0 55 0-6-16-13-33-19-49-2-5-4-11-6-16-1-3-2-5-3-8z">
            <text:p/>
          </draw:path>
        </draw:g>
        <draw:g>
          <draw:path draw:style-name="gr43" draw:text-style-name="P27" draw:layer="layout" svg:width="0.018cm" svg:height="0.153cm" svg:x="22.047cm" svg:y="11.341cm" svg:viewBox="0 0 19 154" svg:d="M0 18c0-6 0-12 0-18 6 0 13 0 19 0 0 6 0 12 0 18-6 0-13 0-19 0zM0 154c0-37 0-75 0-112 6 0 13 0 19 0 0 37 0 75 0 112-6 0-13 0-19 0z">
            <text:p/>
          </draw:path>
          <draw:path draw:style-name="gr43" draw:text-style-name="P27" draw:layer="layout" svg:width="0.089cm" svg:height="0.113cm" svg:x="22.094cm" svg:y="11.38cm" svg:viewBox="0 0 90 114" svg:d="M71 114c0-24 0-47 0-71 0-2 0-3 0-5 0-1 0-2 0-3s0-1 0-2-1-1-1-2 0-1 0-2 0-1 0-2l-1-1c0-1 0-1 0-2l-1-1-1-1-1-1-1-1-1-1-1-1-1-1-1-1h-1c-1 0-1-1-2-1s-1 0-2 0h-1c-1 0-1 0-2 0s-2-1-3-1-1 0-2 0-2 1-3 1-2 0-3 0-1 0-2 0l-1 1h-1c-1 0-1 1-2 1h-1l-1 1c-1 0-1 1-2 1l-1 1h-1l-1 1-1 1c0 1-1 1-1 2l-1 1-1 1-1 1c0 1 0 1 0 2-1 1-1 2-2 3 0 1-1 2-1 3s-1 2-1 3 0 2 0 3-1 3-1 4 0 3 0 4c0 22 0 43 0 65-6 0-12 0-18 0 0-29 0-59 0-88 0-5-1-11-1-16 0-2 0-3 0-5 0-1 0-1 0-2v-1c6 0 12 0 18 0v1c0 1 0 1 0 2 0 2 0 3 0 5 0 4 0 7 0 11h1c0-1 1-2 1-3 1-1 1-1 2-2s1-2 2-3 1-1 2-2 1-1 2-2c1 0 1-1 2-1 1-1 1-1 2-2 1 0 1-1 2-1s1-1 2-1 1-1 2-1 1-1 2-1 2-1 3-1 2 0 3 0 2-1 3-1 1 0 2 0 3 0 4 0 3 0 4 0 3 1 4 1 3 0 4 0 3 1 4 1l1 1c1 0 1 1 2 1h1c1 0 1 1 2 1l1 1 1 1 1 1c1 0 1 1 2 1l1 1c0 1 1 1 1 2v1l1 1c0 1 1 1 1 2s1 1 1 2 1 2 1 3 1 3 1 4c0 2 1 3 1 5 0 1 0 3 0 4 0 2 0 3 0 5 0 25 0 50 0 75-6 0-13 0-19 0z">
            <text:p/>
          </draw:path>
          <draw:path draw:style-name="gr43" draw:text-style-name="P27" draw:layer="layout" svg:width="0.112cm" svg:height="0.145cm" svg:x="22.215cm" svg:y="11.348cm" svg:viewBox="0 0 113 146" svg:d="M113 105c0 1 0 3 0 4s-1 2-1 3 0 1 0 2-1 1-1 2 0 1 0 2-1 1-1 2-1 1-1 2-1 1-1 2-1 1-1 2l-1 1c0 1-1 1-1 2-1 1-1 1-2 2l-1 1c-1 1-1 1-2 2l-1 1c-1 0-1 1-2 1-1 1-1 1-2 2s-3 1-4 2c-2 1-3 1-5 2-1 0-3 1-4 1-2 0-3 1-5 1s-4 1-6 1-4 1-6 1-4 0-6 0c-20 0-39 0-59 0 0-49 0-97 0-146 18 0 35 0 53 0 4 0 8 1 12 1 2 0 3 0 5 0s3 1 5 1 3 1 5 1c1 1 3 1 4 2s3 1 4 2 3 1 4 2 2 1 3 2 1 2 2 3 1 2 2 3 1 2 2 3 1 2 2 3c0 1 1 3 1 4s0 3 0 4 0 3 0 4 0 2 0 3 0 3 0 4-1 1-1 2 0 2 0 3-1 2-1 3c-1 1-1 1-2 2 0 1-1 2-1 3-1 1-1 1-2 2s-1 1-2 2-1 1-2 2-1 1-2 2c-1 0-2 1-3 1-1 1-1 1-2 2-1 0-2 1-3 1s-2 1-3 1-2 1-3 1c1 0 3 0 4 0s3 1 4 1 3 1 4 1c1 1 2 1 3 2 1 0 2 1 3 1 1 1 2 1 3 2s2 1 3 2l1 1 1 1c1 1 2 2 3 3l1 1c0 1 1 1 1 2v1l1 1c0 1 1 1 1 2v1c1 1 1 2 2 3 0 1 0 3 0 4s1 2 1 3 0 3 0 4zM84 38c0-1 0-2 0-3v-1c0-1 0-1 0-2v-1l-1-1v-1l-1-1v-1l-1-1v-1l-1-1-1-1-1-1h-1l-1-1-1-1h-1c-1 0-1-1-2-1s-2-1-3-1-1-1-2-1-3 0-4 0-2-1-3-1-2 0-3 0-3 0-4 0c-11 0-22 0-33 0 0 15 0 31 0 46 11 0 22 0 33 0 1 0 3 0 4 0s2-1 3-1 3 0 4 0 2-1 3-1 2 0 3 0c1-1 1-1 2-2h1c1 0 1-1 2-1h1l1-1 1-1v-1l1-1h1l1-1v-1c0-1 1-1 1-2l1-1v-1-1l1-1c0-1 0-1 0-2s0-1 0-2 0-2 0-3zM93 103c0-1 0-2 0-3s-1-2-1-3 0-2 0-3-1-1-1-2c-1-1-1-2-2-3 0-1-1-1-1-2-1-1-1-1-2-2-1 0-1-1-2-1-1-1-2-1-3-2-1 0-1-1-2-1s-2-1-3-1-3-1-4-1-2-1-3-1-3 0-4 0-3-1-4-1-3 0-4 0c-12 0-25 0-37 0 0 18 0 35 0 53 13 0 25 0 38 0 2 0 3 0 5 0 1 0 3 0 4 0s2-1 3-1 3-1 4-1 2-1 3-1h1c1 0 1-1 2-1h1l1-1c1 0 1-1 2-1l1-1 1-1 1-1v-1l1-1 1-1 1-1v-1l1-1v-1c0-1 1-1 1-2v-1c0-1 0-1 0-2s1-2 1-3 0-2 0-3z">
            <text:p/>
          </draw:path>
        </draw:g>
        <draw:g>
          <draw:path draw:style-name="gr43" draw:text-style-name="P27" draw:layer="layout" svg:width="0.099cm" svg:height="0.115cm" svg:x="23.321cm" svg:y="10.981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path draw:style-name="gr43" draw:text-style-name="P27" draw:layer="layout" svg:width="0.089cm" svg:height="0.113cm" svg:x="23.445cm" svg:y="10.983cm" svg:viewBox="0 0 90 114" svg:d="M19 0c0 24 0 47 0 71 0 2 0 3 0 5 0 1 0 2 0 3s0 1 0 2 1 1 1 2 0 1 0 2 0 1 0 2l1 1c0 1 0 1 0 2l1 1 1 1 1 1 1 1 1 1 1 1 1 1 1 1c1 0 1 0 2 0l1 1c1 0 1 0 2 0s1 0 2 0h1c1 0 2 1 3 1s1 0 2 0 2-1 3-1 2 0 3 0 1 0 2 0l1-1c1 0 1 0 2 0l1-1h1l1-1c1 0 1-1 2-1l1-1h1l1-1 1-1c0-1 1-1 1-2l1-1 1-1 1-1c0-1 0-1 0-2 1-1 1-1 2-2 0-1 1-3 1-4s1-2 1-3 0-2 0-3 1-3 1-4 0-3 0-4c0-22 0-43 0-65 6 0 12 0 18 0 0 29 0 59 0 88 0 5 1 11 1 16 0 2 0 3 0 5 0 1 0 1 0 2v1c-6 0-12 0-18 0v-1c0-1 0-1 0-2 0-2 0-3 0-5 0-4 0-7 0-11h-1c0 1-1 2-1 3-1 1-1 1-2 2s-1 2-2 3-1 1-2 2c0 1-1 1-1 2-1 0-1 1-2 1-1 1-1 1-2 2-1 0-2 1-3 1s-1 1-2 1-1 1-2 1-1 1-2 1-2 1-3 1-2 0-3 0-1 1-2 1-2 0-3 0-2 0-3 0c-2 0-3 0-5 0-1 0-3-1-4-1s-3 0-4 0-2-1-3-1-1-1-2-1-1-1-2-1h-1c-1 0-1-1-2-1l-1-1-1-1-1-1-1-1c-1 0-1-1-2-1 0-1 0-1 0-2l-1-1-1-1c0-1-1-1-1-2s-1-1-1-2-1-2-1-3-1-3-1-4c0-2 0-3 0-5 0-1-1-3-1-4 0-2 0-3 0-5 0-25 0-50 0-75 6 0 13 0 19 0z">
            <text:p/>
          </draw:path>
          <draw:path draw:style-name="gr43" draw:text-style-name="P27" draw:layer="layout" svg:width="0.053cm" svg:height="0.138cm" svg:x="23.552cm" svg:y="10.959cm" svg:viewBox="0 0 54 139" svg:d="M54 136c-1 0-1 1-2 1s-1 0-2 0-2 1-3 1-1 0-2 0-2 0-3 0-1 0-2 0-1 0-2 0-2 1-3 1-1-1-2-1-2 0-3 0-1 0-2 0-1-1-2-1-1-1-2-1-1-1-2-1-1-1-2-1c0-1-1-1-1-2-1-1-1-1-2-2l-1-1c0-1-1-1-1-2s-1-2-1-3 0-1 0-2-1-2-1-3 0-2 0-3 0-2 0-3c0-25 0-49 0-74-4 0-9 0-13 0 0-5 0-9 0-14 5 0 9 0 14 0 2-8 3-17 5-25 4 0 9 0 13 0 0 8 0 17 0 25 7 0 13 0 20 0 0 5 0 9 0 14-7 0-13 0-20 0 0 23 0 47 0 70 0 1 0 1 0 2s0 1 0 2v1c0 1 0 1 0 2l1 1v1 1l1 1 1 1v1h1 1v1h1 1l1 1c1 0 1 0 2 0h1 1 1c1 0 2-1 3-1s2 0 3 0 2-1 3-1c0 5 0 9 0 14z">
            <text:p/>
          </draw:path>
        </draw:g>
        <draw:line draw:style-name="gr21" draw:text-style-name="P17" draw:layer="layout" svg:x1="25.765cm" svg:y1="14.587cm" svg:x2="25.765cm" svg:y2="18.399cm">
          <text:p/>
        </draw:line>
        <draw:line draw:style-name="gr22" draw:text-style-name="P17" draw:layer="layout" svg:x1="25.011cm" svg:y1="14.718cm" svg:x2="15.359cm" svg:y2="14.717cm">
          <text:p/>
        </draw:line>
        <draw:line draw:style-name="gr21" draw:text-style-name="P17" draw:layer="layout" svg:x1="15.359cm" svg:y1="14.718cm" svg:x2="15.359cm" svg:y2="12.813cm">
          <text:p/>
        </draw:line>
        <draw:line draw:style-name="gr47" draw:text-style-name="P17" draw:layer="layout" svg:x1="15.359cm" svg:y1="12.813cm" svg:x2="15.994cm" svg:y2="12.813cm">
          <text:p/>
        </draw:line>
        <draw:line draw:style-name="gr19" draw:text-style-name="P17" draw:layer="layout" svg:x1="19.677cm" svg:y1="9.638cm" svg:x2="21.955cm" svg:y2="10.525cm">
          <text:p/>
        </draw:line>
        <draw:frame draw:style-name="gr25" draw:text-style-name="P21" draw:layer="layout" svg:width="1.778cm" svg:height="0.962cm" svg:x="14.089cm" svg:y="1.128cm">
          <draw:text-box>
            <text:p>beq</text:p>
          </draw:text-box>
        </draw:frame>
        <draw:line draw:style-name="gr18" draw:text-style-name="P17" draw:layer="layout" svg:x1="13.454cm" svg:y1="7.351cm" svg:x2="13.454cm" svg:y2="7.35cm">
          <text:p/>
        </draw:line>
        <draw:custom-shape draw:style-name="gr26" draw:text-style-name="P19" xml:id="id24" draw:id="id24" draw:layer="layout" svg:width="1.27cm" svg:height="1.397cm" svg:x="9.771cm" svg:y="15.098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2.834cm" svg:y1="12.89cm" svg:x2="9.771cm" svg:y2="15.796cm" draw:start-shape="id23" draw:start-glue-point="2" draw:end-shape="id24" draw:end-glue-point="3" svg:d="M2834 12890v2906h6937" svg:viewBox="0 0 6938 2907">
          <text:p/>
        </draw:connector>
        <draw:connector draw:style-name="gr27" draw:text-style-name="P3" draw:layer="layout" svg:x1="17.783cm" svg:y1="13.429cm" svg:x2="11.041cm" svg:y2="15.796cm" draw:start-shape="id25" draw:start-glue-point="2" draw:end-shape="id24" draw:end-glue-point="1" svg:d="M17783 13429v2367h-6742" svg:viewBox="0 0 6743 2368">
          <text:p/>
        </draw:connector>
        <draw:connector draw:style-name="gr28" draw:text-style-name="P3" draw:layer="layout" svg:x1="10.469cm" svg:y1="13.448cm" svg:x2="10.406cm" svg:y2="15.098cm" draw:start-shape="id26" draw:start-glue-point="2" draw:end-shape="id24" draw:end-glue-point="0" svg:d="M10469 13448v824h-63v826" svg:viewBox="0 0 64 1651">
          <text:p/>
        </draw:connector>
        <draw:line draw:style-name="gr21" draw:text-style-name="P17" draw:layer="layout" svg:x1="13.835cm" svg:y1="13.193cm" svg:x2="13.835cm" svg:y2="16.241cm">
          <text:p/>
        </draw:line>
        <draw:custom-shape draw:style-name="gr23" draw:text-style-name="P18" xml:id="id32" draw:id="id32" draw:layer="layout" svg:width="1.397cm" svg:height="0.762cm" svg:x="14.343cm" svg:y="15.86cm">
          <text:p text:style-name="P18"><text:span text:style-name="T3">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3.835cm" svg:y1="16.241cm" svg:x2="14.343cm" svg:y2="16.241cm">
          <text:p/>
        </draw:line>
        <draw:connector draw:style-name="gr28" draw:text-style-name="P3" draw:layer="layout" draw:line-skew="1.648cm" svg:x1="7.612cm" svg:y1="12.812cm" svg:x2="10.025cm" svg:y2="15.353cm" draw:end-shape="id24" draw:end-glue-point="4" svg:d="M7612 12812v2540h2413v1" svg:viewBox="0 0 2414 2542">
          <text:p/>
        </draw:connector>
        <draw:g xml:id="id36" draw:id="id36">
          <draw:path draw:style-name="gr43" draw:text-style-name="P27" draw:layer="layout" svg:width="0.086cm" svg:height="0.111cm" svg:x="22.595cm" svg:y="10.364cm" svg:viewBox="0 0 87 112" svg:d="M0 112c0-5 0-9 0-14 21-28 42-56 63-84-20 0-39 0-59 0 0-5 0-9 0-14 27 0 54 0 81 0 0 5 0 9 0 14-21 28-42 56-63 84 22 0 43 0 65 0 0 5 0 9 0 14-29 0-58 0-87 0z">
            <text:p/>
          </draw:path>
          <draw:path draw:style-name="gr43" draw:text-style-name="P27" draw:layer="layout" svg:width="0.098cm" svg:height="0.115cm" svg:x="22.701cm" svg:y="10.362cm" svg:viewBox="0 0 99 116" svg:d="M20 62c0 2 0 3 0 5 0 1 0 3 0 4s1 3 1 4 1 3 1 4 1 3 1 4 1 2 1 3l1 1c0 1 1 1 1 2l1 1c0 1 1 1 1 2l1 1 1 1 1 1 1 1 1 1c1 0 1 1 2 1l1 1h1c1 0 1 1 2 1l1 1c1 0 1 0 2 0s1 0 2 0l1 1c1 0 1 0 2 0s3 0 4 0 2 0 3 0 2 0 3 0 1-1 2-1 2 0 3 0 1-1 2-1 1-1 2-1 1-1 2-1 1-1 2-1 1-1 2-1 1-1 2-1c0-1 1-1 1-2l1-1c1-1 1-1 2-2 0-1 1-1 1-2v-1c0-1 1-1 1-2 5 2 11 3 16 5 0 1-1 2-1 3s-1 2-1 3c-1 1-1 2-2 3s-1 1-2 2-1 2-2 3-2 1-3 2-1 1-2 2c-1 0-2 1-3 1-1 1-2 1-3 2-1 0-2 1-3 1s-2 1-3 1-3 1-4 1-3 1-4 1-3 1-4 1-3 0-4 0-3 0-4 0c-2 0-4 0-6 0s-4-1-6-1-3-1-5-1c-1 0-2-1-3-1s-1-1-2-1-1-1-2-1-2-1-3-1-1-1-2-1-1-1-2-1c-1-1-1-1-2-2-1 0-1-1-2-1 0-1-1-1-1-2-1-1-1-1-2-2s-1-1-2-2c0-1-1-1-1-2s-1-1-1-2c-1-1-1-1-2-2 0-1-1-1-1-2s-1-2-1-3c-1-2-1-3-2-5 0-2-1-4-1-6s-1-4-1-6-1-5-1-7 0-5 0-7 0-4 0-6 1-5 1-7 1-4 1-6 1-3 1-5c1-2 1-3 2-5 0-1 1-2 1-3s1-1 1-2c1-1 1-1 2-2 0-1 1-1 1-2s1-1 1-2c1-1 1-1 2-2s1-1 2-2c0-1 1-1 1-2 1 0 1-1 2-1 1-1 1-1 2-2 1 0 1-1 2-1s1-1 2-1 1-1 2-1 2-1 3-1 1-1 2-1 2-1 3-1c2 0 3-1 5-1s3-1 5-1 4 0 6 0 4 0 6 0 4 1 6 1 3 1 5 1c2 1 3 1 5 2 1 1 3 1 4 2s3 1 4 2 3 2 4 3 2 3 3 4 2 3 3 4 2 3 3 4c1 2 1 3 2 5 0 2 1 3 1 5 1 2 1 4 2 6 0 2 1 5 1 7s0 4 0 6c0 3 0 5 0 8 0 1 0 1 0 2-26 0-53 0-79 0zM80 48c0-2 0-3 0-5 0-1-1-3-1-4s-1-2-1-3-1-3-1-4-1-2-1-3-1-1-1-2-1-1-1-2l-1-1-1-1-1-1-1-1-1-1-1-1-1-1h-1l-1-1c-1 0-1-1-2-1h-1l-1-1c-1 0-1 0-2 0s-2-1-3-1-2 0-3 0-2 0-3 0-3 0-4 0-2 0-3 0l-1 1c-1 0-1 0-2 0h-1l-1 1c-1 0-1 1-2 1h-1l-1 1-1 1c-1 0-1 1-2 1l-1 1-1 1-1 1-1 1-1 1c0 1-1 2-1 3-1 1-1 2-2 3 0 1-1 2-1 3s-1 2-1 3 0 2 0 3-1 3-1 4 0 3 0 4c20 0 40 0 60 0z">
            <text:p/>
          </draw:path>
          <draw:path draw:style-name="gr43" draw:text-style-name="P27" draw:layer="layout" svg:width="0.052cm" svg:height="0.113cm" svg:x="22.824cm" svg:y="10.362cm" svg:viewBox="0 0 53 114" svg:d="M1 114c0-29 0-57 0-86 0-9-1-17-1-26 6 0 12 0 18 0 0 8 0 15 0 23h1c0-1 1-3 1-4s1-2 1-3 1-2 1-3c1-1 1-1 2-2 0-1 1-1 1-2s1-2 1-3c1 0 1-1 2-1v-1l1-1h1l1-1v-1h1l1-1h1c1 0 1-1 2-1s1 0 2 0 1-1 2-1 2 0 3 0 1 0 2 0h1 1 1 1 1l1 1h1 1c0 6 0 11 0 17h-1-1l-1-1h-1c-1 0-2 0-3 0s-2 0-3 0h-1c-1 0-1 0-2 0h-1l-1 1c-1 0-1 0-2 0h-1l-1 1-1 1h-1l-1 1-1 1-1 1-1 1-1 1-1 1-1 1c0 1-1 2-1 3s-1 2-1 3-1 2-1 3-1 2-1 3-1 3-1 4 0 3 0 4-1 3-1 4c0 2 0 3 0 5 0 19 0 39 0 58-6 0-12 0-18 0z">
            <text:p/>
          </draw:path>
          <draw:path draw:style-name="gr43" draw:text-style-name="P27" draw:layer="layout" svg:width="0.099cm" svg:height="0.115cm" svg:x="22.891cm" svg:y="10.362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g>
        <draw:custom-shape draw:style-name="gr48" draw:text-style-name="P1" xml:id="id27" draw:id="id27" draw:layer="layout" svg:width="1.651cm" svg:height="0.635cm" svg:x="11.541cm" svg:y="6.715cm">
          <text:p text:style-name="P1"><text:span text:style-name="T1">contr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3" draw:layer="layout" svg:x1="13.192cm" svg:y1="7.033cm" svg:x2="21.993cm" svg:y2="10.092cm" draw:start-shape="id27" draw:start-glue-point="10" draw:end-shape="id28" draw:end-glue-point="0" svg:d="M13192 7033h8801v3059" svg:viewBox="0 0 8802 3060">
          <text:p/>
        </draw:connector>
        <draw:g xml:id="id28" draw:id="id28">
          <draw:path draw:style-name="gr50" draw:text-style-name="P26" draw:layer="layout" svg:width="0.099cm" svg:height="0.115cm" svg:x="21.884cm" svg:y="10.092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path draw:style-name="gr50" draw:text-style-name="P26" draw:layer="layout" svg:width="0.094cm" svg:height="0.157cm" svg:x="22.008cm" svg:y="10.092cm" svg:viewBox="0 0 95 158" svg:d="M95 57c0 5 0 9 0 14 0 2-1 4-1 6s-1 4-1 6c-1 2-1 3-2 5 0 2-1 3-1 5-1 1-2 3-3 4s-1 3-2 4-2 3-3 4-2 2-3 3-2 1-3 2-3 1-4 2-3 1-4 2c-1 0-3 1-4 1-2 0-3 1-5 1s-3 0-5 0c-1 0-2 0-3 0s-2 0-3 0-2-1-3-1-2 0-3 0-1-1-2-1-2-1-3-1-1-1-2-1-2-1-3-1-1-1-2-1c-1-1-1-1-2-2l-1-1c-1-1-1-1-2-2s-1-1-2-2c0-1-1-1-1-2s-1-1-1-2c-1-1-1-1-2-2v1c0 1 0 2 0 3 0 4 0 9 0 13 0 15 0 29 0 44-6 0-12 0-18 0 0-44 0-89 0-133 0-5-1-10-1-15 0-2 0-3 0-5 0-1 0-2 0-3 6 0 12 0 18 0v1c0 1 0 1 0 2 0 3 1 5 1 8 0 2 0 5 0 7 1-1 1-2 2-3 0-1 1-1 1-2 1-1 1-1 2-2 0-1 1-1 1-2 1-1 1-1 2-2 1 0 1-1 2-1 1-1 1-1 2-2 1 0 1-1 2-1s1-1 2-1 1-1 2-1 1-1 2-1 2-1 3-1 2 0 3 0 2-1 3-1 2 0 3 0 2 0 3 0c2 0 3 0 5 0s3 1 5 1c1 0 1 0 2 0s1 1 2 1 1 1 2 1 1 0 2 0 1 1 2 1 1 1 2 1c1 1 1 1 2 2l1 1c1 0 1 1 2 1 0 1 1 1 1 2 1 0 1 1 2 1 0 1 1 1 1 2s1 1 1 2 1 1 1 2c1 1 1 1 2 2 0 1 1 1 1 2s1 3 1 4c1 2 1 4 2 6 0 2 1 3 1 5s1 5 1 7 0 4 0 6 0 5 0 7zM76 58c0-2 0-4 0-6s-1-3-1-5 0-3 0-5c0-1-1-3-1-4s-1-3-1-4-1-3-1-4-1-2-1-3l-1-1c0-1-1-1-1-2v-1l-1-1-1-1-1-1-1-1-1-1h-1c-1 0-1-1-2-1l-1-1h-1c-1 0-1-1-2-1h-1c-1 0-1 0-2 0h-1c-1 0-3-1-4-1s-1 0-2 0-2 1-3 1-1 0-2 0-2 1-3 1-1 0-2 0-1 1-2 1l-1 1h-1l-1 1-1 1c-1 1-1 1-2 2l-1 1c0 1-1 1-1 2-1 1-1 1-2 2 0 1-1 1-1 2s-1 1-1 2 0 2 0 3-1 1-1 2-1 2-1 3 0 2 0 3-1 2-1 3 0 2 0 3-1 3-1 4c0 2 0 5 0 7s0 4 0 6 1 3 1 5c0 1 0 3 0 4s1 3 1 4 1 3 1 4 1 3 1 4l1 1c0 1 1 1 1 2v1c0 1 1 1 1 2l1 1 1 1 1 1 1 1c1 0 1 1 2 1l1 1 1 1c1 0 1 1 2 1h1c1 0 1 1 2 1h1c1 0 1 1 2 1s1 0 2 0h1c1 0 3 0 4 0s3 0 4 0h1c1 0 1 0 2 0l1-1c1 0 1 0 2 0l1-1h1l1-1c1 0 1-1 2-1l1-1h1l1-1c0-1 1-1 1-2l1-1v-1l1-1c0-1 1-1 1-2l1-1c0-1 0-1 0-2s1-3 1-4 1-3 1-4 1-3 1-4c0-2 0-3 0-5s1-3 1-5 0-4 0-6z">
            <text:p/>
          </draw:path>
        </draw:g>
        <draw:g xml:id="id34" draw:id="id34">
          <draw:polygon draw:style-name="gr51" draw:text-style-name="P28" draw:layer="layout" svg:width="1.016cm" svg:height="0.635cm" svg:x="4.809cm" svg:y="9.381cm" svg:viewBox="0 0 1017 636" draw:points="254,0 254,477 0,477 508,636 1017,477 762,477 762,0">
            <text:p/>
          </draw:polygon>
          <draw:path draw:style-name="gr52" draw:text-style-name="P26" draw:layer="layout" svg:width="0.108cm" svg:height="0.115cm" svg:x="5.148cm" svg:y="9.61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52" draw:text-style-name="P26" draw:layer="layout" svg:width="0.089cm" svg:height="0.113cm" svg:x="5.272cm" svg:y="9.61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52" draw:text-style-name="P26" draw:layer="layout" svg:width="0.094cm" svg:height="0.154cm" svg:x="5.384cm" svg:y="9.57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connector draw:style-name="gr19" draw:text-style-name="P17" draw:layer="layout" draw:type="line" svg:x1="8.62cm" svg:y1="11.541cm" svg:x2="9.898cm" svg:y2="11.479cm" draw:start-shape="id29" draw:start-glue-point="1" draw:end-shape="id26" draw:end-glue-point="3" svg:d="M8620 11541l1278-62" svg:viewBox="0 0 1279 63">
          <text:p/>
        </draw:connector>
        <draw:g>
          <draw:glue-point draw:id="4" svg:x="-5cm" svg:y="2.693cm"/>
          <draw:glue-point draw:id="5" svg:x="-5cm" svg:y="3.462cm"/>
          <draw:glue-point draw:id="6" svg:x="-5cm" svg:y="1.924cm"/>
          <draw:glue-point draw:id="7" svg:x="-2.779cm" svg:y="5cm"/>
          <draw:polygon draw:style-name="gr53" draw:text-style-name="P22" draw:layer="layout" svg:width="1.143cm" svg:height="1.778cm" svg:x="4.784cm" svg:y="11.159cm" svg:viewBox="0 0 1144 1779" draw:points="190,0 191,0 178,0 166,2 153,4 141,7 129,11 118,16 106,21 95,28 85,35 75,42 65,51 56,60 47,70 39,80 32,91 26,103 20,115 14,127 10,139 6,152 4,165 2,178 0,192 0,205 0,1573 0,1574 0,1587 2,1601 4,1614 6,1627 10,1640 14,1652 20,1664 26,1676 32,1688 39,1699 47,1709 56,1719 65,1728 75,1737 85,1744 95,1751 106,1758 118,1763 129,1768 141,1772 153,1775 166,1777 178,1779 191,1779 953,1779 953,1779 966,1779 978,1777 991,1775 1003,1772 1015,1768 1026,1763 1038,1758 1049,1751 1059,1744 1069,1737 1079,1728 1088,1719 1097,1709 1105,1699 1112,1688 1118,1676 1124,1664 1130,1652 1134,1640 1138,1627 1140,1614 1142,1601 1144,1587 1144,1574 1144,205 1144,205 1144,205 1144,192 1142,178 1140,165 1138,152 1134,139 1130,127 1124,115 1118,103 1112,91 1105,80 1097,70 1088,60 1079,51 1069,42 1059,35 1049,28 1038,21 1026,16 1015,11 1003,7 991,4 978,2 966,0 953,0">
            <text:p/>
          </draw:polygon>
          <draw:polygon draw:style-name="gr54" draw:text-style-name="P23" draw:layer="layout" svg:width="0.246cm" svg:height="0.204cm" svg:x="5.046cm" svg:y="11.974cm" svg:viewBox="0 0 247 205" draw:points="109,205 109,77 109,70 108,64 108,58 107,53 106,48 105,44 104,42 103,40 102,38 102,37 101,36 99,34 98,33 97,32 96,31 94,30 93,29 91,29 89,28 88,27 84,26 79,26 75,26 72,26 70,26 68,26 65,27 63,27 61,28 59,29 57,30 55,31 53,32 51,34 50,35 48,37 46,38 45,40 43,42 42,44 41,46 40,49 38,51 36,56 35,62 34,68 33,74 32,81 32,88 32,205 1,205 1,47 1,18 0,9 0,6 0,4 29,4 29,4 29,4 29,5 30,9 30,18 31,38 31,38 34,33 36,28 39,24 42,20 45,16 48,13 51,11 54,8 57,6 61,5 65,3 68,2 73,1 77,1 81,0 86,0 91,0 96,1 100,1 105,2 109,4 112,5 116,7 119,9 121,10 122,12 124,13 125,14 127,17 130,21 132,25 133,29 135,33 136,38 137,38 139,33 142,29 145,24 148,21 151,17 154,14 157,11 160,9 164,7 167,5 171,3 175,2 180,1 184,1 189,0 193,0 200,0 207,1 212,2 215,3 218,4 220,5 223,6 225,8 227,9 229,11 231,13 233,15 234,17 236,19 238,21 239,23 240,26 241,29 242,32 244,38 246,45 247,53 247,62 247,71 247,205 217,205 217,77 217,70 216,64 216,58 215,53 214,48 212,44 212,42 211,40 210,38 209,37 208,36 207,34 206,33 205,32 203,31 202,30 200,29 199,29 197,28 195,27 191,26 187,26 183,26 178,26 175,26 173,27 171,27 169,28 166,29 164,30 163,31 161,32 159,33 157,35 155,37 154,38 152,40 151,42 150,44 148,46 146,51 144,56 142,62 141,68 140,74 140,81 140,88 140,205">
            <text:p/>
          </draw:polygon>
          <draw:polygon draw:style-name="gr54" draw:text-style-name="P23" draw:layer="layout" svg:width="0.149cm" svg:height="0.204cm" svg:x="5.337cm" svg:y="11.977cm" svg:viewBox="0 0 150 205" draw:points="31,0 31,127 31,137 32,141 32,145 33,149 33,152 34,155 35,158 36,161 37,163 38,166 40,168 41,169 43,171 44,173 46,174 48,175 51,176 53,177 56,178 59,178 62,178 66,179 70,179 75,179 80,178 83,177 85,176 87,176 90,175 92,174 94,172 96,171 98,170 100,168 102,166 103,164 105,162 107,160 108,158 109,156 111,153 113,148 115,143 116,137 117,130 118,124 118,116 118,0 149,0 149,158 149,186 150,195 150,199 150,201 121,201 121,201 121,200 120,199 120,196 120,187 119,167 119,167 116,172 113,176 110,180 107,184 104,188 101,191 97,194 94,196 90,198 87,200 83,201 78,202 74,203 69,204 64,204 59,205 52,204 45,204 38,202 33,200 30,199 27,198 25,197 22,195 20,194 18,192 16,190 14,188 12,186 11,184 9,181 8,179 7,176 6,173 4,166 2,159 1,151 0,143 0,134 0,0">
            <text:p/>
          </draw:polygon>
          <draw:polygon draw:style-name="gr54" draw:text-style-name="P23" draw:layer="layout" svg:width="0.168cm" svg:height="0.2cm" svg:x="5.513cm" svg:y="11.977cm" svg:viewBox="0 0 169 201" draw:points="134,201 84,118 33,201 0,201 66,98 3,0 37,0 84,78 130,0 165,0 102,97 169,201">
            <text:p/>
          </draw:polygon>
        </draw:g>
        <draw:polygon draw:style-name="gr55" draw:text-style-name="P26" xml:id="id33" draw:id="id33" draw:layer="layout" svg:width="0.09cm" svg:height="0.145cm" svg:x="4.922cm" svg:y="12.345cm" svg:viewBox="0 0 91 146" draw:points="0,146 0,130 37,130 37,18 4,41 4,24 39,0 56,0 56,130 91,130 91,146">
          <text:p/>
        </draw:polygon>
        <draw:path draw:style-name="gr55" draw:text-style-name="P26" draw:layer="layout" svg:width="0.1cm" svg:height="0.149cm" svg:x="4.913cm" svg:y="11.466cm" svg:viewBox="0 0 101 150" svg:d="M101 75v9 8l-1 8-2 7-2 7-2 6-3 6-1 2-2 3-1 2-2 2-2 2-2 2-2 2-2 1-2 2-2 1-3 1-2 1-3 1-3 1h-3l-2 1h-3-4-3-3l-3-1h-2l-3-1-3-1-2-1-3-1-2-1-2-1-2-2-2-2-2-2-2-2-2-2-1-2-2-3-1-2-3-6-2-6-2-7-1-7-1-8-1-8v-9-9l1-9 1-8 1-7 2-7 2-6 2-5 2-3 1-2 2-3 2-2 1-2 2-1 2-2 2-2 3-1 2-1 3-1 2-1 3-1 3-1h3l3-1h6 6l3 1h3l3 1 2 1 3 1 2 1 3 1 2 1 2 2 2 2 2 1 2 2 1 3 2 2 2 2 1 3 2 6 3 6 1 6 2 8 1 8v8zM82 75v-8-7l-1-6v-6l-1-6-2-5-1-4-1-2-1-2-1-1-1-2-1-2-1-1-1-1-2-1-1-1-2-1-1-1-2-1-1-1h-2-2l-2-1h-2-2-2-2l-2 1h-2-2l-2 1-1 1-2 1-1 1-2 1-1 1-1 1-2 1-1 2-1 1-1 2-1 2v2l-2 4-1 5-1 6-1 6-1 6v7 8 8 6l1 7 1 6 1 5 1 5 2 5 1 2v1l1 2 2 2 1 1 1 2 1 1 1 1 2 1 1 1 2 1 1 1h2l2 1h2l2 1h2 2 2 2l1-1h2l2-1h2l1-1 2-1 1-1 2-1 1-1 1-1 2-2 1-1 1-2 1-2 2-4 1-4 1-5 1-6 1-5 1-7v-7z">
          <text:p/>
        </draw:path>
        <draw:g xml:id="id30" draw:id="id30">
          <draw:path draw:style-name="gr43" draw:text-style-name="P27" draw:layer="layout" svg:width="0.099cm" svg:height="0.115cm" svg:x="5.668cm" svg:y="11.631cm" svg:viewBox="0 0 100 116" svg:d="M100 58v7l-1 7-1 6-1 6-2 5-1 2-1 3-1 2-2 2-1 2-2 2-1 1-2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2 1-1 1-1 1-2v-2l2-3 1-4 1-5v-4-6z">
            <text:p/>
          </draw:path>
          <draw:polygon draw:style-name="gr43" draw:text-style-name="P27" draw:layer="layout" svg:width="0.089cm" svg:height="0.113cm" svg:x="5.792cm" svg:y="11.633cm" svg:viewBox="0 0 90 114" draw:points="19,0 19,71 19,76 19,79 19,81 20,83 20,85 20,87 21,88 22,90 22,91 23,92 24,93 25,94 26,95 27,96 28,97 29,98 31,98 32,99 34,99 36,99 38,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8,104 7,102 6,101 5,100 4,98 3,96 2,93 1,89 1,84 0,80 0,75 0,0">
            <text:p/>
          </draw:polygon>
          <draw:polygon draw:style-name="gr43" draw:text-style-name="P27" draw:layer="layout" svg:width="0.053cm" svg:height="0.137cm" svg:x="5.899cm" svg:y="11.608cm" svg:viewBox="0 0 54 138" draw:points="54,136 52,137 50,137 47,138 45,138 42,138 40,138 38,138 35,138 33,138 30,138 28,138 26,137 24,136 22,135 20,134 19,132 17,130 16,129 15,127 14,124 14,122 13,119 13,116 13,113 13,39 0,39 0,25 14,25 19,0 32,0 32,25 52,25 52,38 32,38 32,109 32,111 32,113 32,114 32,116 33,117 33,118 33,119 33,119 34,120 34,120 34,120 35,121 35,121 35,122 36,122 36,122 37,122 37,123 38,123 38,123 39,123 40,123 42,124 43,124 44,124 45,124 48,123 51,123 54,122">
            <text:p/>
          </draw:polygon>
        </draw:g>
        <draw:polygon draw:style-name="gr56" draw:text-style-name="P26" xml:id="id35" draw:id="id35" draw:layer="layout" svg:width="0.091cm" svg:height="0.115cm" svg:x="5.283cm" svg:y="11.24cm" svg:viewBox="0 0 92 116" draw:points="92,83 92,87 92,89 92,90 91,92 91,94 90,95 89,97 89,98 88,100 87,101 86,103 85,104 83,105 82,106 80,107 79,108 77,109 74,111 70,113 66,114 62,115 57,115 52,116 47,116 42,116 37,116 33,115 28,114 25,113 21,112 18,111 15,109 13,108 12,107 11,106 10,105 8,104 7,103 6,102 5,100 4,99 4,97 2,94 1,91 0,88 16,84 17,87 18,89 19,91 20,91 20,92 21,93 21,94 22,95 23,95 24,96 24,97 25,97 26,98 28,99 30,99 33,100 35,101 38,101 41,102 44,102 47,102 50,102 54,102 57,101 59,101 62,100 64,99 65,99 66,98 67,98 68,97 69,97 69,96 70,96 71,95 71,94 72,94 72,93 73,92 73,91 73,90 74,89 74,88 74,88 74,87 74,84 74,83 74,81 74,80 74,80 73,79 73,78 73,78 73,77 72,76 72,76 71,75 71,75 70,74 70,74 69,73 67,72 66,71 64,70 62,69 60,68 58,67 55,67 42,63 34,61 28,59 25,58 23,57 21,56 19,55 17,54 16,53 14,52 13,51 12,49 10,48 9,47 8,45 7,44 7,42 6,41 5,39 5,37 5,35 5,33 4,31 5,28 5,26 5,24 6,23 6,21 7,19 7,18 8,16 9,15 10,14 11,13 12,11 13,10 14,9 15,8 17,7 18,6 20,5 21,5 25,3 29,2 33,1 37,1 42,0 47,0 52,0 56,0 60,1 64,2 67,3 71,4 74,5 77,7 78,7 79,8 80,9 82,10 83,11 84,13 85,14 86,15 86,16 87,18 88,19 89,21 90,24 90,27 74,29 73,28 73,27 73,26 72,25 72,24 71,24 71,23 70,22 70,22 69,21 68,20 67,19 65,18 64,17 62,16 60,16 57,15 55,15 53,14 50,14 47,14 44,14 41,14 39,15 36,15 34,16 32,16 30,17 29,17 29,18 28,18 27,19 27,19 26,20 25,21 25,21 24,22 24,23 24,23 23,24 23,25 23,26 23,27 23,28 23,29 23,30 23,31 23,32 23,33 23,34 24,35 24,36 24,37 25,37 26,38 26,39 27,40 28,40 29,41 30,42 31,42 32,43 34,43 35,44 40,45 46,47 53,49 60,51 66,52 70,54 72,55 74,56 76,56 77,57 79,58 80,59 81,60 82,61 84,62 85,63 85,64 86,65 87,66 88,67 89,68 89,69 90,70 90,71 91,73 91,74 92,75 92,77 92,78 92,80 92,81">
          <text:p/>
        </draw:polygon>
        <draw:connector draw:style-name="gr57" draw:text-style-name="P17" xml:id="id37" draw:id="id37" draw:layer="layout" draw:type="line" svg:x1="5.81cm" svg:y1="11.747cm" svg:x2="6.632cm" svg:y2="11.527cm" draw:start-shape="id30" draw:start-glue-point="2" draw:end-shape="id31" draw:end-glue-point="3" svg:d="M5810 11747l822-220" svg:viewBox="0 0 823 221">
          <text:p/>
        </draw:connector>
        <draw:connector draw:style-name="gr57" draw:text-style-name="P17" draw:layer="layout" draw:type="curve" draw:line-skew="0cm 3.422cm" svg:x1="15.74cm" svg:y1="16.241cm" svg:x2="4.967cm" svg:y2="12.491cm" draw:start-shape="id32" draw:start-glue-point="10" draw:end-shape="id33" draw:end-glue-point="2" svg:d="M15740 16241c751 0 626 678-2255 1655s-8518 2254-8518-5405" svg:viewBox="0 0 11164 6147">
          <text:p/>
        </draw:connector>
        <draw:connector draw:style-name="gr57" draw:text-style-name="P17" draw:layer="layout" draw:type="curve" svg:x1="5.317cm" svg:y1="10.017cm" svg:x2="5.329cm" svg:y2="11.24cm" draw:start-shape="id34" draw:start-glue-point="2" draw:end-shape="id35" draw:end-glue-point="0" svg:d="M5317 10017c0 918 12 307 12 1223" svg:viewBox="0 0 13 1224">
          <text:p/>
        </draw:connector>
        <draw:connector draw:style-name="gr57" draw:text-style-name="P17" draw:layer="layout" draw:type="curve" svg:x1="21.28cm" svg:y1="7.049cm" svg:x2="5.317cm" svg:y2="9.381cm" draw:end-shape="id34" draw:end-glue-point="0" svg:d="M21280 7049c0 1374-15963 208-15963 2332" svg:viewBox="0 0 15964 2333">
          <text:p/>
        </draw:connector>
        <draw:connector draw:style-name="gr57" draw:text-style-name="P17" draw:layer="layout" draw:type="curve" draw:line-skew="0cm -1.088cm" svg:x1="22.991cm" svg:y1="10.42cm" svg:x2="5.317cm" svg:y2="9.381cm" draw:start-shape="id36" draw:start-glue-point="1" draw:end-shape="id34" draw:end-glue-point="0" svg:d="M22991 10420c750 0 625-1314-3981-2170s-13693-1252-13693 1131" svg:viewBox="0 0 18020 2836">
          <text:p/>
        </draw:connector>
        <draw:connector draw:style-name="gr57" draw:text-style-name="P17" draw:layer="layout" draw:type="curve" draw:line-skew="-0.066cm" svg:x1="6.221cm" svg:y1="11.637cm" svg:x2="5.291cm" svg:y2="5.556cm" draw:start-shape="id37" draw:start-glue-point="0" draw:end-shape="id38" draw:end-glue-point="2" svg:d="M6221 11637c-2245 0-1780-6081-930-6081" svg:viewBox="0 0 1633 6082">
          <text:p/>
        </draw:connector>
        <draw:connector draw:style-name="gr58" draw:text-style-name="P29" draw:layer="layout" draw:type="curve" svg:x1="8.365cm" svg:y1="6.204cm" svg:x2="11.821cm" svg:y2="3.676cm" draw:start-shape="id39" draw:start-glue-point="1" draw:end-shape="id40" draw:end-glue-point="2" svg:d="M8365 6204c5935 0 4207-2528 3456-2528" svg:viewBox="0 0 4281 2529">
          <text:p/>
        </draw:connector>
        <draw:g>
          <draw:glue-point draw:id="4" svg:x="-5cm" svg:y="2.693cm"/>
          <draw:glue-point draw:id="5" svg:x="-5cm" svg:y="3.462cm"/>
          <draw:glue-point draw:id="6" svg:x="-5cm" svg:y="1.924cm"/>
          <draw:glue-point draw:id="7" svg:x="-2.779cm" svg:y="5cm"/>
          <draw:polygon draw:style-name="gr53" draw:text-style-name="P22" draw:layer="layout" svg:width="1.143cm" svg:height="1.778cm" svg:x="13.166cm" svg:y="8.492cm" svg:viewBox="0 0 1144 1779" draw:points="190,0 191,0 178,0 166,2 153,4 141,7 129,11 118,16 106,21 95,28 85,35 75,42 65,51 56,60 47,70 39,80 32,91 26,103 20,115 14,127 10,139 6,152 4,165 2,178 0,192 0,205 0,1573 0,1574 0,1587 2,1601 4,1614 6,1627 10,1640 14,1652 20,1664 26,1676 32,1688 39,1699 47,1709 56,1719 65,1728 75,1737 85,1744 95,1751 106,1758 118,1763 129,1768 141,1772 153,1775 166,1777 178,1779 191,1779 953,1779 953,1779 966,1779 978,1777 991,1775 1003,1772 1015,1768 1026,1763 1038,1758 1049,1751 1059,1744 1069,1737 1079,1728 1088,1719 1097,1709 1105,1699 1112,1688 1118,1676 1124,1664 1130,1652 1134,1640 1138,1627 1140,1614 1142,1601 1144,1587 1144,1574 1144,205 1144,205 1144,205 1144,192 1142,178 1140,165 1138,152 1134,139 1130,127 1124,115 1118,103 1112,91 1105,80 1097,70 1088,60 1079,51 1069,42 1059,35 1049,28 1038,21 1026,16 1015,11 1003,7 991,4 978,2 966,0 953,0">
            <text:p/>
          </draw:polygon>
          <draw:polygon draw:style-name="gr54" draw:text-style-name="P23" draw:layer="layout" svg:width="0.246cm" svg:height="0.204cm" svg:x="13.428cm" svg:y="9.307cm" svg:viewBox="0 0 247 205" draw:points="109,205 109,77 109,70 108,64 108,58 107,53 106,48 105,44 104,42 103,40 102,38 102,37 101,36 99,34 98,33 97,32 96,31 94,30 93,29 91,29 89,28 88,27 84,26 79,26 75,26 72,26 70,26 68,26 65,27 63,27 61,28 59,29 57,30 55,31 53,32 51,34 50,35 48,37 46,38 45,40 43,42 42,44 41,46 40,49 38,51 36,56 35,62 34,68 33,74 32,81 32,88 32,205 1,205 1,47 1,18 0,9 0,6 0,4 29,4 29,4 29,4 29,5 30,9 30,18 31,38 31,38 34,33 36,28 39,24 42,20 45,16 48,13 51,11 54,8 57,6 61,5 65,3 68,2 73,1 77,1 81,0 86,0 91,0 96,1 100,1 105,2 109,4 112,5 116,7 119,9 121,10 122,12 124,13 125,14 127,17 130,21 132,25 133,29 135,33 136,38 137,38 139,33 142,29 145,24 148,21 151,17 154,14 157,11 160,9 164,7 167,5 171,3 175,2 180,1 184,1 189,0 193,0 200,0 207,1 212,2 215,3 218,4 220,5 223,6 225,8 227,9 229,11 231,13 233,15 234,17 236,19 238,21 239,23 240,26 241,29 242,32 244,38 246,45 247,53 247,62 247,71 247,205 217,205 217,77 217,70 216,64 216,58 215,53 214,48 212,44 212,42 211,40 210,38 209,37 208,36 207,34 206,33 205,32 203,31 202,30 200,29 199,29 197,28 195,27 191,26 187,26 183,26 178,26 175,26 173,27 171,27 169,28 166,29 164,30 163,31 161,32 159,33 157,35 155,37 154,38 152,40 151,42 150,44 148,46 146,51 144,56 142,62 141,68 140,74 140,81 140,88 140,205">
            <text:p/>
          </draw:polygon>
          <draw:polygon draw:style-name="gr54" draw:text-style-name="P23" draw:layer="layout" svg:width="0.149cm" svg:height="0.204cm" svg:x="13.719cm" svg:y="9.31cm" svg:viewBox="0 0 150 205" draw:points="31,0 31,127 31,137 32,141 32,145 33,149 33,152 34,155 35,158 36,161 37,163 38,166 40,168 41,169 43,171 44,173 46,174 48,175 51,176 53,177 56,178 59,178 62,178 66,179 70,179 75,179 80,178 83,177 85,176 87,176 90,175 92,174 94,172 96,171 98,170 100,168 102,166 103,164 105,162 107,160 108,158 109,156 111,153 113,148 115,143 116,137 117,130 118,124 118,116 118,0 149,0 149,158 149,186 150,195 150,199 150,201 121,201 121,201 121,200 120,199 120,196 120,187 119,167 119,167 116,172 113,176 110,180 107,184 104,188 101,191 97,194 94,196 90,198 87,200 83,201 78,202 74,203 69,204 64,204 59,205 52,204 45,204 38,202 33,200 30,199 27,198 25,197 22,195 20,194 18,192 16,190 14,188 12,186 11,184 9,181 8,179 7,176 6,173 4,166 2,159 1,151 0,143 0,134 0,0">
            <text:p/>
          </draw:polygon>
          <draw:polygon draw:style-name="gr54" draw:text-style-name="P23" draw:layer="layout" svg:width="0.168cm" svg:height="0.2cm" svg:x="13.895cm" svg:y="9.31cm" svg:viewBox="0 0 169 201" draw:points="134,201 84,118 33,201 0,201 66,98 3,0 37,0 84,78 130,0 165,0 102,97 169,201">
            <text:p/>
          </draw:polygon>
        </draw:g>
        <draw:polygon draw:style-name="gr55" draw:text-style-name="P26" xml:id="id53" draw:id="id53" draw:layer="layout" svg:width="0.09cm" svg:height="0.145cm" svg:x="13.304cm" svg:y="9.678cm" svg:viewBox="0 0 91 146" draw:points="0,146 0,130 37,130 37,18 4,41 4,24 39,0 56,0 56,130 91,130 91,146">
          <text:p/>
        </draw:polygon>
        <draw:path draw:style-name="gr55" draw:text-style-name="P26" xml:id="id42" draw:id="id42" draw:layer="layout" svg:width="0.1cm" svg:height="0.149cm" svg:x="13.295cm" svg:y="8.799cm" svg:viewBox="0 0 101 150" svg:d="M101 75v9 8l-1 8-2 7-2 7-2 6-3 6-1 2-2 3-1 2-2 2-2 2-2 2-2 2-2 1-2 2-2 1-3 1-2 1-3 1-3 1h-3l-2 1h-3-4-3-3l-3-1h-2l-3-1-3-1-2-1-3-1-2-1-2-1-2-2-2-2-2-2-2-2-2-2-1-2-2-3-1-2-3-6-2-6-2-7-1-7-1-8-1-8v-9-9l1-9 1-8 1-7 2-7 2-6 2-5 2-3 1-2 2-3 2-2 1-2 2-1 2-2 2-2 3-1 2-1 3-1 2-1 3-1 3-1h3l3-1h6 6l3 1h3l3 1 2 1 3 1 2 1 3 1 2 1 2 2 2 2 2 1 2 2 1 3 2 2 2 2 1 3 2 6 3 6 1 6 2 8 1 8v8zM82 75v-8-7l-1-6v-6l-1-6-2-5-1-4-1-2-1-2-1-1-1-2-1-2-1-1-1-1-2-1-1-1-2-1-1-1-2-1-1-1h-2-2l-2-1h-2-2-2-2l-2 1h-2-2l-2 1-1 1-2 1-1 1-2 1-1 1-1 1-2 1-1 2-1 1-1 2-1 2v2l-2 4-1 5-1 6-1 6-1 6v7 8 8 6l1 7 1 6 1 5 1 5 2 5 1 2v1l1 2 2 2 1 1 1 2 1 1 1 1 2 1 1 1 2 1 1 1h2l2 1h2l2 1h2 2 2 2l1-1h2l2-1h2l1-1 2-1 1-1 2-1 1-1 1-1 2-2 1-1 1-2 1-2 2-4 1-4 1-5 1-6 1-5 1-7v-7z">
          <text:p/>
        </draw:path>
        <draw:g xml:id="id51" draw:id="id51">
          <draw:path draw:style-name="gr43" draw:text-style-name="P27" draw:layer="layout" svg:width="0.099cm" svg:height="0.115cm" svg:x="14.05cm" svg:y="8.964cm" svg:viewBox="0 0 100 116" svg:d="M100 58v7l-1 7-1 6-1 6-2 5-1 2-1 3-1 2-2 2-1 2-2 2-1 1-2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2 1-1 1-1 1-2v-2l2-3 1-4 1-5v-4-6z">
            <text:p/>
          </draw:path>
          <draw:polygon draw:style-name="gr43" draw:text-style-name="P27" draw:layer="layout" svg:width="0.089cm" svg:height="0.113cm" svg:x="14.174cm" svg:y="8.966cm" svg:viewBox="0 0 90 114" draw:points="19,0 19,71 19,76 19,79 19,81 20,83 20,85 20,87 21,88 22,90 22,91 23,92 24,93 25,94 26,95 27,96 28,97 29,98 31,98 32,99 34,99 36,99 38,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8,104 7,102 6,101 5,100 4,98 3,96 2,93 1,89 1,84 0,80 0,75 0,0">
            <text:p/>
          </draw:polygon>
          <draw:polygon draw:style-name="gr43" draw:text-style-name="P27" draw:layer="layout" svg:width="0.053cm" svg:height="0.137cm" svg:x="14.281cm" svg:y="8.941cm" svg:viewBox="0 0 54 138" draw:points="54,136 52,137 50,137 47,138 45,138 42,138 40,138 38,138 35,138 33,138 30,138 28,138 26,137 24,136 22,135 20,134 19,132 17,130 16,129 15,127 14,124 14,122 13,119 13,116 13,113 13,39 0,39 0,25 14,25 19,0 32,0 32,25 52,25 52,38 32,38 32,109 32,111 32,113 32,114 32,116 33,117 33,118 33,119 33,119 34,120 34,120 34,120 35,121 35,121 35,122 36,122 36,122 37,122 37,123 38,123 38,123 39,123 40,123 42,124 43,124 44,124 45,124 48,123 51,123 54,122">
            <text:p/>
          </draw:polygon>
        </draw:g>
        <draw:polygon draw:style-name="gr56" draw:text-style-name="P26" xml:id="id54" draw:id="id54" draw:layer="layout" svg:width="0.091cm" svg:height="0.115cm" svg:x="13.665cm" svg:y="8.573cm" svg:viewBox="0 0 92 116" draw:points="92,83 92,87 92,89 92,90 91,92 91,94 90,95 89,97 89,98 88,100 87,101 86,103 85,104 83,105 82,106 80,107 79,108 77,109 74,111 70,113 66,114 62,115 57,115 52,116 47,116 42,116 37,116 33,115 28,114 25,113 21,112 18,111 15,109 13,108 12,107 11,106 10,105 8,104 7,103 6,102 5,100 4,99 4,97 2,94 1,91 0,88 16,84 17,87 18,89 19,91 20,91 20,92 21,93 21,94 22,95 23,95 24,96 24,97 25,97 26,98 28,99 30,99 33,100 35,101 38,101 41,102 44,102 47,102 50,102 54,102 57,101 59,101 62,100 64,99 65,99 66,98 67,98 68,97 69,97 69,96 70,96 71,95 71,94 72,94 72,93 73,92 73,91 73,90 74,89 74,88 74,88 74,87 74,84 74,83 74,81 74,80 74,80 73,79 73,78 73,78 73,77 72,76 72,76 71,75 71,75 70,74 70,74 69,73 67,72 66,71 64,70 62,69 60,68 58,67 55,67 42,63 34,61 28,59 25,58 23,57 21,56 19,55 17,54 16,53 14,52 13,51 12,49 10,48 9,47 8,45 7,44 7,42 6,41 5,39 5,37 5,35 5,33 4,31 5,28 5,26 5,24 6,23 6,21 7,19 7,18 8,16 9,15 10,14 11,13 12,11 13,10 14,9 15,8 17,7 18,6 20,5 21,5 25,3 29,2 33,1 37,1 42,0 47,0 52,0 56,0 60,1 64,2 67,3 71,4 74,5 77,7 78,7 79,8 80,9 82,10 83,11 84,13 85,14 86,15 86,16 87,18 88,19 89,21 90,24 90,27 74,29 73,28 73,27 73,26 72,25 72,24 71,24 71,23 70,22 70,22 69,21 68,20 67,19 65,18 64,17 62,16 60,16 57,15 55,15 53,14 50,14 47,14 44,14 41,14 39,15 36,15 34,16 32,16 30,17 29,17 29,18 28,18 27,19 27,19 26,20 25,21 25,21 24,22 24,23 24,23 23,24 23,25 23,26 23,27 23,28 23,29 23,30 23,31 23,32 23,33 23,34 24,35 24,36 24,37 25,37 26,38 26,39 27,40 28,40 29,41 30,42 31,42 32,43 34,43 35,44 40,45 46,47 53,49 60,51 66,52 70,54 72,55 74,56 76,56 77,57 79,58 80,59 81,60 82,61 84,62 85,63 85,64 86,65 87,66 88,67 89,68 89,69 90,70 90,71 91,73 91,74 92,75 92,77 92,78 92,80 92,81">
          <text:p/>
        </draw:polygon>
        <draw:connector draw:style-name="gr57" draw:text-style-name="P17" draw:layer="layout" draw:type="curve" draw:line-skew="1.492cm -0.177cm" svg:x1="13.835cm" svg:y1="12.305cm" svg:x2="13.295cm" svg:y2="8.874cm" draw:start-shape="id41" draw:start-glue-point="1" draw:end-shape="id42" draw:end-glue-point="3" svg:d="M13835 12305c0-334-609-277-998-1052s-557-2379 458-2379" svg:viewBox="0 0 1302 3432">
          <text:p/>
        </draw:connector>
        <draw:connector draw:style-name="gr57" draw:text-style-name="P17" draw:layer="layout" draw:type="curve" svg:x1="13.708cm" svg:y1="11.543cm" svg:x2="16.026cm" svg:y2="9.225cm" draw:start-shape="id43" draw:start-glue-point="1" draw:end-shape="id44" svg:d="M13708 11543c1740 0 581-2318 2318-2318" svg:viewBox="0 0 2319 2319">
          <text:p/>
        </draw:connector>
        <draw:connector draw:style-name="gr57" draw:text-style-name="P17" draw:layer="layout" draw:type="curve" svg:x1="12.116cm" svg:y1="8.493cm" svg:x2="11.541cm" svg:y2="7.033cm" draw:start-shape="id45" draw:start-glue-point="0" draw:end-shape="id27" draw:end-glue-point="6" svg:d="M12116 8493c0-856-539-713-871-864s-457-596 296-596" svg:viewBox="0 0 1133 1461">
          <text:p/>
        </draw:connector>
        <draw:connector draw:style-name="gr57" draw:text-style-name="P17" draw:layer="layout" draw:type="curve" svg:x1="13.581cm" svg:y1="10.781cm" svg:x2="16.001cm" svg:y2="10.26cm" draw:start-shape="id46" draw:start-glue-point="1" draw:end-shape="id47" draw:end-glue-point="3" svg:d="M13581 10781c1816 0 607-521 2420-521" svg:viewBox="0 0 2421 522">
          <text:p/>
        </draw:connector>
        <draw:connector draw:style-name="gr57" draw:text-style-name="P17" draw:layer="layout" draw:type="curve" svg:x1="16.537cm" svg:y1="7.056cm" svg:x2="17.744cm" svg:y2="8.785cm" draw:end-shape="id48" draw:end-glue-point="0" svg:d="M16537 7056c0 922 1207 58 1207 1729" svg:viewBox="0 0 1208 1730">
          <text:p/>
        </draw:connector>
        <draw:connector draw:style-name="gr57" draw:text-style-name="P17" draw:layer="layout" draw:type="curve" draw:line-skew="0cm -1.133cm" svg:x1="19.652cm" svg:y1="10.242cm" svg:x2="21.956cm" svg:y2="11.413cm" draw:start-shape="id49" draw:start-glue-point="1" draw:end-shape="id50" draw:end-glue-point="4" svg:d="M19652 10242c1249 0 1040 524 1304 771s1000 216 1000 400" svg:viewBox="0 0 2305 1172">
          <text:p/>
        </draw:connector>
        <draw:connector draw:style-name="gr57" draw:text-style-name="P17" draw:layer="layout" draw:type="curve" svg:x1="14.335cm" svg:y1="9.01cm" svg:x2="16.015cm" svg:y2="9.733cm" draw:start-shape="id51" draw:start-glue-point="1" draw:end-shape="id52" svg:d="M14335 9010c1260 0 420 723 1680 723" svg:viewBox="0 0 1681 724">
          <text:p/>
        </draw:connector>
        <draw:connector draw:style-name="gr57" draw:text-style-name="P17" draw:layer="layout" draw:type="curve" draw:line-skew="-1.331cm 0.519cm" svg:x1="13.581cm" svg:y1="10.781cm" svg:x2="13.349cm" svg:y2="9.678cm" draw:start-shape="id46" draw:start-glue-point="1" draw:end-shape="id53" draw:end-glue-point="0" svg:d="M13581 10781c-1245 0-1038-542-785-811s553-264 553-292" svg:viewBox="0 0 978 1104">
          <text:p/>
        </draw:connector>
        <draw:connector draw:style-name="gr57" draw:text-style-name="P17" draw:layer="layout" draw:type="curve" svg:x1="14.685cm" svg:y1="7.026cm" svg:x2="13.711cm" svg:y2="8.573cm" draw:end-shape="id54" draw:end-glue-point="0" svg:d="M14685 7026c0 786-974 13-974 1547" svg:viewBox="0 0 975 1548">
          <text:p/>
        </draw:connector>
      </draw:page>
      <draw:page draw:name="page5"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9T16:50:43.139882575</meta:creation-date>
    <dc:date>2020-02-11T13:56:54.138965495</dc:date>
    <meta:editing-duration>PT16H7M12S</meta:editing-duration>
    <meta:editing-cycles>38</meta:editing-cycles>
    <meta:generator>LibreOffice/6.4.0.3$Linux_X86_64 LibreOffice_project/40$Build-3</meta:generator>
    <meta:document-statistic meta:object-count="438"/>
  </office:meta>
</office:document-meta>
</file>